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26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times" table:style-name="ta1">
        <table:shapes>
          <draw:frame draw:z-index="0" draw:style-name="gr1" draw:text-style-name="P1" svg:width="439.07mm" svg:height="223.37mm" svg:x="72.7mm" svg:y="26.79mm">
            <loext:p draw:notify-on-update-of-ranges="runtimes.A1:runtimes.A1000 runtimes.B1:runtimes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360082" calcext:value-type="float">
            <text:p>3.60082E-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390937" calcext:value-type="float">
            <text:p>3.90937E-0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470575" calcext:value-type="float">
            <text:p>4.70575E-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479167" calcext:value-type="float">
            <text:p>4.79167E-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560954" calcext:value-type="float">
            <text:p>5.60954E-0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00560636" calcext:value-type="float">
            <text:p>5.60636E-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0064945" calcext:value-type="float">
            <text:p>0.00006494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00719571" calcext:value-type="float">
            <text:p>7.19571E-0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00760213" calcext:value-type="float">
            <text:p>7.60213E-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779002" calcext:value-type="float">
            <text:p>7.79002E-0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00889077" calcext:value-type="float">
            <text:p>8.89077E-0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00930842" calcext:value-type="float">
            <text:p>9.30842E-0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0095964" calcext:value-type="float">
            <text:p>0.00009596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01020592" calcext:value-type="float">
            <text:p>0.000102059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1120439" calcext:value-type="float">
            <text:p>0.000112043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01180038" calcext:value-type="float">
            <text:p>0.000118003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01179917" calcext:value-type="float">
            <text:p>0.000117991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01300511" calcext:value-type="float">
            <text:p>0.000130051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01319268" calcext:value-type="float">
            <text:p>0.00013192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1390499" calcext:value-type="float">
            <text:p>0.000139049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01471107" calcext:value-type="float">
            <text:p>0.000147110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01490106" calcext:value-type="float">
            <text:p>0.000149010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01560607" calcext:value-type="float">
            <text:p>0.000156060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01630901" calcext:value-type="float">
            <text:p>0.000163090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01791141" calcext:value-type="float">
            <text:p>0.000179114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02100863" calcext:value-type="float">
            <text:p>0.000210086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01729267" calcext:value-type="float">
            <text:p>0.0001729267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01880863" calcext:value-type="float">
            <text:p>0.000188086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00183929" calcext:value-type="float">
            <text:p>0.0001839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2129894" calcext:value-type="float">
            <text:p>0.0002129894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01969154" calcext:value-type="float">
            <text:p>0.000196915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02100275" calcext:value-type="float">
            <text:p>0.000210027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002171167" calcext:value-type="float">
            <text:p>0.0002171167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002220937" calcext:value-type="float">
            <text:p>0.000222093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02300995" calcext:value-type="float">
            <text:p>0.000230099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02309474" calcext:value-type="float">
            <text:p>0.0002309474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02330136" calcext:value-type="float">
            <text:p>0.0002330136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002489712" calcext:value-type="float">
            <text:p>0.0002489712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002500946" calcext:value-type="float">
            <text:p>0.000250094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2560247" calcext:value-type="float">
            <text:p>0.0002560247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002579658" calcext:value-type="float">
            <text:p>0.0002579658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002639819" calcext:value-type="float">
            <text:p>0.0002639819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002839522" calcext:value-type="float">
            <text:p>0.0002839522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002909988" calcext:value-type="float">
            <text:p>0.000290998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02989812" calcext:value-type="float">
            <text:p>0.0002989812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00307059" calcext:value-type="float">
            <text:p>0.000307059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002969547" calcext:value-type="float">
            <text:p>0.0002969547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03220702" calcext:value-type="float">
            <text:p>0.0003220702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003159948" calcext:value-type="float">
            <text:p>0.00031599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3350698" calcext:value-type="float">
            <text:p>0.0003350698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003390531" calcext:value-type="float">
            <text:p>0.0003390531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003330318" calcext:value-type="float">
            <text:p>0.0003330318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0034195" calcext:value-type="float">
            <text:p>0.0003419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003599781" calcext:value-type="float">
            <text:p>0.0003599781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03839381" calcext:value-type="float">
            <text:p>0.0003839381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003720373" calcext:value-type="float">
            <text:p>0.0003720373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003650835" calcext:value-type="float">
            <text:p>0.000365083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003748927" calcext:value-type="float">
            <text:p>0.0003748927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004299467" calcext:value-type="float">
            <text:p>0.000429946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03969168" calcext:value-type="float">
            <text:p>0.0003969168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004050396" calcext:value-type="float">
            <text:p>0.0004050396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004149625" calcext:value-type="float">
            <text:p>0.000414962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004218907" calcext:value-type="float">
            <text:p>0.0004218907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004110759" calcext:value-type="float">
            <text:p>0.0004110759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04319574" calcext:value-type="float">
            <text:p>0.0004319574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004419741" calcext:value-type="float">
            <text:p>0.0004419741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004719626" calcext:value-type="float">
            <text:p>0.0004719626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004380257" calcext:value-type="float">
            <text:p>0.0004380257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004629423" calcext:value-type="float">
            <text:p>0.000462942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04549523" calcext:value-type="float">
            <text:p>0.0004549523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004730654" calcext:value-type="float">
            <text:p>0.0004730654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00488033" calcext:value-type="float">
            <text:p>0.000488033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004700766" calcext:value-type="float">
            <text:p>0.0004700766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005069883" calcext:value-type="float">
            <text:p>0.000506988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04899278" calcext:value-type="float">
            <text:p>0.0004899278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00510011" calcext:value-type="float">
            <text:p>0.000510011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005140481" calcext:value-type="float">
            <text:p>0.0005140481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005230769" calcext:value-type="float">
            <text:p>0.0005230769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005430584" calcext:value-type="float">
            <text:p>0.000543058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05398926" calcext:value-type="float">
            <text:p>0.0005398926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005449217" calcext:value-type="float">
            <text:p>0.0005449217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005339333" calcext:value-type="float">
            <text:p>0.0005339333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005690149" calcext:value-type="float">
            <text:p>0.0005690149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005670238" calcext:value-type="float">
            <text:p>0.0005670238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05540252" calcext:value-type="float">
            <text:p>0.0005540252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005819987" calcext:value-type="float">
            <text:p>0.0005819987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005900214" calcext:value-type="float">
            <text:p>0.0005900214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005949629" calcext:value-type="float">
            <text:p>0.0005949629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005849735" calcext:value-type="float">
            <text:p>0.000584973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06050115" calcext:value-type="float">
            <text:p>0.000605011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006159069" calcext:value-type="float">
            <text:p>0.0006159069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006211156" calcext:value-type="float">
            <text:p>0.0006211156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006300166" calcext:value-type="float">
            <text:p>0.0006300166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006500921" calcext:value-type="float">
            <text:p>0.0006500921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006429062" calcext:value-type="float">
            <text:p>0.0006429062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006520039" calcext:value-type="float">
            <text:p>0.0006520039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006650635" calcext:value-type="float">
            <text:p>0.000665063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00678083" calcext:value-type="float">
            <text:p>0.000678083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006760552" calcext:value-type="float">
            <text:p>0.000676055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6808929" calcext:value-type="float">
            <text:p>0.0006808929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0.0007460755" calcext:value-type="float">
            <text:p>0.0007460755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006899769" calcext:value-type="float">
            <text:p>0.0006899769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0.00102208" calcext:value-type="float">
            <text:p>0.00102208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0007159334" calcext:value-type="float">
            <text:p>0.0007159334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007320148" calcext:value-type="float">
            <text:p>0.0007320148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0.000727048" calcext:value-type="float">
            <text:p>0.000727048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0.0007070497" calcext:value-type="float">
            <text:p>0.0007070497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007510087" calcext:value-type="float">
            <text:p>0.0007510087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0.0007580429" calcext:value-type="float">
            <text:p>0.0007580429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007879099" calcext:value-type="float">
            <text:p>0.0007879099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0007638915" calcext:value-type="float">
            <text:p>0.0007638915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0007400532" calcext:value-type="float">
            <text:p>0.0007400532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0.0008500723" calcext:value-type="float">
            <text:p>0.0008500723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0007840638" calcext:value-type="float">
            <text:p>0.0007840638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0007640046" calcext:value-type="float">
            <text:p>0.0007640046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0.0008058861" calcext:value-type="float">
            <text:p>0.0008058861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0.0008029529" calcext:value-type="float">
            <text:p>0.0008029529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0.0008239855" calcext:value-type="float">
            <text:p>0.0008239855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0.000819107" calcext:value-type="float">
            <text:p>0.000819107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008289248" calcext:value-type="float">
            <text:p>0.0008289248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0.0008379655" calcext:value-type="float">
            <text:p>0.0008379655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000844107" calcext:value-type="float">
            <text:p>0.000844107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0.0008199477" calcext:value-type="float">
            <text:p>0.0008199477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008540376" calcext:value-type="float">
            <text:p>0.0008540376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0008359601" calcext:value-type="float">
            <text:p>0.0008359601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0.00084203" calcext:value-type="float">
            <text:p>0.00084203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0.0008469097" calcext:value-type="float">
            <text:p>0.0008469097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0.000894974" calcext:value-type="float">
            <text:p>0.000894974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0.0008658853" calcext:value-type="float">
            <text:p>0.0008658853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009390933" calcext:value-type="float">
            <text:p>0.0009390933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0.000912086" calcext:value-type="float">
            <text:p>0.000912086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0.0009139083" calcext:value-type="float">
            <text:p>0.0009139083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0.0009170576" calcext:value-type="float">
            <text:p>0.0009170576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0.000934087" calcext:value-type="float">
            <text:p>0.000934087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0.000899954" calcext:value-type="float">
            <text:p>0.000899954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0.000965954" calcext:value-type="float">
            <text:p>0.000965954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0.0009559362" calcext:value-type="float">
            <text:p>0.0009559362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0.0009439816" calcext:value-type="float">
            <text:p>0.0009439816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0.0009599726" calcext:value-type="float">
            <text:p>0.000959972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009740951" calcext:value-type="float">
            <text:p>0.0009740951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0.0010188991" calcext:value-type="float">
            <text:p>0.0010188991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0.0009820345" calcext:value-type="float">
            <text:p>0.0009820345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0.0010129538" calcext:value-type="float">
            <text:p>0.0010129538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0.0009660446" calcext:value-type="float">
            <text:p>0.0009660446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0.001001888" calcext:value-type="float">
            <text:p>0.001001888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0.0010060869" calcext:value-type="float">
            <text:p>0.0010060869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0.0009960071" calcext:value-type="float">
            <text:p>0.0009960071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0.0009900579" calcext:value-type="float">
            <text:p>0.0009900579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0.001067" calcext:value-type="float">
            <text:p>0.00106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010329402" calcext:value-type="float">
            <text:p>0.0010329402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0.0010460983" calcext:value-type="float">
            <text:p>0.0010460983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0.0010300504" calcext:value-type="float">
            <text:p>0.0010300504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0.0011828983" calcext:value-type="float">
            <text:p>0.0011828983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0010630788" calcext:value-type="float">
            <text:p>0.0010630788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0.0010829291" calcext:value-type="float">
            <text:p>0.0010829291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.0011159655" calcext:value-type="float">
            <text:p>0.0011159655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0.0010909767" calcext:value-type="float">
            <text:p>0.0010909767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0.0011178928" calcext:value-type="float">
            <text:p>0.0011178928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0.0010720553" calcext:value-type="float">
            <text:p>0.001072055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0011120967" calcext:value-type="float">
            <text:p>0.0011120967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0.001147023" calcext:value-type="float">
            <text:p>0.001147023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0011139144" calcext:value-type="float">
            <text:p>0.0011139144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0.001267019" calcext:value-type="float">
            <text:p>0.001267019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0.0011660662" calcext:value-type="float">
            <text:p>0.0011660662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0.001152077" calcext:value-type="float">
            <text:p>0.001152077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0.0011670984" calcext:value-type="float">
            <text:p>0.0011670984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0.001351005" calcext:value-type="float">
            <text:p>0.001351005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.0011798893" calcext:value-type="float">
            <text:p>0.0011798893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0.0011849519" calcext:value-type="float">
            <text:p>0.001184951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0012238909" calcext:value-type="float">
            <text:p>0.0012238909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0.0011919948" calcext:value-type="float">
            <text:p>0.0011919948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0.0011820389" calcext:value-type="float">
            <text:p>0.0011820389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0.0013369776" calcext:value-type="float">
            <text:p>0.0013369776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0.0012178839" calcext:value-type="float">
            <text:p>0.0012178839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001232026" calcext:value-type="float">
            <text:p>0.001232026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0.0012369312" calcext:value-type="float">
            <text:p>0.0012369312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0.0012259726" calcext:value-type="float">
            <text:p>0.0012259726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0.0012350132" calcext:value-type="float">
            <text:p>0.0012350132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0.0012708869" calcext:value-type="float">
            <text:p>0.0012708869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0012478974" calcext:value-type="float">
            <text:p>0.0012478974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0.0012919308" calcext:value-type="float">
            <text:p>0.0012919308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0.0013060683" calcext:value-type="float">
            <text:p>0.0013060683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0.0012559739" calcext:value-type="float">
            <text:p>0.0012559739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0.0012869324" calcext:value-type="float">
            <text:p>0.0012869324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0.0012610371" calcext:value-type="float">
            <text:p>0.0012610371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0.0013500745" calcext:value-type="float">
            <text:p>0.0013500745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0.0013169245" calcext:value-type="float">
            <text:p>0.0013169245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0.0013680885" calcext:value-type="float">
            <text:p>0.0013680885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0.0013529393" calcext:value-type="float">
            <text:p>0.0013529393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0013459039" calcext:value-type="float">
            <text:p>0.0013459039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0.0013469424" calcext:value-type="float">
            <text:p>0.0013469424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0.0013559364" calcext:value-type="float">
            <text:p>0.0013559364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0.0013819204" calcext:value-type="float">
            <text:p>0.0013819204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0.0013510826" calcext:value-type="float">
            <text:p>0.0013510826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0.0015271129" calcext:value-type="float">
            <text:p>0.0015271129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0.0013570703" calcext:value-type="float">
            <text:p>0.0013570703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0.0013960803" calcext:value-type="float">
            <text:p>0.0013960803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.0014159404" calcext:value-type="float">
            <text:p>0.0014159404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0.0014179947" calcext:value-type="float">
            <text:p>0.001417994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014399153" calcext:value-type="float">
            <text:p>0.0014399153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0.0016169788" calcext:value-type="float">
            <text:p>0.0016169788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0.0014449266" calcext:value-type="float">
            <text:p>0.0014449266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float" office:value="0.0014230869" calcext:value-type="float">
            <text:p>0.0014230869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0.0014390796" calcext:value-type="float">
            <text:p>0.0014390796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float" office:value="0.0014518879" calcext:value-type="float">
            <text:p>0.0014518879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0.0014719919" calcext:value-type="float">
            <text:p>0.0014719919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 office:value-type="float" office:value="0.0014710368" calcext:value-type="float">
            <text:p>0.0014710368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0.001439031" calcext:value-type="float">
            <text:p>0.001439031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float" office:value="0.0014930232" calcext:value-type="float">
            <text:p>0.0014930232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001492096" calcext:value-type="float">
            <text:p>0.001492096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0.001499987" calcext:value-type="float">
            <text:p>0.001499987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0.0015359237" calcext:value-type="float">
            <text:p>0.0015359237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0.0015069259" calcext:value-type="float">
            <text:p>0.0015069259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0.0015549131" calcext:value-type="float">
            <text:p>0.0015549131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0.0015379608" calcext:value-type="float">
            <text:p>0.0015379608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0.0017890762" calcext:value-type="float">
            <text:p>0.0017890762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0.0015579597" calcext:value-type="float">
            <text:p>0.0015579597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0.0017478906" calcext:value-type="float">
            <text:p>0.0017478906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0.0015688812" calcext:value-type="float">
            <text:p>0.0015688812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0015669296" calcext:value-type="float">
            <text:p>0.0015669296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0.0015649336" calcext:value-type="float">
            <text:p>0.0015649336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0.0015879455" calcext:value-type="float">
            <text:p>0.0015879455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0.0015280364" calcext:value-type="float">
            <text:p>0.0015280364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0.0016240423" calcext:value-type="float">
            <text:p>0.0016240423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0.0016060238" calcext:value-type="float">
            <text:p>0.0016060238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float" office:value="0.0015949162" calcext:value-type="float">
            <text:p>0.0015949162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float" office:value="0.0016338925" calcext:value-type="float">
            <text:p>0.0016338925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0.0016481008" calcext:value-type="float">
            <text:p>0.0016481008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 office:value-type="float" office:value="0.0016490511" calcext:value-type="float">
            <text:p>0.0016490511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0016871181" calcext:value-type="float">
            <text:p>0.0016871181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 office:value-type="float" office:value="0.0016530738" calcext:value-type="float">
            <text:p>0.0016530738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office:value-type="float" office:value="0.0016350942" calcext:value-type="float">
            <text:p>0.0016350942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 office:value-type="float" office:value="0.0016791056" calcext:value-type="float">
            <text:p>0.0016791056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0.0017339655" calcext:value-type="float">
            <text:p>0.0017339655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 office:value-type="float" office:value="0.00168405" calcext:value-type="float">
            <text:p>0.00168405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0.0016769692" calcext:value-type="float">
            <text:p>0.0016769692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 office:value-type="float" office:value="0.0017750382" calcext:value-type="float">
            <text:p>0.0017750382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office:value-type="float" office:value="0.0017239811" calcext:value-type="float">
            <text:p>0.0017239811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 office:value-type="float" office:value="0.0017420862" calcext:value-type="float">
            <text:p>0.0017420862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0017110261" calcext:value-type="float">
            <text:p>0.0017110261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float" office:value="0.0017129361" calcext:value-type="float">
            <text:p>0.0017129361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0.0017401077" calcext:value-type="float">
            <text:p>0.0017401077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 office:value-type="float" office:value="0.0020420102" calcext:value-type="float">
            <text:p>0.0020420102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office:value-type="float" office:value="0.0017780693" calcext:value-type="float">
            <text:p>0.0017780693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office:value-type="float" office:value="0.0017989638" calcext:value-type="float">
            <text:p>0.0017989638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office:value-type="float" office:value="0.0017390191" calcext:value-type="float">
            <text:p>0.0017390191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 office:value-type="float" office:value="0.0017499668" calcext:value-type="float">
            <text:p>0.0017499668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 office:value-type="float" office:value="0.0018380728" calcext:value-type="float">
            <text:p>0.0018380728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 office:value-type="float" office:value="0.001826966" calcext:value-type="float">
            <text:p>0.00182696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0018719052" calcext:value-type="float">
            <text:p>0.0018719052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 office:value-type="float" office:value="0.0017960139" calcext:value-type="float">
            <text:p>0.0017960139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float" office:value="0.0019180948" calcext:value-type="float">
            <text:p>0.0019180948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 office:value-type="float" office:value="0.00186098" calcext:value-type="float">
            <text:p>0.00186098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 office:value-type="float" office:value="0.0018089108" calcext:value-type="float">
            <text:p>0.0018089108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 office:value-type="float" office:value="0.0018851145" calcext:value-type="float">
            <text:p>0.0018851145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0.0019470044" calcext:value-type="float">
            <text:p>0.0019470044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 office:value-type="float" office:value="0.0018490378" calcext:value-type="float">
            <text:p>0.0018490378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office:value-type="float" office:value="0.0020369977" calcext:value-type="float">
            <text:p>0.0020369977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 office:value-type="float" office:value="0.001862996" calcext:value-type="float">
            <text:p>0.001862996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0018780011" calcext:value-type="float">
            <text:p>0.0018780011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float" office:value="0.001958112" calcext:value-type="float">
            <text:p>0.001958112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float" office:value="0.0019909422" calcext:value-type="float">
            <text:p>0.0019909422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float" office:value="0.0020400432" calcext:value-type="float">
            <text:p>0.0020400432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0.0019369113" calcext:value-type="float">
            <text:p>0.0019369113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float" office:value="0.0019910862" calcext:value-type="float">
            <text:p>0.0019910862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 office:value-type="float" office:value="0.0019251044" calcext:value-type="float">
            <text:p>0.0019251044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0.001938883" calcext:value-type="float">
            <text:p>0.001938883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0.0020480442" calcext:value-type="float">
            <text:p>0.0020480442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 office:value-type="float" office:value="0.0020340911" calcext:value-type="float">
            <text:p>0.0020340911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0020019644" calcext:value-type="float">
            <text:p>0.0020019644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0.0020159682" calcext:value-type="float">
            <text:p>0.0020159682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float" office:value="0.0019730265" calcext:value-type="float">
            <text:p>0.0019730265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 office:value-type="float" office:value="0.0019949894" calcext:value-type="float">
            <text:p>0.0019949894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float" office:value="0.0022310696" calcext:value-type="float">
            <text:p>0.0022310696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0.002026939" calcext:value-type="float">
            <text:p>0.002026939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 office:value-type="float" office:value="0.0020609107" calcext:value-type="float">
            <text:p>0.0020609107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 office:value-type="float" office:value="0.0021939093" calcext:value-type="float">
            <text:p>0.0021939093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 office:value-type="float" office:value="0.002030998" calcext:value-type="float">
            <text:p>0.002030998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float" office:value="0.0025650806" calcext:value-type="float">
            <text:p>0.002565080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0020270377" calcext:value-type="float">
            <text:p>0.0020270377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 office:value-type="float" office:value="0.002038911" calcext:value-type="float">
            <text:p>0.002038911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 office:value-type="float" office:value="0.0020568932" calcext:value-type="float">
            <text:p>0.0020568932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 office:value-type="float" office:value="0.0020980215" calcext:value-type="float">
            <text:p>0.0020980215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float" office:value="0.0020830676" calcext:value-type="float">
            <text:p>0.0020830676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 office:value-type="float" office:value="0.0021211169" calcext:value-type="float">
            <text:p>0.0021211169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 office:value-type="float" office:value="0.002131091" calcext:value-type="float">
            <text:p>0.002131091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 office:value-type="float" office:value="0.0021490298" calcext:value-type="float">
            <text:p>0.0021490298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0.0022299226" calcext:value-type="float">
            <text:p>0.0022299226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 office:value-type="float" office:value="0.0021490885" calcext:value-type="float">
            <text:p>0.0021490885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002071073" calcext:value-type="float">
            <text:p>0.002071073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 office:value-type="float" office:value="0.0022089432" calcext:value-type="float">
            <text:p>0.0022089432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 office:value-type="float" office:value="0.002143914" calcext:value-type="float">
            <text:p>0.002143914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 office:value-type="float" office:value="0.0021769837" calcext:value-type="float">
            <text:p>0.0021769837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 office:value-type="float" office:value="0.0021750367" calcext:value-type="float">
            <text:p>0.0021750367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 office:value-type="float" office:value="0.0020739757" calcext:value-type="float">
            <text:p>0.0020739757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 office:value-type="float" office:value="0.0021879036" calcext:value-type="float">
            <text:p>0.0021879036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 office:value-type="float" office:value="0.0022260306" calcext:value-type="float">
            <text:p>0.0022260306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 office:value-type="float" office:value="0.002149894" calcext:value-type="float">
            <text:p>0.002149894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 office:value-type="float" office:value="0.002267085" calcext:value-type="float">
            <text:p>0.00226708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0022300154" calcext:value-type="float">
            <text:p>0.0022300154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 office:value-type="float" office:value="0.0022550388" calcext:value-type="float">
            <text:p>0.0022550388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 office:value-type="float" office:value="0.0021950428" calcext:value-type="float">
            <text:p>0.0021950428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 office:value-type="float" office:value="0.0022540986" calcext:value-type="float">
            <text:p>0.0022540986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 office:value-type="float" office:value="0.0022860622" calcext:value-type="float">
            <text:p>0.0022860622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 office:value-type="float" office:value="0.0022830014" calcext:value-type="float">
            <text:p>0.0022830014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 office:value-type="float" office:value="0.0022909458" calcext:value-type="float">
            <text:p>0.0022909458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 office:value-type="float" office:value="0.0023468933" calcext:value-type="float">
            <text:p>0.0023468933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 office:value-type="float" office:value="0.0022489948" calcext:value-type="float">
            <text:p>0.0022489948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 office:value-type="float" office:value="0.0023610603" calcext:value-type="float">
            <text:p>0.0023610603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0.0024009154" calcext:value-type="float">
            <text:p>0.0024009154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 office:value-type="float" office:value="0.0022440689" calcext:value-type="float">
            <text:p>0.0022440689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 office:value-type="float" office:value="0.0022859857" calcext:value-type="float">
            <text:p>0.0022859857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 office:value-type="float" office:value="0.0023639933" calcext:value-type="float">
            <text:p>0.0023639933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 office:value-type="float" office:value="0.0023589827" calcext:value-type="float">
            <text:p>0.0023589827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 office:value-type="float" office:value="0.0023520998" calcext:value-type="float">
            <text:p>0.0023520998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 office:value-type="float" office:value="0.002345114" calcext:value-type="float">
            <text:p>0.002345114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 office:value-type="float" office:value="0.00243999" calcext:value-type="float">
            <text:p>0.00243999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 office:value-type="float" office:value="0.0023900742" calcext:value-type="float">
            <text:p>0.0023900742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 office:value-type="float" office:value="0.002447041" calcext:value-type="float">
            <text:p>0.002447041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0.0023851183" calcext:value-type="float">
            <text:p>0.0023851183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0.0024209142" calcext:value-type="float">
            <text:p>0.0024209142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 office:value-type="float" office:value="0.0024560715" calcext:value-type="float">
            <text:p>0.0024560715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 office:value-type="float" office:value="0.0025610318" calcext:value-type="float">
            <text:p>0.0025610318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float" office:value="0.0024560664" calcext:value-type="float">
            <text:p>0.0024560664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0.0024770515" calcext:value-type="float">
            <text:p>0.0024770515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 office:value-type="float" office:value="0.0024879319" calcext:value-type="float">
            <text:p>0.0024879319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 office:value-type="float" office:value="0.0024338898" calcext:value-type="float">
            <text:p>0.0024338898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 office:value-type="float" office:value="0.0024349001" calcext:value-type="float">
            <text:p>0.0024349001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float" office:value="0.0029858966" calcext:value-type="float">
            <text:p>0.002985896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0.0025040613" calcext:value-type="float">
            <text:p>0.0025040613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 office:value-type="float" office:value="0.0026239098" calcext:value-type="float">
            <text:p>0.0026239098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float" office:value="0.0024769849" calcext:value-type="float">
            <text:p>0.0024769849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 office:value-type="float" office:value="0.0029828961" calcext:value-type="float">
            <text:p>0.0029828961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 office:value-type="float" office:value="0.0025319591" calcext:value-type="float">
            <text:p>0.0025319591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 office:value-type="float" office:value="0.0025089884" calcext:value-type="float">
            <text:p>0.0025089884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 office:value-type="float" office:value="0.0026529819" calcext:value-type="float">
            <text:p>0.0026529819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 office:value-type="float" office:value="0.002563063" calcext:value-type="float">
            <text:p>0.002563063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 office:value-type="float" office:value="0.0025970721" calcext:value-type="float">
            <text:p>0.0025970721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 office:value-type="float" office:value="0.0026391034" calcext:value-type="float">
            <text:p>0.002639103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0.0026099171" calcext:value-type="float">
            <text:p>0.0026099171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 office:value-type="float" office:value="0.0026100432" calcext:value-type="float">
            <text:p>0.0026100432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 office:value-type="float" office:value="0.0026038843" calcext:value-type="float">
            <text:p>0.0026038843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 office:value-type="float" office:value="0.0026290852" calcext:value-type="float">
            <text:p>0.0026290852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 office:value-type="float" office:value="0.0027969876" calcext:value-type="float">
            <text:p>0.0027969876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 office:value-type="float" office:value="0.0027529969" calcext:value-type="float">
            <text:p>0.0027529969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 office:value-type="float" office:value="0.002666927" calcext:value-type="float">
            <text:p>0.002666927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 office:value-type="float" office:value="0.0025501147" calcext:value-type="float">
            <text:p>0.0025501147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 office:value-type="float" office:value="0.0027140028" calcext:value-type="float">
            <text:p>0.0027140028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 office:value-type="float" office:value="0.0027919232" calcext:value-type="float">
            <text:p>0.002791923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0.0026989159" calcext:value-type="float">
            <text:p>0.0026989159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 office:value-type="float" office:value="0.0026471138" calcext:value-type="float">
            <text:p>0.0026471138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 office:value-type="float" office:value="0.0030679213" calcext:value-type="float">
            <text:p>0.0030679213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 office:value-type="float" office:value="0.0027419889" calcext:value-type="float">
            <text:p>0.0027419889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 office:value-type="float" office:value="0.0027260011" calcext:value-type="float">
            <text:p>0.0027260011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 office:value-type="float" office:value="0.0027200112" calcext:value-type="float">
            <text:p>0.0027200112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 office:value-type="float" office:value="0.002907057" calcext:value-type="float">
            <text:p>0.002907057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 office:value-type="float" office:value="0.0026689195" calcext:value-type="float">
            <text:p>0.0026689195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 office:value-type="float" office:value="0.002850075" calcext:value-type="float">
            <text:p>0.002850075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 office:value-type="float" office:value="0.0028651084" calcext:value-type="float">
            <text:p>0.0028651084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0.0028350575" calcext:value-type="float">
            <text:p>0.0028350575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 office:value-type="float" office:value="0.0027470939" calcext:value-type="float">
            <text:p>0.0027470939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 office:value-type="float" office:value="0.0028349641" calcext:value-type="float">
            <text:p>0.0028349641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 office:value-type="float" office:value="0.00296811" calcext:value-type="float">
            <text:p>0.00296811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 office:value-type="float" office:value="0.0027548906" calcext:value-type="float">
            <text:p>0.0027548906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0.0028650498" calcext:value-type="float">
            <text:p>0.0028650498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 office:value-type="float" office:value="0.0040998954" calcext:value-type="float">
            <text:p>0.0040998954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 office:value-type="float" office:value="0.0028620599" calcext:value-type="float">
            <text:p>0.0028620599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 office:value-type="float" office:value="0.0029290996" calcext:value-type="float">
            <text:p>0.0029290996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 office:value-type="float" office:value="0.0031099026" calcext:value-type="float">
            <text:p>0.0031099026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0.0028780391" calcext:value-type="float">
            <text:p>0.0028780391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 office:value-type="float" office:value="0.0027789409" calcext:value-type="float">
            <text:p>0.0027789409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 office:value-type="float" office:value="0.0028750408" calcext:value-type="float">
            <text:p>0.0028750408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 office:value-type="float" office:value="0.0029140628" calcext:value-type="float">
            <text:p>0.0029140628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 office:value-type="float" office:value="0.002960963" calcext:value-type="float">
            <text:p>0.002960963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0.0028550721" calcext:value-type="float">
            <text:p>0.0028550721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 office:value-type="float" office:value="0.0029299885" calcext:value-type="float">
            <text:p>0.0029299885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 office:value-type="float" office:value="0.0030930563" calcext:value-type="float">
            <text:p>0.0030930563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 office:value-type="float" office:value="0.0028749949" calcext:value-type="float">
            <text:p>0.0028749949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 office:value-type="float" office:value="0.0033909546" calcext:value-type="float">
            <text:p>0.003390954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0.0029029035" calcext:value-type="float">
            <text:p>0.0029029035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 office:value-type="float" office:value="0.0029829197" calcext:value-type="float">
            <text:p>0.0029829197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 office:value-type="float" office:value="0.0030659073" calcext:value-type="float">
            <text:p>0.0030659073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 office:value-type="float" office:value="0.0030988912" calcext:value-type="float">
            <text:p>0.0030988912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 office:value-type="float" office:value="0.00291011" calcext:value-type="float">
            <text:p>0.00291011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 office:value-type="float" office:value="0.0029379815" calcext:value-type="float">
            <text:p>0.0029379815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 office:value-type="float" office:value="0.0030019784" calcext:value-type="float">
            <text:p>0.0030019784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 office:value-type="float" office:value="0.003026062" calcext:value-type="float">
            <text:p>0.003026062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 office:value-type="float" office:value="0.0030849752" calcext:value-type="float">
            <text:p>0.0030849752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 office:value-type="float" office:value="0.0031320765" calcext:value-type="float">
            <text:p>0.0031320765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0.0030788868" calcext:value-type="float">
            <text:p>0.0030788868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 office:value-type="float" office:value="0.0031291192" calcext:value-type="float">
            <text:p>0.0031291192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 office:value-type="float" office:value="0.0032058934" calcext:value-type="float">
            <text:p>0.0032058934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 office:value-type="float" office:value="0.0030170135" calcext:value-type="float">
            <text:p>0.0030170135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 office:value-type="float" office:value="0.0030200976" calcext:value-type="float">
            <text:p>0.0030200976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 office:value-type="float" office:value="0.0031749253" calcext:value-type="float">
            <text:p>0.0031749253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 office:value-type="float" office:value="0.0031519296" calcext:value-type="float">
            <text:p>0.0031519296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 office:value-type="float" office:value="0.0031510641" calcext:value-type="float">
            <text:p>0.0031510641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 office:value-type="float" office:value="0.0032849215" calcext:value-type="float">
            <text:p>0.0032849215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 office:value-type="float" office:value="0.0030710883" calcext:value-type="float">
            <text:p>0.003071088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033849427" calcext:value-type="float">
            <text:p>0.0033849427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 office:value-type="float" office:value="0.0031530212" calcext:value-type="float">
            <text:p>0.0031530212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 office:value-type="float" office:value="0.0032080042" calcext:value-type="float">
            <text:p>0.0032080042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 office:value-type="float" office:value="0.003192979" calcext:value-type="float">
            <text:p>0.003192979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 office:value-type="float" office:value="0.003286917" calcext:value-type="float">
            <text:p>0.003286917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 office:value-type="float" office:value="0.0032239534" calcext:value-type="float">
            <text:p>0.0032239534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 office:value-type="float" office:value="0.0034410923" calcext:value-type="float">
            <text:p>0.0034410923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 office:value-type="float" office:value="0.0032409595" calcext:value-type="float">
            <text:p>0.0032409595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 office:value-type="float" office:value="0.0032471087" calcext:value-type="float">
            <text:p>0.0032471087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 office:value-type="float" office:value="0.0032549759" calcext:value-type="float">
            <text:p>0.0032549759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0.0033399674" calcext:value-type="float">
            <text:p>0.0033399674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 office:value-type="float" office:value="0.00345599" calcext:value-type="float">
            <text:p>0.00345599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 office:value-type="float" office:value="0.0032529036" calcext:value-type="float">
            <text:p>0.0032529036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 office:value-type="float" office:value="0.0033179343" calcext:value-type="float">
            <text:p>0.0033179343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float" office:value="0.0033200804" calcext:value-type="float">
            <text:p>0.0033200804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 office:value-type="float" office:value="0.0033090895" calcext:value-type="float">
            <text:p>0.0033090895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 office:value-type="float" office:value="0.0032549419" calcext:value-type="float">
            <text:p>0.0032549419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 office:value-type="float" office:value="0.0032961034" calcext:value-type="float">
            <text:p>0.0032961034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 office:value-type="float" office:value="0.0034678941" calcext:value-type="float">
            <text:p>0.0034678941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 office:value-type="float" office:value="0.0033429342" calcext:value-type="float">
            <text:p>0.0033429342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0.0033980215" calcext:value-type="float">
            <text:p>0.0033980215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 office:value-type="float" office:value="0.0033369626" calcext:value-type="float">
            <text:p>0.0033369626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 office:value-type="float" office:value="0.0033019695" calcext:value-type="float">
            <text:p>0.0033019695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 office:value-type="float" office:value="0.0034299797" calcext:value-type="float">
            <text:p>0.0034299797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 office:value-type="float" office:value="0.0033390956" calcext:value-type="float">
            <text:p>0.0033390956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0.0036019735" calcext:value-type="float">
            <text:p>0.0036019735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 office:value-type="float" office:value="0.0034560872" calcext:value-type="float">
            <text:p>0.0034560872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 office:value-type="float" office:value="0.0034359195" calcext:value-type="float">
            <text:p>0.0034359195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 office:value-type="float" office:value="0.0033979563" calcext:value-type="float">
            <text:p>0.0033979563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 office:value-type="float" office:value="0.003572072" calcext:value-type="float">
            <text:p>0.003572072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0.0038849817" calcext:value-type="float">
            <text:p>0.0038849817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 office:value-type="float" office:value="0.0035778876" calcext:value-type="float">
            <text:p>0.0035778876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 office:value-type="float" office:value="0.0035391047" calcext:value-type="float">
            <text:p>0.0035391047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 office:value-type="float" office:value="0.0035221156" calcext:value-type="float">
            <text:p>0.0035221156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 office:value-type="float" office:value="0.0037660192" calcext:value-type="float">
            <text:p>0.0037660192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 office:value-type="float" office:value="0.0037170496" calcext:value-type="float">
            <text:p>0.0037170496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 office:value-type="float" office:value="0.0035490819" calcext:value-type="float">
            <text:p>0.0035490819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 office:value-type="float" office:value="0.0037059264" calcext:value-type="float">
            <text:p>0.0037059264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 office:value-type="float" office:value="0.0035030582" calcext:value-type="float">
            <text:p>0.0035030582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 office:value-type="float" office:value="0.0035759333" calcext:value-type="float">
            <text:p>0.0035759333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0.0035479" calcext:value-type="float">
            <text:p>0.0035479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 office:value-type="float" office:value="0.0038769535" calcext:value-type="float">
            <text:p>0.0038769535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 office:value-type="float" office:value="0.0037248923" calcext:value-type="float">
            <text:p>0.0037248923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 office:value-type="float" office:value="0.0034779313" calcext:value-type="float">
            <text:p>0.0034779313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 office:value-type="float" office:value="0.0034439501" calcext:value-type="float">
            <text:p>0.0034439501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 office:value-type="float" office:value="0.0035858871" calcext:value-type="float">
            <text:p>0.0035858871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 office:value-type="float" office:value="0.0037310793" calcext:value-type="float">
            <text:p>0.0037310793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 office:value-type="float" office:value="0.0037479283" calcext:value-type="float">
            <text:p>0.0037479283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 office:value-type="float" office:value="0.0035290071" calcext:value-type="float">
            <text:p>0.0035290071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 office:value-type="float" office:value="0.0038580595" calcext:value-type="float">
            <text:p>0.003858059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0.0035180211" calcext:value-type="float">
            <text:p>0.0035180211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 office:value-type="float" office:value="0.0037069715" calcext:value-type="float">
            <text:p>0.0037069715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 office:value-type="float" office:value="0.003717962" calcext:value-type="float">
            <text:p>0.003717962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 office:value-type="float" office:value="0.0039510399" calcext:value-type="float">
            <text:p>0.0039510399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 office:value-type="float" office:value="0.0036408842" calcext:value-type="float">
            <text:p>0.0036408842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 office:value-type="float" office:value="0.0038600581" calcext:value-type="float">
            <text:p>0.0038600581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 office:value-type="float" office:value="0.0039490895" calcext:value-type="float">
            <text:p>0.0039490895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 office:value-type="float" office:value="0.0036649251" calcext:value-type="float">
            <text:p>0.0036649251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 office:value-type="float" office:value="0.0038368958" calcext:value-type="float">
            <text:p>0.0038368958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 office:value-type="float" office:value="0.0036959456" calcext:value-type="float">
            <text:p>0.0036959456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0.0039180755" calcext:value-type="float">
            <text:p>0.0039180755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 office:value-type="float" office:value="0.004049904" calcext:value-type="float">
            <text:p>0.004049904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 office:value-type="float" office:value="0.0039760721" calcext:value-type="float">
            <text:p>0.0039760721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 office:value-type="float" office:value="0.0037411109" calcext:value-type="float">
            <text:p>0.0037411109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 office:value-type="float" office:value="0.0037989893" calcext:value-type="float">
            <text:p>0.0037989893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 office:value-type="float" office:value="0.0038721034" calcext:value-type="float">
            <text:p>0.0038721034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 office:value-type="float" office:value="0.0036600351" calcext:value-type="float">
            <text:p>0.0036600351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 office:value-type="float" office:value="0.0037430669" calcext:value-type="float">
            <text:p>0.0037430669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 office:value-type="float" office:value="0.0038750724" calcext:value-type="float">
            <text:p>0.0038750724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 office:value-type="float" office:value="0.0039028963" calcext:value-type="float">
            <text:p>0.0039028963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0.0037990964" calcext:value-type="float">
            <text:p>0.0037990964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 office:value-type="float" office:value="0.0037969745" calcext:value-type="float">
            <text:p>0.0037969745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 office:value-type="float" office:value="0.0037760623" calcext:value-type="float">
            <text:p>0.0037760623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 office:value-type="float" office:value="0.0039080056" calcext:value-type="float">
            <text:p>0.0039080056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 office:value-type="float" office:value="0.0038519882" calcext:value-type="float">
            <text:p>0.0038519882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0.003891019" calcext:value-type="float">
            <text:p>0.003891019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 office:value-type="float" office:value="0.0043750068" calcext:value-type="float">
            <text:p>0.0043750068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 office:value-type="float" office:value="0.0042690432" calcext:value-type="float">
            <text:p>0.0042690432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 office:value-type="float" office:value="0.0039100854" calcext:value-type="float">
            <text:p>0.0039100854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 office:value-type="float" office:value="0.0039240647" calcext:value-type="float">
            <text:p>0.0039240647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0.0040059781" calcext:value-type="float">
            <text:p>0.0040059781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 office:value-type="float" office:value="0.0039220091" calcext:value-type="float">
            <text:p>0.0039220091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 office:value-type="float" office:value="0.0040360842" calcext:value-type="float">
            <text:p>0.0040360842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 office:value-type="float" office:value="0.0041539697" calcext:value-type="float">
            <text:p>0.0041539697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 office:value-type="float" office:value="0.0039500972" calcext:value-type="float">
            <text:p>0.0039500972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 office:value-type="float" office:value="0.0040290676" calcext:value-type="float">
            <text:p>0.0040290676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 office:value-type="float" office:value="0.0040318922" calcext:value-type="float">
            <text:p>0.0040318922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 office:value-type="float" office:value="0.0041799651" calcext:value-type="float">
            <text:p>0.0041799651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 office:value-type="float" office:value="0.0039440897" calcext:value-type="float">
            <text:p>0.0039440897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 office:value-type="float" office:value="0.0040599589" calcext:value-type="float">
            <text:p>0.0040599589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0.0040509042" calcext:value-type="float">
            <text:p>0.0040509042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 office:value-type="float" office:value="0.0050450417" calcext:value-type="float">
            <text:p>0.0050450417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 office:value-type="float" office:value="0.0042920334" calcext:value-type="float">
            <text:p>0.0042920334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 office:value-type="float" office:value="0.0042880478" calcext:value-type="float">
            <text:p>0.0042880478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 office:value-type="float" office:value="0.0043711138" calcext:value-type="float">
            <text:p>0.0043711138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 office:value-type="float" office:value="0.0040299102" calcext:value-type="float">
            <text:p>0.0040299102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 office:value-type="float" office:value="0.0039940809" calcext:value-type="float">
            <text:p>0.0039940809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 office:value-type="float" office:value="0.0043929099" calcext:value-type="float">
            <text:p>0.0043929099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 office:value-type="float" office:value="0.0041030096" calcext:value-type="float">
            <text:p>0.0041030096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 office:value-type="float" office:value="0.0039939707" calcext:value-type="float">
            <text:p>0.003993970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0041209599" calcext:value-type="float">
            <text:p>0.0041209599</text:p>
          </table:table-cell>
        </table:table-row>
        <table:table-row table:style-name="ro1">
          <table:table-cell office:value-type="float" office:value="501000" calcext:value-type="float">
            <text:p>501000</text:p>
          </table:table-cell>
          <table:table-cell office:value-type="float" office:value="0.0042029386" calcext:value-type="float">
            <text:p>0.0042029386</text:p>
          </table:table-cell>
        </table:table-row>
        <table:table-row table:style-name="ro1">
          <table:table-cell office:value-type="float" office:value="502000" calcext:value-type="float">
            <text:p>502000</text:p>
          </table:table-cell>
          <table:table-cell office:value-type="float" office:value="0.0040879861" calcext:value-type="float">
            <text:p>0.0040879861</text:p>
          </table:table-cell>
        </table:table-row>
        <table:table-row table:style-name="ro1">
          <table:table-cell office:value-type="float" office:value="503000" calcext:value-type="float">
            <text:p>503000</text:p>
          </table:table-cell>
          <table:table-cell office:value-type="float" office:value="0.0041009865" calcext:value-type="float">
            <text:p>0.0041009865</text:p>
          </table:table-cell>
        </table:table-row>
        <table:table-row table:style-name="ro1">
          <table:table-cell office:value-type="float" office:value="504000" calcext:value-type="float">
            <text:p>504000</text:p>
          </table:table-cell>
          <table:table-cell office:value-type="float" office:value="0.0042748851" calcext:value-type="float">
            <text:p>0.0042748851</text:p>
          </table:table-cell>
        </table:table-row>
        <table:table-row table:style-name="ro1">
          <table:table-cell office:value-type="float" office:value="505000" calcext:value-type="float">
            <text:p>505000</text:p>
          </table:table-cell>
          <table:table-cell office:value-type="float" office:value="0.004301954" calcext:value-type="float">
            <text:p>0.004301954</text:p>
          </table:table-cell>
        </table:table-row>
        <table:table-row table:style-name="ro1">
          <table:table-cell office:value-type="float" office:value="506000" calcext:value-type="float">
            <text:p>506000</text:p>
          </table:table-cell>
          <table:table-cell office:value-type="float" office:value="0.0047110132" calcext:value-type="float">
            <text:p>0.0047110132</text:p>
          </table:table-cell>
        </table:table-row>
        <table:table-row table:style-name="ro1">
          <table:table-cell office:value-type="float" office:value="507000" calcext:value-type="float">
            <text:p>507000</text:p>
          </table:table-cell>
          <table:table-cell office:value-type="float" office:value="0.0042830295" calcext:value-type="float">
            <text:p>0.0042830295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 office:value-type="float" office:value="0.0043019808" calcext:value-type="float">
            <text:p>0.0043019808</text:p>
          </table:table-cell>
        </table:table-row>
        <table:table-row table:style-name="ro1">
          <table:table-cell office:value-type="float" office:value="509000" calcext:value-type="float">
            <text:p>509000</text:p>
          </table:table-cell>
          <table:table-cell office:value-type="float" office:value="0.0042089977" calcext:value-type="float">
            <text:p>0.0042089977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0.0042739863" calcext:value-type="float">
            <text:p>0.0042739863</text:p>
          </table:table-cell>
        </table:table-row>
        <table:table-row table:style-name="ro1">
          <table:table-cell office:value-type="float" office:value="511000" calcext:value-type="float">
            <text:p>511000</text:p>
          </table:table-cell>
          <table:table-cell office:value-type="float" office:value="0.0042478932" calcext:value-type="float">
            <text:p>0.0042478932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0.0046588887" calcext:value-type="float">
            <text:p>0.0046588887</text:p>
          </table:table-cell>
        </table:table-row>
        <table:table-row table:style-name="ro1">
          <table:table-cell office:value-type="float" office:value="513000" calcext:value-type="float">
            <text:p>513000</text:p>
          </table:table-cell>
          <table:table-cell office:value-type="float" office:value="0.0042399038" calcext:value-type="float">
            <text:p>0.0042399038</text:p>
          </table:table-cell>
        </table:table-row>
        <table:table-row table:style-name="ro1">
          <table:table-cell office:value-type="float" office:value="514000" calcext:value-type="float">
            <text:p>514000</text:p>
          </table:table-cell>
          <table:table-cell office:value-type="float" office:value="0.0041990273" calcext:value-type="float">
            <text:p>0.0041990273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  <table:table-cell office:value-type="float" office:value="0.0044940289" calcext:value-type="float">
            <text:p>0.0044940289</text:p>
          </table:table-cell>
        </table:table-row>
        <table:table-row table:style-name="ro1">
          <table:table-cell office:value-type="float" office:value="516000" calcext:value-type="float">
            <text:p>516000</text:p>
          </table:table-cell>
          <table:table-cell office:value-type="float" office:value="0.0041720816" calcext:value-type="float">
            <text:p>0.0041720816</text:p>
          </table:table-cell>
        </table:table-row>
        <table:table-row table:style-name="ro1">
          <table:table-cell office:value-type="float" office:value="517000" calcext:value-type="float">
            <text:p>517000</text:p>
          </table:table-cell>
          <table:table-cell office:value-type="float" office:value="0.0042739395" calcext:value-type="float">
            <text:p>0.0042739395</text:p>
          </table:table-cell>
        </table:table-row>
        <table:table-row table:style-name="ro1">
          <table:table-cell office:value-type="float" office:value="518000" calcext:value-type="float">
            <text:p>518000</text:p>
          </table:table-cell>
          <table:table-cell office:value-type="float" office:value="0.0043429255" calcext:value-type="float">
            <text:p>0.0043429255</text:p>
          </table:table-cell>
        </table:table-row>
        <table:table-row table:style-name="ro1">
          <table:table-cell office:value-type="float" office:value="519000" calcext:value-type="float">
            <text:p>519000</text:p>
          </table:table-cell>
          <table:table-cell office:value-type="float" office:value="0.0042359444" calcext:value-type="float">
            <text:p>0.0042359444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0.004391013" calcext:value-type="float">
            <text:p>0.004391013</text:p>
          </table:table-cell>
        </table:table-row>
        <table:table-row table:style-name="ro1">
          <table:table-cell office:value-type="float" office:value="521000" calcext:value-type="float">
            <text:p>521000</text:p>
          </table:table-cell>
          <table:table-cell office:value-type="float" office:value="0.0045658894" calcext:value-type="float">
            <text:p>0.0045658894</text:p>
          </table:table-cell>
        </table:table-row>
        <table:table-row table:style-name="ro1">
          <table:table-cell office:value-type="float" office:value="522000" calcext:value-type="float">
            <text:p>522000</text:p>
          </table:table-cell>
          <table:table-cell office:value-type="float" office:value="0.0043959322" calcext:value-type="float">
            <text:p>0.0043959322</text:p>
          </table:table-cell>
        </table:table-row>
        <table:table-row table:style-name="ro1">
          <table:table-cell office:value-type="float" office:value="523000" calcext:value-type="float">
            <text:p>523000</text:p>
          </table:table-cell>
          <table:table-cell office:value-type="float" office:value="0.0045699879" calcext:value-type="float">
            <text:p>0.0045699879</text:p>
          </table:table-cell>
        </table:table-row>
        <table:table-row table:style-name="ro1">
          <table:table-cell office:value-type="float" office:value="524000" calcext:value-type="float">
            <text:p>524000</text:p>
          </table:table-cell>
          <table:table-cell office:value-type="float" office:value="0.0054529178" calcext:value-type="float">
            <text:p>0.0054529178</text:p>
          </table:table-cell>
        </table:table-row>
        <table:table-row table:style-name="ro1">
          <table:table-cell office:value-type="float" office:value="525000" calcext:value-type="float">
            <text:p>525000</text:p>
          </table:table-cell>
          <table:table-cell office:value-type="float" office:value="0.0045809276" calcext:value-type="float">
            <text:p>0.0045809276</text:p>
          </table:table-cell>
        </table:table-row>
        <table:table-row table:style-name="ro1">
          <table:table-cell office:value-type="float" office:value="526000" calcext:value-type="float">
            <text:p>526000</text:p>
          </table:table-cell>
          <table:table-cell office:value-type="float" office:value="0.0045560602" calcext:value-type="float">
            <text:p>0.0045560602</text:p>
          </table:table-cell>
        </table:table-row>
        <table:table-row table:style-name="ro1">
          <table:table-cell office:value-type="float" office:value="527000" calcext:value-type="float">
            <text:p>527000</text:p>
          </table:table-cell>
          <table:table-cell office:value-type="float" office:value="0.0044090273" calcext:value-type="float">
            <text:p>0.0044090273</text:p>
          </table:table-cell>
        </table:table-row>
        <table:table-row table:style-name="ro1">
          <table:table-cell office:value-type="float" office:value="528000" calcext:value-type="float">
            <text:p>528000</text:p>
          </table:table-cell>
          <table:table-cell office:value-type="float" office:value="0.0049090103" calcext:value-type="float">
            <text:p>0.0049090103</text:p>
          </table:table-cell>
        </table:table-row>
        <table:table-row table:style-name="ro1">
          <table:table-cell office:value-type="float" office:value="529000" calcext:value-type="float">
            <text:p>529000</text:p>
          </table:table-cell>
          <table:table-cell office:value-type="float" office:value="0.0046019235" calcext:value-type="float">
            <text:p>0.0046019235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0.0044000664" calcext:value-type="float">
            <text:p>0.0044000664</text:p>
          </table:table-cell>
        </table:table-row>
        <table:table-row table:style-name="ro1">
          <table:table-cell office:value-type="float" office:value="531000" calcext:value-type="float">
            <text:p>531000</text:p>
          </table:table-cell>
          <table:table-cell office:value-type="float" office:value="0.0044249778" calcext:value-type="float">
            <text:p>0.0044249778</text:p>
          </table:table-cell>
        </table:table-row>
        <table:table-row table:style-name="ro1">
          <table:table-cell office:value-type="float" office:value="532000" calcext:value-type="float">
            <text:p>532000</text:p>
          </table:table-cell>
          <table:table-cell office:value-type="float" office:value="0.0043670757" calcext:value-type="float">
            <text:p>0.0043670757</text:p>
          </table:table-cell>
        </table:table-row>
        <table:table-row table:style-name="ro1">
          <table:table-cell office:value-type="float" office:value="533000" calcext:value-type="float">
            <text:p>533000</text:p>
          </table:table-cell>
          <table:table-cell office:value-type="float" office:value="0.0044580793" calcext:value-type="float">
            <text:p>0.0044580793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  <table:table-cell office:value-type="float" office:value="0.0044179124" calcext:value-type="float">
            <text:p>0.0044179124</text:p>
          </table:table-cell>
        </table:table-row>
        <table:table-row table:style-name="ro1">
          <table:table-cell office:value-type="float" office:value="535000" calcext:value-type="float">
            <text:p>535000</text:p>
          </table:table-cell>
          <table:table-cell office:value-type="float" office:value="0.0045420116" calcext:value-type="float">
            <text:p>0.0045420116</text:p>
          </table:table-cell>
        </table:table-row>
        <table:table-row table:style-name="ro1">
          <table:table-cell office:value-type="float" office:value="536000" calcext:value-type="float">
            <text:p>536000</text:p>
          </table:table-cell>
          <table:table-cell office:value-type="float" office:value="0.0046091079" calcext:value-type="float">
            <text:p>0.0046091079</text:p>
          </table:table-cell>
        </table:table-row>
        <table:table-row table:style-name="ro1">
          <table:table-cell office:value-type="float" office:value="537000" calcext:value-type="float">
            <text:p>537000</text:p>
          </table:table-cell>
          <table:table-cell office:value-type="float" office:value="0.0045699053" calcext:value-type="float">
            <text:p>0.0045699053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  <table:table-cell office:value-type="float" office:value="0.0045120154" calcext:value-type="float">
            <text:p>0.0045120154</text:p>
          </table:table-cell>
        </table:table-row>
        <table:table-row table:style-name="ro1">
          <table:table-cell office:value-type="float" office:value="539000" calcext:value-type="float">
            <text:p>539000</text:p>
          </table:table-cell>
          <table:table-cell office:value-type="float" office:value="0.0044350637" calcext:value-type="float">
            <text:p>0.0044350637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0.0049309752" calcext:value-type="float">
            <text:p>0.0049309752</text:p>
          </table:table-cell>
        </table:table-row>
        <table:table-row table:style-name="ro1">
          <table:table-cell office:value-type="float" office:value="541000" calcext:value-type="float">
            <text:p>541000</text:p>
          </table:table-cell>
          <table:table-cell office:value-type="float" office:value="0.0046838894" calcext:value-type="float">
            <text:p>0.0046838894</text:p>
          </table:table-cell>
        </table:table-row>
        <table:table-row table:style-name="ro1">
          <table:table-cell office:value-type="float" office:value="542000" calcext:value-type="float">
            <text:p>542000</text:p>
          </table:table-cell>
          <table:table-cell office:value-type="float" office:value="0.0044909285" calcext:value-type="float">
            <text:p>0.0044909285</text:p>
          </table:table-cell>
        </table:table-row>
        <table:table-row table:style-name="ro1">
          <table:table-cell office:value-type="float" office:value="543000" calcext:value-type="float">
            <text:p>543000</text:p>
          </table:table-cell>
          <table:table-cell office:value-type="float" office:value="0.0045239089" calcext:value-type="float">
            <text:p>0.0045239089</text:p>
          </table:table-cell>
        </table:table-row>
        <table:table-row table:style-name="ro1">
          <table:table-cell office:value-type="float" office:value="544000" calcext:value-type="float">
            <text:p>544000</text:p>
          </table:table-cell>
          <table:table-cell office:value-type="float" office:value="0.0043659355" calcext:value-type="float">
            <text:p>0.0043659355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 office:value-type="float" office:value="0.0046009272" calcext:value-type="float">
            <text:p>0.0046009272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 office:value-type="float" office:value="0.0044729492" calcext:value-type="float">
            <text:p>0.0044729492</text:p>
          </table:table-cell>
        </table:table-row>
        <table:table-row table:style-name="ro1">
          <table:table-cell office:value-type="float" office:value="547000" calcext:value-type="float">
            <text:p>547000</text:p>
          </table:table-cell>
          <table:table-cell office:value-type="float" office:value="0.0047379554" calcext:value-type="float">
            <text:p>0.0047379554</text:p>
          </table:table-cell>
        </table:table-row>
        <table:table-row table:style-name="ro1">
          <table:table-cell office:value-type="float" office:value="548000" calcext:value-type="float">
            <text:p>548000</text:p>
          </table:table-cell>
          <table:table-cell office:value-type="float" office:value="0.0046859363" calcext:value-type="float">
            <text:p>0.0046859363</text:p>
          </table:table-cell>
        </table:table-row>
        <table:table-row table:style-name="ro1">
          <table:table-cell office:value-type="float" office:value="549000" calcext:value-type="float">
            <text:p>549000</text:p>
          </table:table-cell>
          <table:table-cell office:value-type="float" office:value="0.0046970235" calcext:value-type="float">
            <text:p>0.0046970235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0.0045379604" calcext:value-type="float">
            <text:p>0.0045379604</text:p>
          </table:table-cell>
        </table:table-row>
        <table:table-row table:style-name="ro1">
          <table:table-cell office:value-type="float" office:value="551000" calcext:value-type="float">
            <text:p>551000</text:p>
          </table:table-cell>
          <table:table-cell office:value-type="float" office:value="0.0047589613" calcext:value-type="float">
            <text:p>0.0047589613</text:p>
          </table:table-cell>
        </table:table-row>
        <table:table-row table:style-name="ro1">
          <table:table-cell office:value-type="float" office:value="552000" calcext:value-type="float">
            <text:p>552000</text:p>
          </table:table-cell>
          <table:table-cell office:value-type="float" office:value="0.004527086" calcext:value-type="float">
            <text:p>0.004527086</text:p>
          </table:table-cell>
        </table:table-row>
        <table:table-row table:style-name="ro1">
          <table:table-cell office:value-type="float" office:value="553000" calcext:value-type="float">
            <text:p>553000</text:p>
          </table:table-cell>
          <table:table-cell office:value-type="float" office:value="0.0046010889" calcext:value-type="float">
            <text:p>0.0046010889</text:p>
          </table:table-cell>
        </table:table-row>
        <table:table-row table:style-name="ro1">
          <table:table-cell office:value-type="float" office:value="554000" calcext:value-type="float">
            <text:p>554000</text:p>
          </table:table-cell>
          <table:table-cell office:value-type="float" office:value="0.0046900346" calcext:value-type="float">
            <text:p>0.0046900346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 office:value-type="float" office:value="0.0045620968" calcext:value-type="float">
            <text:p>0.0045620968</text:p>
          </table:table-cell>
        </table:table-row>
        <table:table-row table:style-name="ro1">
          <table:table-cell office:value-type="float" office:value="556000" calcext:value-type="float">
            <text:p>556000</text:p>
          </table:table-cell>
          <table:table-cell office:value-type="float" office:value="0.0046050537" calcext:value-type="float">
            <text:p>0.0046050537</text:p>
          </table:table-cell>
        </table:table-row>
        <table:table-row table:style-name="ro1">
          <table:table-cell office:value-type="float" office:value="557000" calcext:value-type="float">
            <text:p>557000</text:p>
          </table:table-cell>
          <table:table-cell office:value-type="float" office:value="0.0048450221" calcext:value-type="float">
            <text:p>0.0048450221</text:p>
          </table:table-cell>
        </table:table-row>
        <table:table-row table:style-name="ro1">
          <table:table-cell office:value-type="float" office:value="558000" calcext:value-type="float">
            <text:p>558000</text:p>
          </table:table-cell>
          <table:table-cell office:value-type="float" office:value="0.0048929253" calcext:value-type="float">
            <text:p>0.0048929253</text:p>
          </table:table-cell>
        </table:table-row>
        <table:table-row table:style-name="ro1">
          <table:table-cell office:value-type="float" office:value="559000" calcext:value-type="float">
            <text:p>559000</text:p>
          </table:table-cell>
          <table:table-cell office:value-type="float" office:value="0.004645055" calcext:value-type="float">
            <text:p>0.00464505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0.0050691007" calcext:value-type="float">
            <text:p>0.0050691007</text:p>
          </table:table-cell>
        </table:table-row>
        <table:table-row table:style-name="ro1">
          <table:table-cell office:value-type="float" office:value="561000" calcext:value-type="float">
            <text:p>561000</text:p>
          </table:table-cell>
          <table:table-cell office:value-type="float" office:value="0.0050679263" calcext:value-type="float">
            <text:p>0.0050679263</text:p>
          </table:table-cell>
        </table:table-row>
        <table:table-row table:style-name="ro1">
          <table:table-cell office:value-type="float" office:value="562000" calcext:value-type="float">
            <text:p>562000</text:p>
          </table:table-cell>
          <table:table-cell office:value-type="float" office:value="0.0047300021" calcext:value-type="float">
            <text:p>0.0047300021</text:p>
          </table:table-cell>
        </table:table-row>
        <table:table-row table:style-name="ro1">
          <table:table-cell office:value-type="float" office:value="563000" calcext:value-type="float">
            <text:p>563000</text:p>
          </table:table-cell>
          <table:table-cell office:value-type="float" office:value="0.0049639446" calcext:value-type="float">
            <text:p>0.0049639446</text:p>
          </table:table-cell>
        </table:table-row>
        <table:table-row table:style-name="ro1">
          <table:table-cell office:value-type="float" office:value="564000" calcext:value-type="float">
            <text:p>564000</text:p>
          </table:table-cell>
          <table:table-cell office:value-type="float" office:value="0.0050320289" calcext:value-type="float">
            <text:p>0.0050320289</text:p>
          </table:table-cell>
        </table:table-row>
        <table:table-row table:style-name="ro1">
          <table:table-cell office:value-type="float" office:value="565000" calcext:value-type="float">
            <text:p>565000</text:p>
          </table:table-cell>
          <table:table-cell office:value-type="float" office:value="0.0048629897" calcext:value-type="float">
            <text:p>0.0048629897</text:p>
          </table:table-cell>
        </table:table-row>
        <table:table-row table:style-name="ro1">
          <table:table-cell office:value-type="float" office:value="566000" calcext:value-type="float">
            <text:p>566000</text:p>
          </table:table-cell>
          <table:table-cell office:value-type="float" office:value="0.0047069636" calcext:value-type="float">
            <text:p>0.0047069636</text:p>
          </table:table-cell>
        </table:table-row>
        <table:table-row table:style-name="ro1">
          <table:table-cell office:value-type="float" office:value="567000" calcext:value-type="float">
            <text:p>567000</text:p>
          </table:table-cell>
          <table:table-cell office:value-type="float" office:value="0.0049660437" calcext:value-type="float">
            <text:p>0.0049660437</text:p>
          </table:table-cell>
        </table:table-row>
        <table:table-row table:style-name="ro1">
          <table:table-cell office:value-type="float" office:value="568000" calcext:value-type="float">
            <text:p>568000</text:p>
          </table:table-cell>
          <table:table-cell office:value-type="float" office:value="0.00462909" calcext:value-type="float">
            <text:p>0.00462909</text:p>
          </table:table-cell>
        </table:table-row>
        <table:table-row table:style-name="ro1">
          <table:table-cell office:value-type="float" office:value="569000" calcext:value-type="float">
            <text:p>569000</text:p>
          </table:table-cell>
          <table:table-cell office:value-type="float" office:value="0.0051401092" calcext:value-type="float">
            <text:p>0.0051401092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0.0047229709" calcext:value-type="float">
            <text:p>0.0047229709</text:p>
          </table:table-cell>
        </table:table-row>
        <table:table-row table:style-name="ro1">
          <table:table-cell office:value-type="float" office:value="571000" calcext:value-type="float">
            <text:p>571000</text:p>
          </table:table-cell>
          <table:table-cell office:value-type="float" office:value="0.004853996" calcext:value-type="float">
            <text:p>0.004853996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 office:value-type="float" office:value="0.0048110866" calcext:value-type="float">
            <text:p>0.0048110866</text:p>
          </table:table-cell>
        </table:table-row>
        <table:table-row table:style-name="ro1">
          <table:table-cell office:value-type="float" office:value="573000" calcext:value-type="float">
            <text:p>573000</text:p>
          </table:table-cell>
          <table:table-cell office:value-type="float" office:value="0.0048099474" calcext:value-type="float">
            <text:p>0.0048099474</text:p>
          </table:table-cell>
        </table:table-row>
        <table:table-row table:style-name="ro1">
          <table:table-cell office:value-type="float" office:value="574000" calcext:value-type="float">
            <text:p>574000</text:p>
          </table:table-cell>
          <table:table-cell office:value-type="float" office:value="0.004916104" calcext:value-type="float">
            <text:p>0.004916104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 office:value-type="float" office:value="0.0056529347" calcext:value-type="float">
            <text:p>0.0056529347</text:p>
          </table:table-cell>
        </table:table-row>
        <table:table-row table:style-name="ro1">
          <table:table-cell office:value-type="float" office:value="576000" calcext:value-type="float">
            <text:p>576000</text:p>
          </table:table-cell>
          <table:table-cell office:value-type="float" office:value="0.0051429056" calcext:value-type="float">
            <text:p>0.0051429056</text:p>
          </table:table-cell>
        </table:table-row>
        <table:table-row table:style-name="ro1">
          <table:table-cell office:value-type="float" office:value="577000" calcext:value-type="float">
            <text:p>577000</text:p>
          </table:table-cell>
          <table:table-cell office:value-type="float" office:value="0.004822101" calcext:value-type="float">
            <text:p>0.004822101</text:p>
          </table:table-cell>
        </table:table-row>
        <table:table-row table:style-name="ro1">
          <table:table-cell office:value-type="float" office:value="578000" calcext:value-type="float">
            <text:p>578000</text:p>
          </table:table-cell>
          <table:table-cell office:value-type="float" office:value="0.0050970089" calcext:value-type="float">
            <text:p>0.0050970089</text:p>
          </table:table-cell>
        </table:table-row>
        <table:table-row table:style-name="ro1">
          <table:table-cell office:value-type="float" office:value="579000" calcext:value-type="float">
            <text:p>579000</text:p>
          </table:table-cell>
          <table:table-cell office:value-type="float" office:value="0.0049990128" calcext:value-type="float">
            <text:p>0.0049990128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0.0049419212" calcext:value-type="float">
            <text:p>0.0049419212</text:p>
          </table:table-cell>
        </table:table-row>
        <table:table-row table:style-name="ro1">
          <table:table-cell office:value-type="float" office:value="581000" calcext:value-type="float">
            <text:p>581000</text:p>
          </table:table-cell>
          <table:table-cell office:value-type="float" office:value="0.0050949938" calcext:value-type="float">
            <text:p>0.0050949938</text:p>
          </table:table-cell>
        </table:table-row>
        <table:table-row table:style-name="ro1">
          <table:table-cell office:value-type="float" office:value="582000" calcext:value-type="float">
            <text:p>582000</text:p>
          </table:table-cell>
          <table:table-cell office:value-type="float" office:value="0.004895018" calcext:value-type="float">
            <text:p>0.004895018</text:p>
          </table:table-cell>
        </table:table-row>
        <table:table-row table:style-name="ro1">
          <table:table-cell office:value-type="float" office:value="583000" calcext:value-type="float">
            <text:p>583000</text:p>
          </table:table-cell>
          <table:table-cell office:value-type="float" office:value="0.0048059043" calcext:value-type="float">
            <text:p>0.0048059043</text:p>
          </table:table-cell>
        </table:table-row>
        <table:table-row table:style-name="ro1">
          <table:table-cell office:value-type="float" office:value="584000" calcext:value-type="float">
            <text:p>584000</text:p>
          </table:table-cell>
          <table:table-cell office:value-type="float" office:value="0.0051061118" calcext:value-type="float">
            <text:p>0.0051061118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 office:value-type="float" office:value="0.0049661183" calcext:value-type="float">
            <text:p>0.0049661183</text:p>
          </table:table-cell>
        </table:table-row>
        <table:table-row table:style-name="ro1">
          <table:table-cell office:value-type="float" office:value="586000" calcext:value-type="float">
            <text:p>586000</text:p>
          </table:table-cell>
          <table:table-cell office:value-type="float" office:value="0.0048968949" calcext:value-type="float">
            <text:p>0.0048968949</text:p>
          </table:table-cell>
        </table:table-row>
        <table:table-row table:style-name="ro1">
          <table:table-cell office:value-type="float" office:value="587000" calcext:value-type="float">
            <text:p>587000</text:p>
          </table:table-cell>
          <table:table-cell office:value-type="float" office:value="0.005030066" calcext:value-type="float">
            <text:p>0.005030066</text:p>
          </table:table-cell>
        </table:table-row>
        <table:table-row table:style-name="ro1">
          <table:table-cell office:value-type="float" office:value="588000" calcext:value-type="float">
            <text:p>588000</text:p>
          </table:table-cell>
          <table:table-cell office:value-type="float" office:value="0.0051399055" calcext:value-type="float">
            <text:p>0.0051399055</text:p>
          </table:table-cell>
        </table:table-row>
        <table:table-row table:style-name="ro1">
          <table:table-cell office:value-type="float" office:value="589000" calcext:value-type="float">
            <text:p>589000</text:p>
          </table:table-cell>
          <table:table-cell office:value-type="float" office:value="0.0052269812" calcext:value-type="float">
            <text:p>0.0052269812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0.0050860112" calcext:value-type="float">
            <text:p>0.0050860112</text:p>
          </table:table-cell>
        </table:table-row>
        <table:table-row table:style-name="ro1">
          <table:table-cell office:value-type="float" office:value="591000" calcext:value-type="float">
            <text:p>591000</text:p>
          </table:table-cell>
          <table:table-cell office:value-type="float" office:value="0.0051969659" calcext:value-type="float">
            <text:p>0.0051969659</text:p>
          </table:table-cell>
        </table:table-row>
        <table:table-row table:style-name="ro1">
          <table:table-cell office:value-type="float" office:value="592000" calcext:value-type="float">
            <text:p>592000</text:p>
          </table:table-cell>
          <table:table-cell office:value-type="float" office:value="0.0049669275" calcext:value-type="float">
            <text:p>0.0049669275</text:p>
          </table:table-cell>
        </table:table-row>
        <table:table-row table:style-name="ro1">
          <table:table-cell office:value-type="float" office:value="593000" calcext:value-type="float">
            <text:p>593000</text:p>
          </table:table-cell>
          <table:table-cell office:value-type="float" office:value="0.0050399033" calcext:value-type="float">
            <text:p>0.0050399033</text:p>
          </table:table-cell>
        </table:table-row>
        <table:table-row table:style-name="ro1">
          <table:table-cell office:value-type="float" office:value="594000" calcext:value-type="float">
            <text:p>594000</text:p>
          </table:table-cell>
          <table:table-cell office:value-type="float" office:value="0.0050930349" calcext:value-type="float">
            <text:p>0.0050930349</text:p>
          </table:table-cell>
        </table:table-row>
        <table:table-row table:style-name="ro1">
          <table:table-cell office:value-type="float" office:value="595000" calcext:value-type="float">
            <text:p>595000</text:p>
          </table:table-cell>
          <table:table-cell office:value-type="float" office:value="0.0051290397" calcext:value-type="float">
            <text:p>0.0051290397</text:p>
          </table:table-cell>
        </table:table-row>
        <table:table-row table:style-name="ro1">
          <table:table-cell office:value-type="float" office:value="596000" calcext:value-type="float">
            <text:p>596000</text:p>
          </table:table-cell>
          <table:table-cell office:value-type="float" office:value="0.0051059895" calcext:value-type="float">
            <text:p>0.0051059895</text:p>
          </table:table-cell>
        </table:table-row>
        <table:table-row table:style-name="ro1">
          <table:table-cell office:value-type="float" office:value="597000" calcext:value-type="float">
            <text:p>597000</text:p>
          </table:table-cell>
          <table:table-cell office:value-type="float" office:value="0.0049840006" calcext:value-type="float">
            <text:p>0.0049840006</text:p>
          </table:table-cell>
        </table:table-row>
        <table:table-row table:style-name="ro1">
          <table:table-cell office:value-type="float" office:value="598000" calcext:value-type="float">
            <text:p>598000</text:p>
          </table:table-cell>
          <table:table-cell office:value-type="float" office:value="0.0051050259" calcext:value-type="float">
            <text:p>0.0051050259</text:p>
          </table:table-cell>
        </table:table-row>
        <table:table-row table:style-name="ro1">
          <table:table-cell office:value-type="float" office:value="599000" calcext:value-type="float">
            <text:p>599000</text:p>
          </table:table-cell>
          <table:table-cell office:value-type="float" office:value="0.0052231029" calcext:value-type="float">
            <text:p>0.005223102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00557397" calcext:value-type="float">
            <text:p>0.00557397</text:p>
          </table:table-cell>
        </table:table-row>
        <table:table-row table:style-name="ro1">
          <table:table-cell office:value-type="float" office:value="601000" calcext:value-type="float">
            <text:p>601000</text:p>
          </table:table-cell>
          <table:table-cell office:value-type="float" office:value="0.0050359637" calcext:value-type="float">
            <text:p>0.0050359637</text:p>
          </table:table-cell>
        </table:table-row>
        <table:table-row table:style-name="ro1">
          <table:table-cell office:value-type="float" office:value="602000" calcext:value-type="float">
            <text:p>602000</text:p>
          </table:table-cell>
          <table:table-cell office:value-type="float" office:value="0.0052569443" calcext:value-type="float">
            <text:p>0.0052569443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 office:value-type="float" office:value="0.005125041" calcext:value-type="float">
            <text:p>0.005125041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 office:value-type="float" office:value="0.005497097" calcext:value-type="float">
            <text:p>0.005497097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 office:value-type="float" office:value="0.0052531152" calcext:value-type="float">
            <text:p>0.0052531152</text:p>
          </table:table-cell>
        </table:table-row>
        <table:table-row table:style-name="ro1">
          <table:table-cell office:value-type="float" office:value="606000" calcext:value-type="float">
            <text:p>606000</text:p>
          </table:table-cell>
          <table:table-cell office:value-type="float" office:value="0.0050089202" calcext:value-type="float">
            <text:p>0.0050089202</text:p>
          </table:table-cell>
        </table:table-row>
        <table:table-row table:style-name="ro1">
          <table:table-cell office:value-type="float" office:value="607000" calcext:value-type="float">
            <text:p>607000</text:p>
          </table:table-cell>
          <table:table-cell office:value-type="float" office:value="0.0052069685" calcext:value-type="float">
            <text:p>0.0052069685</text:p>
          </table:table-cell>
        </table:table-row>
        <table:table-row table:style-name="ro1">
          <table:table-cell office:value-type="float" office:value="608000" calcext:value-type="float">
            <text:p>608000</text:p>
          </table:table-cell>
          <table:table-cell office:value-type="float" office:value="0.0050778825" calcext:value-type="float">
            <text:p>0.0050778825</text:p>
          </table:table-cell>
        </table:table-row>
        <table:table-row table:style-name="ro1">
          <table:table-cell office:value-type="float" office:value="609000" calcext:value-type="float">
            <text:p>609000</text:p>
          </table:table-cell>
          <table:table-cell office:value-type="float" office:value="0.0050879842" calcext:value-type="float">
            <text:p>0.0050879842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0.0052761012" calcext:value-type="float">
            <text:p>0.0052761012</text:p>
          </table:table-cell>
        </table:table-row>
        <table:table-row table:style-name="ro1">
          <table:table-cell office:value-type="float" office:value="611000" calcext:value-type="float">
            <text:p>611000</text:p>
          </table:table-cell>
          <table:table-cell office:value-type="float" office:value="0.0052811056" calcext:value-type="float">
            <text:p>0.0052811056</text:p>
          </table:table-cell>
        </table:table-row>
        <table:table-row table:style-name="ro1">
          <table:table-cell office:value-type="float" office:value="612000" calcext:value-type="float">
            <text:p>612000</text:p>
          </table:table-cell>
          <table:table-cell office:value-type="float" office:value="0.0053449546" calcext:value-type="float">
            <text:p>0.0053449546</text:p>
          </table:table-cell>
        </table:table-row>
        <table:table-row table:style-name="ro1">
          <table:table-cell office:value-type="float" office:value="613000" calcext:value-type="float">
            <text:p>613000</text:p>
          </table:table-cell>
          <table:table-cell office:value-type="float" office:value="0.0051429781" calcext:value-type="float">
            <text:p>0.0051429781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 office:value-type="float" office:value="0.0050469519" calcext:value-type="float">
            <text:p>0.0050469519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 office:value-type="float" office:value="0.0053890331" calcext:value-type="float">
            <text:p>0.0053890331</text:p>
          </table:table-cell>
        </table:table-row>
        <table:table-row table:style-name="ro1">
          <table:table-cell office:value-type="float" office:value="616000" calcext:value-type="float">
            <text:p>616000</text:p>
          </table:table-cell>
          <table:table-cell office:value-type="float" office:value="0.0053210915" calcext:value-type="float">
            <text:p>0.0053210915</text:p>
          </table:table-cell>
        </table:table-row>
        <table:table-row table:style-name="ro1">
          <table:table-cell office:value-type="float" office:value="617000" calcext:value-type="float">
            <text:p>617000</text:p>
          </table:table-cell>
          <table:table-cell office:value-type="float" office:value="0.0053208987" calcext:value-type="float">
            <text:p>0.0053208987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  <table:table-cell office:value-type="float" office:value="0.0053249446" calcext:value-type="float">
            <text:p>0.0053249446</text:p>
          </table:table-cell>
        </table:table-row>
        <table:table-row table:style-name="ro1">
          <table:table-cell office:value-type="float" office:value="619000" calcext:value-type="float">
            <text:p>619000</text:p>
          </table:table-cell>
          <table:table-cell office:value-type="float" office:value="0.0051101059" calcext:value-type="float">
            <text:p>0.0051101059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0.0053879372" calcext:value-type="float">
            <text:p>0.0053879372</text:p>
          </table:table-cell>
        </table:table-row>
        <table:table-row table:style-name="ro1">
          <table:table-cell office:value-type="float" office:value="621000" calcext:value-type="float">
            <text:p>621000</text:p>
          </table:table-cell>
          <table:table-cell office:value-type="float" office:value="0.0053030125" calcext:value-type="float">
            <text:p>0.0053030125</text:p>
          </table:table-cell>
        </table:table-row>
        <table:table-row table:style-name="ro1">
          <table:table-cell office:value-type="float" office:value="622000" calcext:value-type="float">
            <text:p>622000</text:p>
          </table:table-cell>
          <table:table-cell office:value-type="float" office:value="0.0052579279" calcext:value-type="float">
            <text:p>0.0052579279</text:p>
          </table:table-cell>
        </table:table-row>
        <table:table-row table:style-name="ro1">
          <table:table-cell office:value-type="float" office:value="623000" calcext:value-type="float">
            <text:p>623000</text:p>
          </table:table-cell>
          <table:table-cell office:value-type="float" office:value="0.0052529553" calcext:value-type="float">
            <text:p>0.0052529553</text:p>
          </table:table-cell>
        </table:table-row>
        <table:table-row table:style-name="ro1">
          <table:table-cell office:value-type="float" office:value="624000" calcext:value-type="float">
            <text:p>624000</text:p>
          </table:table-cell>
          <table:table-cell office:value-type="float" office:value="0.0052489638" calcext:value-type="float">
            <text:p>0.0052489638</text:p>
          </table:table-cell>
        </table:table-row>
        <table:table-row table:style-name="ro1">
          <table:table-cell office:value-type="float" office:value="625000" calcext:value-type="float">
            <text:p>625000</text:p>
          </table:table-cell>
          <table:table-cell office:value-type="float" office:value="0.0056410334" calcext:value-type="float">
            <text:p>0.0056410334</text:p>
          </table:table-cell>
        </table:table-row>
        <table:table-row table:style-name="ro1">
          <table:table-cell office:value-type="float" office:value="626000" calcext:value-type="float">
            <text:p>626000</text:p>
          </table:table-cell>
          <table:table-cell office:value-type="float" office:value="0.005285927" calcext:value-type="float">
            <text:p>0.005285927</text:p>
          </table:table-cell>
        </table:table-row>
        <table:table-row table:style-name="ro1">
          <table:table-cell office:value-type="float" office:value="627000" calcext:value-type="float">
            <text:p>627000</text:p>
          </table:table-cell>
          <table:table-cell office:value-type="float" office:value="0.0052929636" calcext:value-type="float">
            <text:p>0.0052929636</text:p>
          </table:table-cell>
        </table:table-row>
        <table:table-row table:style-name="ro1">
          <table:table-cell office:value-type="float" office:value="628000" calcext:value-type="float">
            <text:p>628000</text:p>
          </table:table-cell>
          <table:table-cell office:value-type="float" office:value="0.0053839263" calcext:value-type="float">
            <text:p>0.0053839263</text:p>
          </table:table-cell>
        </table:table-row>
        <table:table-row table:style-name="ro1">
          <table:table-cell office:value-type="float" office:value="629000" calcext:value-type="float">
            <text:p>629000</text:p>
          </table:table-cell>
          <table:table-cell office:value-type="float" office:value="0.0052950325" calcext:value-type="float">
            <text:p>0.0052950325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0.0057279606" calcext:value-type="float">
            <text:p>0.0057279606</text:p>
          </table:table-cell>
        </table:table-row>
        <table:table-row table:style-name="ro1">
          <table:table-cell office:value-type="float" office:value="631000" calcext:value-type="float">
            <text:p>631000</text:p>
          </table:table-cell>
          <table:table-cell office:value-type="float" office:value="0.006041025" calcext:value-type="float">
            <text:p>0.006041025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 office:value-type="float" office:value="0.0053449323" calcext:value-type="float">
            <text:p>0.0053449323</text:p>
          </table:table-cell>
        </table:table-row>
        <table:table-row table:style-name="ro1">
          <table:table-cell office:value-type="float" office:value="633000" calcext:value-type="float">
            <text:p>633000</text:p>
          </table:table-cell>
          <table:table-cell office:value-type="float" office:value="0.0053520838" calcext:value-type="float">
            <text:p>0.0053520838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 office:value-type="float" office:value="0.0056749932" calcext:value-type="float">
            <text:p>0.0056749932</text:p>
          </table:table-cell>
        </table:table-row>
        <table:table-row table:style-name="ro1">
          <table:table-cell office:value-type="float" office:value="635000" calcext:value-type="float">
            <text:p>635000</text:p>
          </table:table-cell>
          <table:table-cell office:value-type="float" office:value="0.0053279852" calcext:value-type="float">
            <text:p>0.0053279852</text:p>
          </table:table-cell>
        </table:table-row>
        <table:table-row table:style-name="ro1">
          <table:table-cell office:value-type="float" office:value="636000" calcext:value-type="float">
            <text:p>636000</text:p>
          </table:table-cell>
          <table:table-cell office:value-type="float" office:value="0.0055849286" calcext:value-type="float">
            <text:p>0.0055849286</text:p>
          </table:table-cell>
        </table:table-row>
        <table:table-row table:style-name="ro1">
          <table:table-cell office:value-type="float" office:value="637000" calcext:value-type="float">
            <text:p>637000</text:p>
          </table:table-cell>
          <table:table-cell office:value-type="float" office:value="0.0054070036" calcext:value-type="float">
            <text:p>0.0054070036</text:p>
          </table:table-cell>
        </table:table-row>
        <table:table-row table:style-name="ro1">
          <table:table-cell office:value-type="float" office:value="638000" calcext:value-type="float">
            <text:p>638000</text:p>
          </table:table-cell>
          <table:table-cell office:value-type="float" office:value="0.0053189552" calcext:value-type="float">
            <text:p>0.0053189552</text:p>
          </table:table-cell>
        </table:table-row>
        <table:table-row table:style-name="ro1">
          <table:table-cell office:value-type="float" office:value="639000" calcext:value-type="float">
            <text:p>639000</text:p>
          </table:table-cell>
          <table:table-cell office:value-type="float" office:value="0.0055169286" calcext:value-type="float">
            <text:p>0.0055169286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0.0054619413" calcext:value-type="float">
            <text:p>0.0054619413</text:p>
          </table:table-cell>
        </table:table-row>
        <table:table-row table:style-name="ro1">
          <table:table-cell office:value-type="float" office:value="641000" calcext:value-type="float">
            <text:p>641000</text:p>
          </table:table-cell>
          <table:table-cell office:value-type="float" office:value="0.0053289669" calcext:value-type="float">
            <text:p>0.0053289669</text:p>
          </table:table-cell>
        </table:table-row>
        <table:table-row table:style-name="ro1">
          <table:table-cell office:value-type="float" office:value="642000" calcext:value-type="float">
            <text:p>642000</text:p>
          </table:table-cell>
          <table:table-cell office:value-type="float" office:value="0.0055710807" calcext:value-type="float">
            <text:p>0.0055710807</text:p>
          </table:table-cell>
        </table:table-row>
        <table:table-row table:style-name="ro1">
          <table:table-cell office:value-type="float" office:value="643000" calcext:value-type="float">
            <text:p>643000</text:p>
          </table:table-cell>
          <table:table-cell office:value-type="float" office:value="0.0055500107" calcext:value-type="float">
            <text:p>0.0055500107</text:p>
          </table:table-cell>
        </table:table-row>
        <table:table-row table:style-name="ro1">
          <table:table-cell office:value-type="float" office:value="644000" calcext:value-type="float">
            <text:p>644000</text:p>
          </table:table-cell>
          <table:table-cell office:value-type="float" office:value="0.0055370802" calcext:value-type="float">
            <text:p>0.0055370802</text:p>
          </table:table-cell>
        </table:table-row>
        <table:table-row table:style-name="ro1">
          <table:table-cell office:value-type="float" office:value="645000" calcext:value-type="float">
            <text:p>645000</text:p>
          </table:table-cell>
          <table:table-cell office:value-type="float" office:value="0.0056019041" calcext:value-type="float">
            <text:p>0.0056019041</text:p>
          </table:table-cell>
        </table:table-row>
        <table:table-row table:style-name="ro1">
          <table:table-cell office:value-type="float" office:value="646000" calcext:value-type="float">
            <text:p>646000</text:p>
          </table:table-cell>
          <table:table-cell office:value-type="float" office:value="0.0058001109" calcext:value-type="float">
            <text:p>0.0058001109</text:p>
          </table:table-cell>
        </table:table-row>
        <table:table-row table:style-name="ro1">
          <table:table-cell office:value-type="float" office:value="647000" calcext:value-type="float">
            <text:p>647000</text:p>
          </table:table-cell>
          <table:table-cell office:value-type="float" office:value="0.0055309662" calcext:value-type="float">
            <text:p>0.0055309662</text:p>
          </table:table-cell>
        </table:table-row>
        <table:table-row table:style-name="ro1">
          <table:table-cell office:value-type="float" office:value="648000" calcext:value-type="float">
            <text:p>648000</text:p>
          </table:table-cell>
          <table:table-cell office:value-type="float" office:value="0.0056299132" calcext:value-type="float">
            <text:p>0.0056299132</text:p>
          </table:table-cell>
        </table:table-row>
        <table:table-row table:style-name="ro1">
          <table:table-cell office:value-type="float" office:value="649000" calcext:value-type="float">
            <text:p>649000</text:p>
          </table:table-cell>
          <table:table-cell office:value-type="float" office:value="0.0057130409" calcext:value-type="float">
            <text:p>0.005713040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0.0054739637" calcext:value-type="float">
            <text:p>0.0054739637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  <table:table-cell office:value-type="float" office:value="0.0056450247" calcext:value-type="float">
            <text:p>0.0056450247</text:p>
          </table:table-cell>
        </table:table-row>
        <table:table-row table:style-name="ro1">
          <table:table-cell office:value-type="float" office:value="652000" calcext:value-type="float">
            <text:p>652000</text:p>
          </table:table-cell>
          <table:table-cell office:value-type="float" office:value="0.0055950796" calcext:value-type="float">
            <text:p>0.0055950796</text:p>
          </table:table-cell>
        </table:table-row>
        <table:table-row table:style-name="ro1">
          <table:table-cell office:value-type="float" office:value="653000" calcext:value-type="float">
            <text:p>653000</text:p>
          </table:table-cell>
          <table:table-cell office:value-type="float" office:value="0.005943884" calcext:value-type="float">
            <text:p>0.005943884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 office:value-type="float" office:value="0.005516074" calcext:value-type="float">
            <text:p>0.005516074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  <table:table-cell office:value-type="float" office:value="0.0056360695" calcext:value-type="float">
            <text:p>0.0056360695</text:p>
          </table:table-cell>
        </table:table-row>
        <table:table-row table:style-name="ro1">
          <table:table-cell office:value-type="float" office:value="656000" calcext:value-type="float">
            <text:p>656000</text:p>
          </table:table-cell>
          <table:table-cell office:value-type="float" office:value="0.0056659377" calcext:value-type="float">
            <text:p>0.0056659377</text:p>
          </table:table-cell>
        </table:table-row>
        <table:table-row table:style-name="ro1">
          <table:table-cell office:value-type="float" office:value="657000" calcext:value-type="float">
            <text:p>657000</text:p>
          </table:table-cell>
          <table:table-cell office:value-type="float" office:value="0.0056410464" calcext:value-type="float">
            <text:p>0.0056410464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 office:value-type="float" office:value="0.0058650143" calcext:value-type="float">
            <text:p>0.0058650143</text:p>
          </table:table-cell>
        </table:table-row>
        <table:table-row table:style-name="ro1">
          <table:table-cell office:value-type="float" office:value="659000" calcext:value-type="float">
            <text:p>659000</text:p>
          </table:table-cell>
          <table:table-cell office:value-type="float" office:value="0.0056690123" calcext:value-type="float">
            <text:p>0.0056690123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0.0057330498" calcext:value-type="float">
            <text:p>0.0057330498</text:p>
          </table:table-cell>
        </table:table-row>
        <table:table-row table:style-name="ro1">
          <table:table-cell office:value-type="float" office:value="661000" calcext:value-type="float">
            <text:p>661000</text:p>
          </table:table-cell>
          <table:table-cell office:value-type="float" office:value="0.0059818965" calcext:value-type="float">
            <text:p>0.0059818965</text:p>
          </table:table-cell>
        </table:table-row>
        <table:table-row table:style-name="ro1">
          <table:table-cell office:value-type="float" office:value="662000" calcext:value-type="float">
            <text:p>662000</text:p>
          </table:table-cell>
          <table:table-cell office:value-type="float" office:value="0.0055121012" calcext:value-type="float">
            <text:p>0.0055121012</text:p>
          </table:table-cell>
        </table:table-row>
        <table:table-row table:style-name="ro1">
          <table:table-cell office:value-type="float" office:value="663000" calcext:value-type="float">
            <text:p>663000</text:p>
          </table:table-cell>
          <table:table-cell office:value-type="float" office:value="0.0058410201" calcext:value-type="float">
            <text:p>0.0058410201</text:p>
          </table:table-cell>
        </table:table-row>
        <table:table-row table:style-name="ro1">
          <table:table-cell office:value-type="float" office:value="664000" calcext:value-type="float">
            <text:p>664000</text:p>
          </table:table-cell>
          <table:table-cell office:value-type="float" office:value="0.0059490675" calcext:value-type="float">
            <text:p>0.0059490675</text:p>
          </table:table-cell>
        </table:table-row>
        <table:table-row table:style-name="ro1">
          <table:table-cell office:value-type="float" office:value="665000" calcext:value-type="float">
            <text:p>665000</text:p>
          </table:table-cell>
          <table:table-cell office:value-type="float" office:value="0.0060271173" calcext:value-type="float">
            <text:p>0.0060271173</text:p>
          </table:table-cell>
        </table:table-row>
        <table:table-row table:style-name="ro1">
          <table:table-cell office:value-type="float" office:value="666000" calcext:value-type="float">
            <text:p>666000</text:p>
          </table:table-cell>
          <table:table-cell office:value-type="float" office:value="0.0057210029" calcext:value-type="float">
            <text:p>0.0057210029</text:p>
          </table:table-cell>
        </table:table-row>
        <table:table-row table:style-name="ro1">
          <table:table-cell office:value-type="float" office:value="667000" calcext:value-type="float">
            <text:p>667000</text:p>
          </table:table-cell>
          <table:table-cell office:value-type="float" office:value="0.0058269538" calcext:value-type="float">
            <text:p>0.0058269538</text:p>
          </table:table-cell>
        </table:table-row>
        <table:table-row table:style-name="ro1">
          <table:table-cell office:value-type="float" office:value="668000" calcext:value-type="float">
            <text:p>668000</text:p>
          </table:table-cell>
          <table:table-cell office:value-type="float" office:value="0.0056861034" calcext:value-type="float">
            <text:p>0.0056861034</text:p>
          </table:table-cell>
        </table:table-row>
        <table:table-row table:style-name="ro1">
          <table:table-cell office:value-type="float" office:value="669000" calcext:value-type="float">
            <text:p>669000</text:p>
          </table:table-cell>
          <table:table-cell office:value-type="float" office:value="0.0059059672" calcext:value-type="float">
            <text:p>0.0059059672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0.0058600544" calcext:value-type="float">
            <text:p>0.0058600544</text:p>
          </table:table-cell>
        </table:table-row>
        <table:table-row table:style-name="ro1">
          <table:table-cell office:value-type="float" office:value="671000" calcext:value-type="float">
            <text:p>671000</text:p>
          </table:table-cell>
          <table:table-cell office:value-type="float" office:value="0.0056769311" calcext:value-type="float">
            <text:p>0.0056769311</text:p>
          </table:table-cell>
        </table:table-row>
        <table:table-row table:style-name="ro1">
          <table:table-cell office:value-type="float" office:value="672000" calcext:value-type="float">
            <text:p>672000</text:p>
          </table:table-cell>
          <table:table-cell office:value-type="float" office:value="0.0060699484" calcext:value-type="float">
            <text:p>0.0060699484</text:p>
          </table:table-cell>
        </table:table-row>
        <table:table-row table:style-name="ro1">
          <table:table-cell office:value-type="float" office:value="673000" calcext:value-type="float">
            <text:p>673000</text:p>
          </table:table-cell>
          <table:table-cell office:value-type="float" office:value="0.0056499383" calcext:value-type="float">
            <text:p>0.0056499383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 office:value-type="float" office:value="0.006012071" calcext:value-type="float">
            <text:p>0.006012071</text:p>
          </table:table-cell>
        </table:table-row>
        <table:table-row table:style-name="ro1">
          <table:table-cell office:value-type="float" office:value="675000" calcext:value-type="float">
            <text:p>675000</text:p>
          </table:table-cell>
          <table:table-cell office:value-type="float" office:value="0.0063570466" calcext:value-type="float">
            <text:p>0.0063570466</text:p>
          </table:table-cell>
        </table:table-row>
        <table:table-row table:style-name="ro1">
          <table:table-cell office:value-type="float" office:value="676000" calcext:value-type="float">
            <text:p>676000</text:p>
          </table:table-cell>
          <table:table-cell office:value-type="float" office:value="0.0057768844" calcext:value-type="float">
            <text:p>0.0057768844</text:p>
          </table:table-cell>
        </table:table-row>
        <table:table-row table:style-name="ro1">
          <table:table-cell office:value-type="float" office:value="677000" calcext:value-type="float">
            <text:p>677000</text:p>
          </table:table-cell>
          <table:table-cell office:value-type="float" office:value="0.0057979846" calcext:value-type="float">
            <text:p>0.0057979846</text:p>
          </table:table-cell>
        </table:table-row>
        <table:table-row table:style-name="ro1">
          <table:table-cell office:value-type="float" office:value="678000" calcext:value-type="float">
            <text:p>678000</text:p>
          </table:table-cell>
          <table:table-cell office:value-type="float" office:value="0.0063209146" calcext:value-type="float">
            <text:p>0.0063209146</text:p>
          </table:table-cell>
        </table:table-row>
        <table:table-row table:style-name="ro1">
          <table:table-cell office:value-type="float" office:value="679000" calcext:value-type="float">
            <text:p>679000</text:p>
          </table:table-cell>
          <table:table-cell office:value-type="float" office:value="0.006022029" calcext:value-type="float">
            <text:p>0.006022029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0.0060419537" calcext:value-type="float">
            <text:p>0.0060419537</text:p>
          </table:table-cell>
        </table:table-row>
        <table:table-row table:style-name="ro1">
          <table:table-cell office:value-type="float" office:value="681000" calcext:value-type="float">
            <text:p>681000</text:p>
          </table:table-cell>
          <table:table-cell office:value-type="float" office:value="0.006004112" calcext:value-type="float">
            <text:p>0.006004112</text:p>
          </table:table-cell>
        </table:table-row>
        <table:table-row table:style-name="ro1">
          <table:table-cell office:value-type="float" office:value="682000" calcext:value-type="float">
            <text:p>682000</text:p>
          </table:table-cell>
          <table:table-cell office:value-type="float" office:value="0.0059669655" calcext:value-type="float">
            <text:p>0.0059669655</text:p>
          </table:table-cell>
        </table:table-row>
        <table:table-row table:style-name="ro1">
          <table:table-cell office:value-type="float" office:value="683000" calcext:value-type="float">
            <text:p>683000</text:p>
          </table:table-cell>
          <table:table-cell office:value-type="float" office:value="0.0058999946" calcext:value-type="float">
            <text:p>0.0058999946</text:p>
          </table:table-cell>
        </table:table-row>
        <table:table-row table:style-name="ro1">
          <table:table-cell office:value-type="float" office:value="684000" calcext:value-type="float">
            <text:p>684000</text:p>
          </table:table-cell>
          <table:table-cell office:value-type="float" office:value="0.0058130222" calcext:value-type="float">
            <text:p>0.0058130222</text:p>
          </table:table-cell>
        </table:table-row>
        <table:table-row table:style-name="ro1">
          <table:table-cell office:value-type="float" office:value="685000" calcext:value-type="float">
            <text:p>685000</text:p>
          </table:table-cell>
          <table:table-cell office:value-type="float" office:value="0.0058230147" calcext:value-type="float">
            <text:p>0.0058230147</text:p>
          </table:table-cell>
        </table:table-row>
        <table:table-row table:style-name="ro1">
          <table:table-cell office:value-type="float" office:value="686000" calcext:value-type="float">
            <text:p>686000</text:p>
          </table:table-cell>
          <table:table-cell office:value-type="float" office:value="0.0060120326" calcext:value-type="float">
            <text:p>0.0060120326</text:p>
          </table:table-cell>
        </table:table-row>
        <table:table-row table:style-name="ro1">
          <table:table-cell office:value-type="float" office:value="687000" calcext:value-type="float">
            <text:p>687000</text:p>
          </table:table-cell>
          <table:table-cell office:value-type="float" office:value="0.0059870214" calcext:value-type="float">
            <text:p>0.0059870214</text:p>
          </table:table-cell>
        </table:table-row>
        <table:table-row table:style-name="ro1">
          <table:table-cell office:value-type="float" office:value="688000" calcext:value-type="float">
            <text:p>688000</text:p>
          </table:table-cell>
          <table:table-cell office:value-type="float" office:value="0.005868042" calcext:value-type="float">
            <text:p>0.005868042</text:p>
          </table:table-cell>
        </table:table-row>
        <table:table-row table:style-name="ro1">
          <table:table-cell office:value-type="float" office:value="689000" calcext:value-type="float">
            <text:p>689000</text:p>
          </table:table-cell>
          <table:table-cell office:value-type="float" office:value="0.0058811136" calcext:value-type="float">
            <text:p>0.0058811136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0.0060810835" calcext:value-type="float">
            <text:p>0.0060810835</text:p>
          </table:table-cell>
        </table:table-row>
        <table:table-row table:style-name="ro1">
          <table:table-cell office:value-type="float" office:value="691000" calcext:value-type="float">
            <text:p>691000</text:p>
          </table:table-cell>
          <table:table-cell office:value-type="float" office:value="0.005888881" calcext:value-type="float">
            <text:p>0.005888881</text:p>
          </table:table-cell>
        </table:table-row>
        <table:table-row table:style-name="ro1">
          <table:table-cell office:value-type="float" office:value="692000" calcext:value-type="float">
            <text:p>692000</text:p>
          </table:table-cell>
          <table:table-cell office:value-type="float" office:value="0.0061219694" calcext:value-type="float">
            <text:p>0.0061219694</text:p>
          </table:table-cell>
        </table:table-row>
        <table:table-row table:style-name="ro1">
          <table:table-cell office:value-type="float" office:value="693000" calcext:value-type="float">
            <text:p>693000</text:p>
          </table:table-cell>
          <table:table-cell office:value-type="float" office:value="0.0065070664" calcext:value-type="float">
            <text:p>0.0065070664</text:p>
          </table:table-cell>
        </table:table-row>
        <table:table-row table:style-name="ro1">
          <table:table-cell office:value-type="float" office:value="694000" calcext:value-type="float">
            <text:p>694000</text:p>
          </table:table-cell>
          <table:table-cell office:value-type="float" office:value="0.0059099429" calcext:value-type="float">
            <text:p>0.0059099429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 office:value-type="float" office:value="0.0060139738" calcext:value-type="float">
            <text:p>0.0060139738</text:p>
          </table:table-cell>
        </table:table-row>
        <table:table-row table:style-name="ro1">
          <table:table-cell office:value-type="float" office:value="696000" calcext:value-type="float">
            <text:p>696000</text:p>
          </table:table-cell>
          <table:table-cell office:value-type="float" office:value="0.0060229362" calcext:value-type="float">
            <text:p>0.0060229362</text:p>
          </table:table-cell>
        </table:table-row>
        <table:table-row table:style-name="ro1">
          <table:table-cell office:value-type="float" office:value="697000" calcext:value-type="float">
            <text:p>697000</text:p>
          </table:table-cell>
          <table:table-cell office:value-type="float" office:value="0.0064270946" calcext:value-type="float">
            <text:p>0.0064270946</text:p>
          </table:table-cell>
        </table:table-row>
        <table:table-row table:style-name="ro1">
          <table:table-cell office:value-type="float" office:value="698000" calcext:value-type="float">
            <text:p>698000</text:p>
          </table:table-cell>
          <table:table-cell office:value-type="float" office:value="0.0061779249" calcext:value-type="float">
            <text:p>0.0061779249</text:p>
          </table:table-cell>
        </table:table-row>
        <table:table-row table:style-name="ro1">
          <table:table-cell office:value-type="float" office:value="699000" calcext:value-type="float">
            <text:p>699000</text:p>
          </table:table-cell>
          <table:table-cell office:value-type="float" office:value="0.0060369824" calcext:value-type="float">
            <text:p>0.006036982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0060180871" calcext:value-type="float">
            <text:p>0.0060180871</text:p>
          </table:table-cell>
        </table:table-row>
        <table:table-row table:style-name="ro1">
          <table:table-cell office:value-type="float" office:value="701000" calcext:value-type="float">
            <text:p>701000</text:p>
          </table:table-cell>
          <table:table-cell office:value-type="float" office:value="0.0063259228" calcext:value-type="float">
            <text:p>0.0063259228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 office:value-type="float" office:value="0.006263056" calcext:value-type="float">
            <text:p>0.006263056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 office:value-type="float" office:value="0.0063468878" calcext:value-type="float">
            <text:p>0.0063468878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 office:value-type="float" office:value="0.0062429965" calcext:value-type="float">
            <text:p>0.0062429965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 office:value-type="float" office:value="0.0063489004" calcext:value-type="float">
            <text:p>0.0063489004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 office:value-type="float" office:value="0.0061479099" calcext:value-type="float">
            <text:p>0.0061479099</text:p>
          </table:table-cell>
        </table:table-row>
        <table:table-row table:style-name="ro1">
          <table:table-cell office:value-type="float" office:value="707000" calcext:value-type="float">
            <text:p>707000</text:p>
          </table:table-cell>
          <table:table-cell office:value-type="float" office:value="0.0060689964" calcext:value-type="float">
            <text:p>0.0060689964</text:p>
          </table:table-cell>
        </table:table-row>
        <table:table-row table:style-name="ro1">
          <table:table-cell office:value-type="float" office:value="708000" calcext:value-type="float">
            <text:p>708000</text:p>
          </table:table-cell>
          <table:table-cell office:value-type="float" office:value="0.0060799257" calcext:value-type="float">
            <text:p>0.0060799257</text:p>
          </table:table-cell>
        </table:table-row>
        <table:table-row table:style-name="ro1">
          <table:table-cell office:value-type="float" office:value="709000" calcext:value-type="float">
            <text:p>709000</text:p>
          </table:table-cell>
          <table:table-cell office:value-type="float" office:value="0.0064299993" calcext:value-type="float">
            <text:p>0.0064299993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0.0060499345" calcext:value-type="float">
            <text:p>0.0060499345</text:p>
          </table:table-cell>
        </table:table-row>
        <table:table-row table:style-name="ro1">
          <table:table-cell office:value-type="float" office:value="711000" calcext:value-type="float">
            <text:p>711000</text:p>
          </table:table-cell>
          <table:table-cell office:value-type="float" office:value="0.0061469446" calcext:value-type="float">
            <text:p>0.0061469446</text:p>
          </table:table-cell>
        </table:table-row>
        <table:table-row table:style-name="ro1">
          <table:table-cell office:value-type="float" office:value="712000" calcext:value-type="float">
            <text:p>712000</text:p>
          </table:table-cell>
          <table:table-cell office:value-type="float" office:value="0.0066930137" calcext:value-type="float">
            <text:p>0.0066930137</text:p>
          </table:table-cell>
        </table:table-row>
        <table:table-row table:style-name="ro1">
          <table:table-cell office:value-type="float" office:value="713000" calcext:value-type="float">
            <text:p>713000</text:p>
          </table:table-cell>
          <table:table-cell office:value-type="float" office:value="0.0064099076" calcext:value-type="float">
            <text:p>0.0064099076</text:p>
          </table:table-cell>
        </table:table-row>
        <table:table-row table:style-name="ro1">
          <table:table-cell office:value-type="float" office:value="714000" calcext:value-type="float">
            <text:p>714000</text:p>
          </table:table-cell>
          <table:table-cell office:value-type="float" office:value="0.006071059" calcext:value-type="float">
            <text:p>0.006071059</text:p>
          </table:table-cell>
        </table:table-row>
        <table:table-row table:style-name="ro1">
          <table:table-cell office:value-type="float" office:value="715000" calcext:value-type="float">
            <text:p>715000</text:p>
          </table:table-cell>
          <table:table-cell office:value-type="float" office:value="0.0064339904" calcext:value-type="float">
            <text:p>0.0064339904</text:p>
          </table:table-cell>
        </table:table-row>
        <table:table-row table:style-name="ro1">
          <table:table-cell office:value-type="float" office:value="716000" calcext:value-type="float">
            <text:p>716000</text:p>
          </table:table-cell>
          <table:table-cell office:value-type="float" office:value="0.0062369372" calcext:value-type="float">
            <text:p>0.0062369372</text:p>
          </table:table-cell>
        </table:table-row>
        <table:table-row table:style-name="ro1">
          <table:table-cell office:value-type="float" office:value="717000" calcext:value-type="float">
            <text:p>717000</text:p>
          </table:table-cell>
          <table:table-cell office:value-type="float" office:value="0.0061250304" calcext:value-type="float">
            <text:p>0.0061250304</text:p>
          </table:table-cell>
        </table:table-row>
        <table:table-row table:style-name="ro1">
          <table:table-cell office:value-type="float" office:value="718000" calcext:value-type="float">
            <text:p>718000</text:p>
          </table:table-cell>
          <table:table-cell office:value-type="float" office:value="0.0062470068" calcext:value-type="float">
            <text:p>0.0062470068</text:p>
          </table:table-cell>
        </table:table-row>
        <table:table-row table:style-name="ro1">
          <table:table-cell office:value-type="float" office:value="719000" calcext:value-type="float">
            <text:p>719000</text:p>
          </table:table-cell>
          <table:table-cell office:value-type="float" office:value="0.0060789804" calcext:value-type="float">
            <text:p>0.0060789804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0.0063220643" calcext:value-type="float">
            <text:p>0.0063220643</text:p>
          </table:table-cell>
        </table:table-row>
        <table:table-row table:style-name="ro1">
          <table:table-cell office:value-type="float" office:value="721000" calcext:value-type="float">
            <text:p>721000</text:p>
          </table:table-cell>
          <table:table-cell office:value-type="float" office:value="0.0065270083" calcext:value-type="float">
            <text:p>0.0065270083</text:p>
          </table:table-cell>
        </table:table-row>
        <table:table-row table:style-name="ro1">
          <table:table-cell office:value-type="float" office:value="722000" calcext:value-type="float">
            <text:p>722000</text:p>
          </table:table-cell>
          <table:table-cell office:value-type="float" office:value="0.0061979874" calcext:value-type="float">
            <text:p>0.0061979874</text:p>
          </table:table-cell>
        </table:table-row>
        <table:table-row table:style-name="ro1">
          <table:table-cell office:value-type="float" office:value="723000" calcext:value-type="float">
            <text:p>723000</text:p>
          </table:table-cell>
          <table:table-cell office:value-type="float" office:value="0.0062229824" calcext:value-type="float">
            <text:p>0.0062229824</text:p>
          </table:table-cell>
        </table:table-row>
        <table:table-row table:style-name="ro1">
          <table:table-cell office:value-type="float" office:value="724000" calcext:value-type="float">
            <text:p>724000</text:p>
          </table:table-cell>
          <table:table-cell office:value-type="float" office:value="0.0063159091" calcext:value-type="float">
            <text:p>0.0063159091</text:p>
          </table:table-cell>
        </table:table-row>
        <table:table-row table:style-name="ro1">
          <table:table-cell office:value-type="float" office:value="725000" calcext:value-type="float">
            <text:p>725000</text:p>
          </table:table-cell>
          <table:table-cell office:value-type="float" office:value="0.0064390371" calcext:value-type="float">
            <text:p>0.0064390371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 office:value-type="float" office:value="0.0063289062" calcext:value-type="float">
            <text:p>0.0063289062</text:p>
          </table:table-cell>
        </table:table-row>
        <table:table-row table:style-name="ro1">
          <table:table-cell office:value-type="float" office:value="727000" calcext:value-type="float">
            <text:p>727000</text:p>
          </table:table-cell>
          <table:table-cell office:value-type="float" office:value="0.0065060424" calcext:value-type="float">
            <text:p>0.0065060424</text:p>
          </table:table-cell>
        </table:table-row>
        <table:table-row table:style-name="ro1">
          <table:table-cell office:value-type="float" office:value="728000" calcext:value-type="float">
            <text:p>728000</text:p>
          </table:table-cell>
          <table:table-cell office:value-type="float" office:value="0.0065020165" calcext:value-type="float">
            <text:p>0.0065020165</text:p>
          </table:table-cell>
        </table:table-row>
        <table:table-row table:style-name="ro1">
          <table:table-cell office:value-type="float" office:value="729000" calcext:value-type="float">
            <text:p>729000</text:p>
          </table:table-cell>
          <table:table-cell office:value-type="float" office:value="0.0064761036" calcext:value-type="float">
            <text:p>0.0064761036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0.0063999418" calcext:value-type="float">
            <text:p>0.0063999418</text:p>
          </table:table-cell>
        </table:table-row>
        <table:table-row table:style-name="ro1">
          <table:table-cell office:value-type="float" office:value="731000" calcext:value-type="float">
            <text:p>731000</text:p>
          </table:table-cell>
          <table:table-cell office:value-type="float" office:value="0.0063719594" calcext:value-type="float">
            <text:p>0.0063719594</text:p>
          </table:table-cell>
        </table:table-row>
        <table:table-row table:style-name="ro1">
          <table:table-cell office:value-type="float" office:value="732000" calcext:value-type="float">
            <text:p>732000</text:p>
          </table:table-cell>
          <table:table-cell office:value-type="float" office:value="0.0068059388" calcext:value-type="float">
            <text:p>0.0068059388</text:p>
          </table:table-cell>
        </table:table-row>
        <table:table-row table:style-name="ro1">
          <table:table-cell office:value-type="float" office:value="733000" calcext:value-type="float">
            <text:p>733000</text:p>
          </table:table-cell>
          <table:table-cell office:value-type="float" office:value="0.006883896" calcext:value-type="float">
            <text:p>0.006883896</text:p>
          </table:table-cell>
        </table:table-row>
        <table:table-row table:style-name="ro1">
          <table:table-cell office:value-type="float" office:value="734000" calcext:value-type="float">
            <text:p>734000</text:p>
          </table:table-cell>
          <table:table-cell office:value-type="float" office:value="0.0065290029" calcext:value-type="float">
            <text:p>0.0065290029</text:p>
          </table:table-cell>
        </table:table-row>
        <table:table-row table:style-name="ro1">
          <table:table-cell office:value-type="float" office:value="735000" calcext:value-type="float">
            <text:p>735000</text:p>
          </table:table-cell>
          <table:table-cell office:value-type="float" office:value="0.0064148857" calcext:value-type="float">
            <text:p>0.0064148857</text:p>
          </table:table-cell>
        </table:table-row>
        <table:table-row table:style-name="ro1">
          <table:table-cell office:value-type="float" office:value="736000" calcext:value-type="float">
            <text:p>736000</text:p>
          </table:table-cell>
          <table:table-cell office:value-type="float" office:value="0.0064089675" calcext:value-type="float">
            <text:p>0.0064089675</text:p>
          </table:table-cell>
        </table:table-row>
        <table:table-row table:style-name="ro1">
          <table:table-cell office:value-type="float" office:value="737000" calcext:value-type="float">
            <text:p>737000</text:p>
          </table:table-cell>
          <table:table-cell office:value-type="float" office:value="0.0067338846" calcext:value-type="float">
            <text:p>0.0067338846</text:p>
          </table:table-cell>
        </table:table-row>
        <table:table-row table:style-name="ro1">
          <table:table-cell office:value-type="float" office:value="738000" calcext:value-type="float">
            <text:p>738000</text:p>
          </table:table-cell>
          <table:table-cell office:value-type="float" office:value="0.0065179832" calcext:value-type="float">
            <text:p>0.0065179832</text:p>
          </table:table-cell>
        </table:table-row>
        <table:table-row table:style-name="ro1">
          <table:table-cell office:value-type="float" office:value="739000" calcext:value-type="float">
            <text:p>739000</text:p>
          </table:table-cell>
          <table:table-cell office:value-type="float" office:value="0.006370077" calcext:value-type="float">
            <text:p>0.006370077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0.0067728992" calcext:value-type="float">
            <text:p>0.0067728992</text:p>
          </table:table-cell>
        </table:table-row>
        <table:table-row table:style-name="ro1">
          <table:table-cell office:value-type="float" office:value="741000" calcext:value-type="float">
            <text:p>741000</text:p>
          </table:table-cell>
          <table:table-cell office:value-type="float" office:value="0.0066629776" calcext:value-type="float">
            <text:p>0.0066629776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 office:value-type="float" office:value="0.0064030541" calcext:value-type="float">
            <text:p>0.0064030541</text:p>
          </table:table-cell>
        </table:table-row>
        <table:table-row table:style-name="ro1">
          <table:table-cell office:value-type="float" office:value="743000" calcext:value-type="float">
            <text:p>743000</text:p>
          </table:table-cell>
          <table:table-cell office:value-type="float" office:value="0.0065540737" calcext:value-type="float">
            <text:p>0.0065540737</text:p>
          </table:table-cell>
        </table:table-row>
        <table:table-row table:style-name="ro1">
          <table:table-cell office:value-type="float" office:value="744000" calcext:value-type="float">
            <text:p>744000</text:p>
          </table:table-cell>
          <table:table-cell office:value-type="float" office:value="0.0065581119" calcext:value-type="float">
            <text:p>0.0065581119</text:p>
          </table:table-cell>
        </table:table-row>
        <table:table-row table:style-name="ro1">
          <table:table-cell office:value-type="float" office:value="745000" calcext:value-type="float">
            <text:p>745000</text:p>
          </table:table-cell>
          <table:table-cell office:value-type="float" office:value="0.0066929426" calcext:value-type="float">
            <text:p>0.0066929426</text:p>
          </table:table-cell>
        </table:table-row>
        <table:table-row table:style-name="ro1">
          <table:table-cell office:value-type="float" office:value="746000" calcext:value-type="float">
            <text:p>746000</text:p>
          </table:table-cell>
          <table:table-cell office:value-type="float" office:value="0.0068239355" calcext:value-type="float">
            <text:p>0.0068239355</text:p>
          </table:table-cell>
        </table:table-row>
        <table:table-row table:style-name="ro1">
          <table:table-cell office:value-type="float" office:value="747000" calcext:value-type="float">
            <text:p>747000</text:p>
          </table:table-cell>
          <table:table-cell office:value-type="float" office:value="0.0065389211" calcext:value-type="float">
            <text:p>0.0065389211</text:p>
          </table:table-cell>
        </table:table-row>
        <table:table-row table:style-name="ro1">
          <table:table-cell office:value-type="float" office:value="748000" calcext:value-type="float">
            <text:p>748000</text:p>
          </table:table-cell>
          <table:table-cell office:value-type="float" office:value="0.007214932" calcext:value-type="float">
            <text:p>0.007214932</text:p>
          </table:table-cell>
        </table:table-row>
        <table:table-row table:style-name="ro1">
          <table:table-cell office:value-type="float" office:value="749000" calcext:value-type="float">
            <text:p>749000</text:p>
          </table:table-cell>
          <table:table-cell office:value-type="float" office:value="0.0064060998" calcext:value-type="float">
            <text:p>0.006406099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0.0067870606" calcext:value-type="float">
            <text:p>0.0067870606</text:p>
          </table:table-cell>
        </table:table-row>
        <table:table-row table:style-name="ro1">
          <table:table-cell office:value-type="float" office:value="751000" calcext:value-type="float">
            <text:p>751000</text:p>
          </table:table-cell>
          <table:table-cell office:value-type="float" office:value="0.0068859068" calcext:value-type="float">
            <text:p>0.0068859068</text:p>
          </table:table-cell>
        </table:table-row>
        <table:table-row table:style-name="ro1">
          <table:table-cell office:value-type="float" office:value="752000" calcext:value-type="float">
            <text:p>752000</text:p>
          </table:table-cell>
          <table:table-cell office:value-type="float" office:value="0.00644" calcext:value-type="float">
            <text:p>0.00644</text:p>
          </table:table-cell>
        </table:table-row>
        <table:table-row table:style-name="ro1">
          <table:table-cell office:value-type="float" office:value="753000" calcext:value-type="float">
            <text:p>753000</text:p>
          </table:table-cell>
          <table:table-cell office:value-type="float" office:value="0.0067620508" calcext:value-type="float">
            <text:p>0.0067620508</text:p>
          </table:table-cell>
        </table:table-row>
        <table:table-row table:style-name="ro1">
          <table:table-cell office:value-type="float" office:value="754000" calcext:value-type="float">
            <text:p>754000</text:p>
          </table:table-cell>
          <table:table-cell office:value-type="float" office:value="0.0064901165" calcext:value-type="float">
            <text:p>0.0064901165</text:p>
          </table:table-cell>
        </table:table-row>
        <table:table-row table:style-name="ro1">
          <table:table-cell office:value-type="float" office:value="755000" calcext:value-type="float">
            <text:p>755000</text:p>
          </table:table-cell>
          <table:table-cell office:value-type="float" office:value="0.0065770203" calcext:value-type="float">
            <text:p>0.0065770203</text:p>
          </table:table-cell>
        </table:table-row>
        <table:table-row table:style-name="ro1">
          <table:table-cell office:value-type="float" office:value="756000" calcext:value-type="float">
            <text:p>756000</text:p>
          </table:table-cell>
          <table:table-cell office:value-type="float" office:value="0.0069148845" calcext:value-type="float">
            <text:p>0.0069148845</text:p>
          </table:table-cell>
        </table:table-row>
        <table:table-row table:style-name="ro1">
          <table:table-cell office:value-type="float" office:value="757000" calcext:value-type="float">
            <text:p>757000</text:p>
          </table:table-cell>
          <table:table-cell office:value-type="float" office:value="0.0065329538" calcext:value-type="float">
            <text:p>0.0065329538</text:p>
          </table:table-cell>
        </table:table-row>
        <table:table-row table:style-name="ro1">
          <table:table-cell office:value-type="float" office:value="758000" calcext:value-type="float">
            <text:p>758000</text:p>
          </table:table-cell>
          <table:table-cell office:value-type="float" office:value="0.0067970497" calcext:value-type="float">
            <text:p>0.0067970497</text:p>
          </table:table-cell>
        </table:table-row>
        <table:table-row table:style-name="ro1">
          <table:table-cell office:value-type="float" office:value="759000" calcext:value-type="float">
            <text:p>759000</text:p>
          </table:table-cell>
          <table:table-cell office:value-type="float" office:value="0.0064269466" calcext:value-type="float">
            <text:p>0.0064269466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0.0067680784" calcext:value-type="float">
            <text:p>0.0067680784</text:p>
          </table:table-cell>
        </table:table-row>
        <table:table-row table:style-name="ro1">
          <table:table-cell office:value-type="float" office:value="761000" calcext:value-type="float">
            <text:p>761000</text:p>
          </table:table-cell>
          <table:table-cell office:value-type="float" office:value="0.0071330341" calcext:value-type="float">
            <text:p>0.0071330341</text:p>
          </table:table-cell>
        </table:table-row>
        <table:table-row table:style-name="ro1">
          <table:table-cell office:value-type="float" office:value="762000" calcext:value-type="float">
            <text:p>762000</text:p>
          </table:table-cell>
          <table:table-cell office:value-type="float" office:value="0.0071548922" calcext:value-type="float">
            <text:p>0.0071548922</text:p>
          </table:table-cell>
        </table:table-row>
        <table:table-row table:style-name="ro1">
          <table:table-cell office:value-type="float" office:value="763000" calcext:value-type="float">
            <text:p>763000</text:p>
          </table:table-cell>
          <table:table-cell office:value-type="float" office:value="0.0065879505" calcext:value-type="float">
            <text:p>0.0065879505</text:p>
          </table:table-cell>
        </table:table-row>
        <table:table-row table:style-name="ro1">
          <table:table-cell office:value-type="float" office:value="764000" calcext:value-type="float">
            <text:p>764000</text:p>
          </table:table-cell>
          <table:table-cell office:value-type="float" office:value="0.0072408916" calcext:value-type="float">
            <text:p>0.0072408916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 office:value-type="float" office:value="0.0069799039" calcext:value-type="float">
            <text:p>0.0069799039</text:p>
          </table:table-cell>
        </table:table-row>
        <table:table-row table:style-name="ro1">
          <table:table-cell office:value-type="float" office:value="766000" calcext:value-type="float">
            <text:p>766000</text:p>
          </table:table-cell>
          <table:table-cell office:value-type="float" office:value="0.0066059997" calcext:value-type="float">
            <text:p>0.0066059997</text:p>
          </table:table-cell>
        </table:table-row>
        <table:table-row table:style-name="ro1">
          <table:table-cell office:value-type="float" office:value="767000" calcext:value-type="float">
            <text:p>767000</text:p>
          </table:table-cell>
          <table:table-cell office:value-type="float" office:value="0.0069999944" calcext:value-type="float">
            <text:p>0.0069999944</text:p>
          </table:table-cell>
        </table:table-row>
        <table:table-row table:style-name="ro1">
          <table:table-cell office:value-type="float" office:value="768000" calcext:value-type="float">
            <text:p>768000</text:p>
          </table:table-cell>
          <table:table-cell office:value-type="float" office:value="0.0067851058" calcext:value-type="float">
            <text:p>0.0067851058</text:p>
          </table:table-cell>
        </table:table-row>
        <table:table-row table:style-name="ro1">
          <table:table-cell office:value-type="float" office:value="769000" calcext:value-type="float">
            <text:p>769000</text:p>
          </table:table-cell>
          <table:table-cell office:value-type="float" office:value="0.0070529978" calcext:value-type="float">
            <text:p>0.007052997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0.0069340606" calcext:value-type="float">
            <text:p>0.0069340606</text:p>
          </table:table-cell>
        </table:table-row>
        <table:table-row table:style-name="ro1">
          <table:table-cell office:value-type="float" office:value="771000" calcext:value-type="float">
            <text:p>771000</text:p>
          </table:table-cell>
          <table:table-cell office:value-type="float" office:value="0.0066269362" calcext:value-type="float">
            <text:p>0.0066269362</text:p>
          </table:table-cell>
        </table:table-row>
        <table:table-row table:style-name="ro1">
          <table:table-cell office:value-type="float" office:value="772000" calcext:value-type="float">
            <text:p>772000</text:p>
          </table:table-cell>
          <table:table-cell office:value-type="float" office:value="0.0065600535" calcext:value-type="float">
            <text:p>0.0065600535</text:p>
          </table:table-cell>
        </table:table-row>
        <table:table-row table:style-name="ro1">
          <table:table-cell office:value-type="float" office:value="773000" calcext:value-type="float">
            <text:p>773000</text:p>
          </table:table-cell>
          <table:table-cell office:value-type="float" office:value="0.0071519249" calcext:value-type="float">
            <text:p>0.0071519249</text:p>
          </table:table-cell>
        </table:table-row>
        <table:table-row table:style-name="ro1">
          <table:table-cell office:value-type="float" office:value="774000" calcext:value-type="float">
            <text:p>774000</text:p>
          </table:table-cell>
          <table:table-cell office:value-type="float" office:value="0.007064084" calcext:value-type="float">
            <text:p>0.007064084</text:p>
          </table:table-cell>
        </table:table-row>
        <table:table-row table:style-name="ro1">
          <table:table-cell office:value-type="float" office:value="775000" calcext:value-type="float">
            <text:p>775000</text:p>
          </table:table-cell>
          <table:table-cell office:value-type="float" office:value="0.006952934" calcext:value-type="float">
            <text:p>0.006952934</text:p>
          </table:table-cell>
        </table:table-row>
        <table:table-row table:style-name="ro1">
          <table:table-cell office:value-type="float" office:value="776000" calcext:value-type="float">
            <text:p>776000</text:p>
          </table:table-cell>
          <table:table-cell office:value-type="float" office:value="0.0070200223" calcext:value-type="float">
            <text:p>0.0070200223</text:p>
          </table:table-cell>
        </table:table-row>
        <table:table-row table:style-name="ro1">
          <table:table-cell office:value-type="float" office:value="777000" calcext:value-type="float">
            <text:p>777000</text:p>
          </table:table-cell>
          <table:table-cell office:value-type="float" office:value="0.0067030313" calcext:value-type="float">
            <text:p>0.0067030313</text:p>
          </table:table-cell>
        </table:table-row>
        <table:table-row table:style-name="ro1">
          <table:table-cell office:value-type="float" office:value="778000" calcext:value-type="float">
            <text:p>778000</text:p>
          </table:table-cell>
          <table:table-cell office:value-type="float" office:value="0.006790001" calcext:value-type="float">
            <text:p>0.006790001</text:p>
          </table:table-cell>
        </table:table-row>
        <table:table-row table:style-name="ro1">
          <table:table-cell office:value-type="float" office:value="779000" calcext:value-type="float">
            <text:p>779000</text:p>
          </table:table-cell>
          <table:table-cell office:value-type="float" office:value="0.0068770633" calcext:value-type="float">
            <text:p>0.006877063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0.0070530936" calcext:value-type="float">
            <text:p>0.0070530936</text:p>
          </table:table-cell>
        </table:table-row>
        <table:table-row table:style-name="ro1">
          <table:table-cell office:value-type="float" office:value="781000" calcext:value-type="float">
            <text:p>781000</text:p>
          </table:table-cell>
          <table:table-cell office:value-type="float" office:value="0.0071539143" calcext:value-type="float">
            <text:p>0.0071539143</text:p>
          </table:table-cell>
        </table:table-row>
        <table:table-row table:style-name="ro1">
          <table:table-cell office:value-type="float" office:value="782000" calcext:value-type="float">
            <text:p>782000</text:p>
          </table:table-cell>
          <table:table-cell office:value-type="float" office:value="0.0067319545" calcext:value-type="float">
            <text:p>0.0067319545</text:p>
          </table:table-cell>
        </table:table-row>
        <table:table-row table:style-name="ro1">
          <table:table-cell office:value-type="float" office:value="783000" calcext:value-type="float">
            <text:p>783000</text:p>
          </table:table-cell>
          <table:table-cell office:value-type="float" office:value="0.0068000973" calcext:value-type="float">
            <text:p>0.0068000973</text:p>
          </table:table-cell>
        </table:table-row>
        <table:table-row table:style-name="ro1">
          <table:table-cell office:value-type="float" office:value="784000" calcext:value-type="float">
            <text:p>784000</text:p>
          </table:table-cell>
          <table:table-cell office:value-type="float" office:value="0.0071560064" calcext:value-type="float">
            <text:p>0.0071560064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  <table:table-cell office:value-type="float" office:value="0.0068759526" calcext:value-type="float">
            <text:p>0.0068759526</text:p>
          </table:table-cell>
        </table:table-row>
        <table:table-row table:style-name="ro1">
          <table:table-cell office:value-type="float" office:value="786000" calcext:value-type="float">
            <text:p>786000</text:p>
          </table:table-cell>
          <table:table-cell office:value-type="float" office:value="0.0070499281" calcext:value-type="float">
            <text:p>0.0070499281</text:p>
          </table:table-cell>
        </table:table-row>
        <table:table-row table:style-name="ro1">
          <table:table-cell office:value-type="float" office:value="787000" calcext:value-type="float">
            <text:p>787000</text:p>
          </table:table-cell>
          <table:table-cell office:value-type="float" office:value="0.0074259588" calcext:value-type="float">
            <text:p>0.0074259588</text:p>
          </table:table-cell>
        </table:table-row>
        <table:table-row table:style-name="ro1">
          <table:table-cell office:value-type="float" office:value="788000" calcext:value-type="float">
            <text:p>788000</text:p>
          </table:table-cell>
          <table:table-cell office:value-type="float" office:value="0.0070880331" calcext:value-type="float">
            <text:p>0.0070880331</text:p>
          </table:table-cell>
        </table:table-row>
        <table:table-row table:style-name="ro1">
          <table:table-cell office:value-type="float" office:value="789000" calcext:value-type="float">
            <text:p>789000</text:p>
          </table:table-cell>
          <table:table-cell office:value-type="float" office:value="0.0073340063" calcext:value-type="float">
            <text:p>0.0073340063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0.0071279435" calcext:value-type="float">
            <text:p>0.0071279435</text:p>
          </table:table-cell>
        </table:table-row>
        <table:table-row table:style-name="ro1">
          <table:table-cell office:value-type="float" office:value="791000" calcext:value-type="float">
            <text:p>791000</text:p>
          </table:table-cell>
          <table:table-cell office:value-type="float" office:value="0.0069420378" calcext:value-type="float">
            <text:p>0.0069420378</text:p>
          </table:table-cell>
        </table:table-row>
        <table:table-row table:style-name="ro1">
          <table:table-cell office:value-type="float" office:value="792000" calcext:value-type="float">
            <text:p>792000</text:p>
          </table:table-cell>
          <table:table-cell office:value-type="float" office:value="0.0070529411" calcext:value-type="float">
            <text:p>0.0070529411</text:p>
          </table:table-cell>
        </table:table-row>
        <table:table-row table:style-name="ro1">
          <table:table-cell office:value-type="float" office:value="793000" calcext:value-type="float">
            <text:p>793000</text:p>
          </table:table-cell>
          <table:table-cell office:value-type="float" office:value="0.0074319754" calcext:value-type="float">
            <text:p>0.0074319754</text:p>
          </table:table-cell>
        </table:table-row>
        <table:table-row table:style-name="ro1">
          <table:table-cell office:value-type="float" office:value="794000" calcext:value-type="float">
            <text:p>794000</text:p>
          </table:table-cell>
          <table:table-cell office:value-type="float" office:value="0.0069359567" calcext:value-type="float">
            <text:p>0.0069359567</text:p>
          </table:table-cell>
        </table:table-row>
        <table:table-row table:style-name="ro1">
          <table:table-cell office:value-type="float" office:value="795000" calcext:value-type="float">
            <text:p>795000</text:p>
          </table:table-cell>
          <table:table-cell office:value-type="float" office:value="0.0073570502" calcext:value-type="float">
            <text:p>0.0073570502</text:p>
          </table:table-cell>
        </table:table-row>
        <table:table-row table:style-name="ro1">
          <table:table-cell office:value-type="float" office:value="796000" calcext:value-type="float">
            <text:p>796000</text:p>
          </table:table-cell>
          <table:table-cell office:value-type="float" office:value="0.006942892" calcext:value-type="float">
            <text:p>0.006942892</text:p>
          </table:table-cell>
        </table:table-row>
        <table:table-row table:style-name="ro1">
          <table:table-cell office:value-type="float" office:value="797000" calcext:value-type="float">
            <text:p>797000</text:p>
          </table:table-cell>
          <table:table-cell office:value-type="float" office:value="0.0073869596" calcext:value-type="float">
            <text:p>0.0073869596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  <table:table-cell office:value-type="float" office:value="0.0072039041" calcext:value-type="float">
            <text:p>0.0072039041</text:p>
          </table:table-cell>
        </table:table-row>
        <table:table-row table:style-name="ro1">
          <table:table-cell office:value-type="float" office:value="799000" calcext:value-type="float">
            <text:p>799000</text:p>
          </table:table-cell>
          <table:table-cell office:value-type="float" office:value="0.0069390552" calcext:value-type="float">
            <text:p>0.006939055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007366961" calcext:value-type="float">
            <text:p>0.007366961</text:p>
          </table:table-cell>
        </table:table-row>
        <table:table-row table:style-name="ro1">
          <table:table-cell office:value-type="float" office:value="801000" calcext:value-type="float">
            <text:p>801000</text:p>
          </table:table-cell>
          <table:table-cell office:value-type="float" office:value="0.0071450358" calcext:value-type="float">
            <text:p>0.0071450358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  <table:table-cell office:value-type="float" office:value="0.0073130802" calcext:value-type="float">
            <text:p>0.0073130802</text:p>
          </table:table-cell>
        </table:table-row>
        <table:table-row table:style-name="ro1">
          <table:table-cell office:value-type="float" office:value="803000" calcext:value-type="float">
            <text:p>803000</text:p>
          </table:table-cell>
          <table:table-cell office:value-type="float" office:value="0.0074249759" calcext:value-type="float">
            <text:p>0.0074249759</text:p>
          </table:table-cell>
        </table:table-row>
        <table:table-row table:style-name="ro1">
          <table:table-cell office:value-type="float" office:value="804000" calcext:value-type="float">
            <text:p>804000</text:p>
          </table:table-cell>
          <table:table-cell office:value-type="float" office:value="0.007047038" calcext:value-type="float">
            <text:p>0.007047038</text:p>
          </table:table-cell>
        </table:table-row>
        <table:table-row table:style-name="ro1">
          <table:table-cell office:value-type="float" office:value="805000" calcext:value-type="float">
            <text:p>805000</text:p>
          </table:table-cell>
          <table:table-cell office:value-type="float" office:value="0.0075680629" calcext:value-type="float">
            <text:p>0.0075680629</text:p>
          </table:table-cell>
        </table:table-row>
        <table:table-row table:style-name="ro1">
          <table:table-cell office:value-type="float" office:value="806000" calcext:value-type="float">
            <text:p>806000</text:p>
          </table:table-cell>
          <table:table-cell office:value-type="float" office:value="0.0075080621" calcext:value-type="float">
            <text:p>0.0075080621</text:p>
          </table:table-cell>
        </table:table-row>
        <table:table-row table:style-name="ro1">
          <table:table-cell office:value-type="float" office:value="807000" calcext:value-type="float">
            <text:p>807000</text:p>
          </table:table-cell>
          <table:table-cell office:value-type="float" office:value="0.0072449289" calcext:value-type="float">
            <text:p>0.0072449289</text:p>
          </table:table-cell>
        </table:table-row>
        <table:table-row table:style-name="ro1">
          <table:table-cell office:value-type="float" office:value="808000" calcext:value-type="float">
            <text:p>808000</text:p>
          </table:table-cell>
          <table:table-cell office:value-type="float" office:value="0.0090139156" calcext:value-type="float">
            <text:p>0.0090139156</text:p>
          </table:table-cell>
        </table:table-row>
        <table:table-row table:style-name="ro1">
          <table:table-cell office:value-type="float" office:value="809000" calcext:value-type="float">
            <text:p>809000</text:p>
          </table:table-cell>
          <table:table-cell office:value-type="float" office:value="0.0070510938" calcext:value-type="float">
            <text:p>0.007051093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0.007303076" calcext:value-type="float">
            <text:p>0.007303076</text:p>
          </table:table-cell>
        </table:table-row>
        <table:table-row table:style-name="ro1">
          <table:table-cell office:value-type="float" office:value="811000" calcext:value-type="float">
            <text:p>811000</text:p>
          </table:table-cell>
          <table:table-cell office:value-type="float" office:value="0.0071599925" calcext:value-type="float">
            <text:p>0.0071599925</text:p>
          </table:table-cell>
        </table:table-row>
        <table:table-row table:style-name="ro1">
          <table:table-cell office:value-type="float" office:value="812000" calcext:value-type="float">
            <text:p>812000</text:p>
          </table:table-cell>
          <table:table-cell office:value-type="float" office:value="0.0071548861" calcext:value-type="float">
            <text:p>0.0071548861</text:p>
          </table:table-cell>
        </table:table-row>
        <table:table-row table:style-name="ro1">
          <table:table-cell office:value-type="float" office:value="813000" calcext:value-type="float">
            <text:p>813000</text:p>
          </table:table-cell>
          <table:table-cell office:value-type="float" office:value="0.0075229867" calcext:value-type="float">
            <text:p>0.0075229867</text:p>
          </table:table-cell>
        </table:table-row>
        <table:table-row table:style-name="ro1">
          <table:table-cell office:value-type="float" office:value="814000" calcext:value-type="float">
            <text:p>814000</text:p>
          </table:table-cell>
          <table:table-cell office:value-type="float" office:value="0.0076919945" calcext:value-type="float">
            <text:p>0.0076919945</text:p>
          </table:table-cell>
        </table:table-row>
        <table:table-row table:style-name="ro1">
          <table:table-cell office:value-type="float" office:value="815000" calcext:value-type="float">
            <text:p>815000</text:p>
          </table:table-cell>
          <table:table-cell office:value-type="float" office:value="0.0075189828" calcext:value-type="float">
            <text:p>0.0075189828</text:p>
          </table:table-cell>
        </table:table-row>
        <table:table-row table:style-name="ro1">
          <table:table-cell office:value-type="float" office:value="816000" calcext:value-type="float">
            <text:p>816000</text:p>
          </table:table-cell>
          <table:table-cell office:value-type="float" office:value="0.0075400612" calcext:value-type="float">
            <text:p>0.0075400612</text:p>
          </table:table-cell>
        </table:table-row>
        <table:table-row table:style-name="ro1">
          <table:table-cell office:value-type="float" office:value="817000" calcext:value-type="float">
            <text:p>817000</text:p>
          </table:table-cell>
          <table:table-cell office:value-type="float" office:value="0.0075100443" calcext:value-type="float">
            <text:p>0.0075100443</text:p>
          </table:table-cell>
        </table:table-row>
        <table:table-row table:style-name="ro1">
          <table:table-cell office:value-type="float" office:value="818000" calcext:value-type="float">
            <text:p>818000</text:p>
          </table:table-cell>
          <table:table-cell office:value-type="float" office:value="0.007675894" calcext:value-type="float">
            <text:p>0.007675894</text:p>
          </table:table-cell>
        </table:table-row>
        <table:table-row table:style-name="ro1">
          <table:table-cell office:value-type="float" office:value="819000" calcext:value-type="float">
            <text:p>819000</text:p>
          </table:table-cell>
          <table:table-cell office:value-type="float" office:value="0.0077020092" calcext:value-type="float">
            <text:p>0.007702009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0.0073330701" calcext:value-type="float">
            <text:p>0.0073330701</text:p>
          </table:table-cell>
        </table:table-row>
        <table:table-row table:style-name="ro1">
          <table:table-cell office:value-type="float" office:value="821000" calcext:value-type="float">
            <text:p>821000</text:p>
          </table:table-cell>
          <table:table-cell office:value-type="float" office:value="0.0073680955" calcext:value-type="float">
            <text:p>0.0073680955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  <table:table-cell office:value-type="float" office:value="0.0071961114" calcext:value-type="float">
            <text:p>0.0071961114</text:p>
          </table:table-cell>
        </table:table-row>
        <table:table-row table:style-name="ro1">
          <table:table-cell office:value-type="float" office:value="823000" calcext:value-type="float">
            <text:p>823000</text:p>
          </table:table-cell>
          <table:table-cell office:value-type="float" office:value="0.0075949041" calcext:value-type="float">
            <text:p>0.0075949041</text:p>
          </table:table-cell>
        </table:table-row>
        <table:table-row table:style-name="ro1">
          <table:table-cell office:value-type="float" office:value="824000" calcext:value-type="float">
            <text:p>824000</text:p>
          </table:table-cell>
          <table:table-cell office:value-type="float" office:value="0.0074640799" calcext:value-type="float">
            <text:p>0.0074640799</text:p>
          </table:table-cell>
        </table:table-row>
        <table:table-row table:style-name="ro1">
          <table:table-cell office:value-type="float" office:value="825000" calcext:value-type="float">
            <text:p>825000</text:p>
          </table:table-cell>
          <table:table-cell office:value-type="float" office:value="0.0071189083" calcext:value-type="float">
            <text:p>0.0071189083</text:p>
          </table:table-cell>
        </table:table-row>
        <table:table-row table:style-name="ro1">
          <table:table-cell office:value-type="float" office:value="826000" calcext:value-type="float">
            <text:p>826000</text:p>
          </table:table-cell>
          <table:table-cell office:value-type="float" office:value="0.0075740437" calcext:value-type="float">
            <text:p>0.0075740437</text:p>
          </table:table-cell>
        </table:table-row>
        <table:table-row table:style-name="ro1">
          <table:table-cell office:value-type="float" office:value="827000" calcext:value-type="float">
            <text:p>827000</text:p>
          </table:table-cell>
          <table:table-cell office:value-type="float" office:value="0.0074061111" calcext:value-type="float">
            <text:p>0.0074061111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 office:value-type="float" office:value="0.0074280706" calcext:value-type="float">
            <text:p>0.0074280706</text:p>
          </table:table-cell>
        </table:table-row>
        <table:table-row table:style-name="ro1">
          <table:table-cell office:value-type="float" office:value="829000" calcext:value-type="float">
            <text:p>829000</text:p>
          </table:table-cell>
          <table:table-cell office:value-type="float" office:value="0.007228986" calcext:value-type="float">
            <text:p>0.007228986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0.0073960597" calcext:value-type="float">
            <text:p>0.0073960597</text:p>
          </table:table-cell>
        </table:table-row>
        <table:table-row table:style-name="ro1">
          <table:table-cell office:value-type="float" office:value="831000" calcext:value-type="float">
            <text:p>831000</text:p>
          </table:table-cell>
          <table:table-cell office:value-type="float" office:value="0.0082440795" calcext:value-type="float">
            <text:p>0.0082440795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 office:value-type="float" office:value="0.0077209746" calcext:value-type="float">
            <text:p>0.0077209746</text:p>
          </table:table-cell>
        </table:table-row>
        <table:table-row table:style-name="ro1">
          <table:table-cell office:value-type="float" office:value="833000" calcext:value-type="float">
            <text:p>833000</text:p>
          </table:table-cell>
          <table:table-cell office:value-type="float" office:value="0.0073788937" calcext:value-type="float">
            <text:p>0.0073788937</text:p>
          </table:table-cell>
        </table:table-row>
        <table:table-row table:style-name="ro1">
          <table:table-cell office:value-type="float" office:value="834000" calcext:value-type="float">
            <text:p>834000</text:p>
          </table:table-cell>
          <table:table-cell office:value-type="float" office:value="0.0077910838" calcext:value-type="float">
            <text:p>0.0077910838</text:p>
          </table:table-cell>
        </table:table-row>
        <table:table-row table:style-name="ro1">
          <table:table-cell office:value-type="float" office:value="835000" calcext:value-type="float">
            <text:p>835000</text:p>
          </table:table-cell>
          <table:table-cell office:value-type="float" office:value="0.0074538816" calcext:value-type="float">
            <text:p>0.0074538816</text:p>
          </table:table-cell>
        </table:table-row>
        <table:table-row table:style-name="ro1">
          <table:table-cell office:value-type="float" office:value="836000" calcext:value-type="float">
            <text:p>836000</text:p>
          </table:table-cell>
          <table:table-cell office:value-type="float" office:value="0.0076281167" calcext:value-type="float">
            <text:p>0.0076281167</text:p>
          </table:table-cell>
        </table:table-row>
        <table:table-row table:style-name="ro1">
          <table:table-cell office:value-type="float" office:value="837000" calcext:value-type="float">
            <text:p>837000</text:p>
          </table:table-cell>
          <table:table-cell office:value-type="float" office:value="0.007581028" calcext:value-type="float">
            <text:p>0.007581028</text:p>
          </table:table-cell>
        </table:table-row>
        <table:table-row table:style-name="ro1">
          <table:table-cell office:value-type="float" office:value="838000" calcext:value-type="float">
            <text:p>838000</text:p>
          </table:table-cell>
          <table:table-cell office:value-type="float" office:value="0.0076429579" calcext:value-type="float">
            <text:p>0.0076429579</text:p>
          </table:table-cell>
        </table:table-row>
        <table:table-row table:style-name="ro1">
          <table:table-cell office:value-type="float" office:value="839000" calcext:value-type="float">
            <text:p>839000</text:p>
          </table:table-cell>
          <table:table-cell office:value-type="float" office:value="0.0075830955" calcext:value-type="float">
            <text:p>0.0075830955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0.0073860208" calcext:value-type="float">
            <text:p>0.0073860208</text:p>
          </table:table-cell>
        </table:table-row>
        <table:table-row table:style-name="ro1">
          <table:table-cell office:value-type="float" office:value="841000" calcext:value-type="float">
            <text:p>841000</text:p>
          </table:table-cell>
          <table:table-cell office:value-type="float" office:value="0.007201986" calcext:value-type="float">
            <text:p>0.007201986</text:p>
          </table:table-cell>
        </table:table-row>
        <table:table-row table:style-name="ro1">
          <table:table-cell office:value-type="float" office:value="842000" calcext:value-type="float">
            <text:p>842000</text:p>
          </table:table-cell>
          <table:table-cell office:value-type="float" office:value="0.007689088" calcext:value-type="float">
            <text:p>0.007689088</text:p>
          </table:table-cell>
        </table:table-row>
        <table:table-row table:style-name="ro1">
          <table:table-cell office:value-type="float" office:value="843000" calcext:value-type="float">
            <text:p>843000</text:p>
          </table:table-cell>
          <table:table-cell office:value-type="float" office:value="0.0073819443" calcext:value-type="float">
            <text:p>0.0073819443</text:p>
          </table:table-cell>
        </table:table-row>
        <table:table-row table:style-name="ro1">
          <table:table-cell office:value-type="float" office:value="844000" calcext:value-type="float">
            <text:p>844000</text:p>
          </table:table-cell>
          <table:table-cell office:value-type="float" office:value="0.0075770257" calcext:value-type="float">
            <text:p>0.0075770257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 office:value-type="float" office:value="0.0077840531" calcext:value-type="float">
            <text:p>0.0077840531</text:p>
          </table:table-cell>
        </table:table-row>
        <table:table-row table:style-name="ro1">
          <table:table-cell office:value-type="float" office:value="846000" calcext:value-type="float">
            <text:p>846000</text:p>
          </table:table-cell>
          <table:table-cell office:value-type="float" office:value="0.0075519051" calcext:value-type="float">
            <text:p>0.0075519051</text:p>
          </table:table-cell>
        </table:table-row>
        <table:table-row table:style-name="ro1">
          <table:table-cell office:value-type="float" office:value="847000" calcext:value-type="float">
            <text:p>847000</text:p>
          </table:table-cell>
          <table:table-cell office:value-type="float" office:value="0.0078119787" calcext:value-type="float">
            <text:p>0.0078119787</text:p>
          </table:table-cell>
        </table:table-row>
        <table:table-row table:style-name="ro1">
          <table:table-cell office:value-type="float" office:value="848000" calcext:value-type="float">
            <text:p>848000</text:p>
          </table:table-cell>
          <table:table-cell office:value-type="float" office:value="0.0077580208" calcext:value-type="float">
            <text:p>0.0077580208</text:p>
          </table:table-cell>
        </table:table-row>
        <table:table-row table:style-name="ro1">
          <table:table-cell office:value-type="float" office:value="849000" calcext:value-type="float">
            <text:p>849000</text:p>
          </table:table-cell>
          <table:table-cell office:value-type="float" office:value="0.0077338841" calcext:value-type="float">
            <text:p>0.007733884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0.0080739117" calcext:value-type="float">
            <text:p>0.0080739117</text:p>
          </table:table-cell>
        </table:table-row>
        <table:table-row table:style-name="ro1">
          <table:table-cell office:value-type="float" office:value="851000" calcext:value-type="float">
            <text:p>851000</text:p>
          </table:table-cell>
          <table:table-cell office:value-type="float" office:value="0.0075579138" calcext:value-type="float">
            <text:p>0.0075579138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 office:value-type="float" office:value="0.0077101124" calcext:value-type="float">
            <text:p>0.0077101124</text:p>
          </table:table-cell>
        </table:table-row>
        <table:table-row table:style-name="ro1">
          <table:table-cell office:value-type="float" office:value="853000" calcext:value-type="float">
            <text:p>853000</text:p>
          </table:table-cell>
          <table:table-cell office:value-type="float" office:value="0.0078481095" calcext:value-type="float">
            <text:p>0.0078481095</text:p>
          </table:table-cell>
        </table:table-row>
        <table:table-row table:style-name="ro1">
          <table:table-cell office:value-type="float" office:value="854000" calcext:value-type="float">
            <text:p>854000</text:p>
          </table:table-cell>
          <table:table-cell office:value-type="float" office:value="0.008179991" calcext:value-type="float">
            <text:p>0.008179991</text:p>
          </table:table-cell>
        </table:table-row>
        <table:table-row table:style-name="ro1">
          <table:table-cell office:value-type="float" office:value="855000" calcext:value-type="float">
            <text:p>855000</text:p>
          </table:table-cell>
          <table:table-cell office:value-type="float" office:value="0.0074960977" calcext:value-type="float">
            <text:p>0.0074960977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  <table:table-cell office:value-type="float" office:value="0.007768103" calcext:value-type="float">
            <text:p>0.007768103</text:p>
          </table:table-cell>
        </table:table-row>
        <table:table-row table:style-name="ro1">
          <table:table-cell office:value-type="float" office:value="857000" calcext:value-type="float">
            <text:p>857000</text:p>
          </table:table-cell>
          <table:table-cell office:value-type="float" office:value="0.0079210329" calcext:value-type="float">
            <text:p>0.0079210329</text:p>
          </table:table-cell>
        </table:table-row>
        <table:table-row table:style-name="ro1">
          <table:table-cell office:value-type="float" office:value="858000" calcext:value-type="float">
            <text:p>858000</text:p>
          </table:table-cell>
          <table:table-cell office:value-type="float" office:value="0.0073959298" calcext:value-type="float">
            <text:p>0.0073959298</text:p>
          </table:table-cell>
        </table:table-row>
        <table:table-row table:style-name="ro1">
          <table:table-cell office:value-type="float" office:value="859000" calcext:value-type="float">
            <text:p>859000</text:p>
          </table:table-cell>
          <table:table-cell office:value-type="float" office:value="0.0078279787" calcext:value-type="float">
            <text:p>0.0078279787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0.0076650787" calcext:value-type="float">
            <text:p>0.0076650787</text:p>
          </table:table-cell>
        </table:table-row>
        <table:table-row table:style-name="ro1">
          <table:table-cell office:value-type="float" office:value="861000" calcext:value-type="float">
            <text:p>861000</text:p>
          </table:table-cell>
          <table:table-cell office:value-type="float" office:value="0.0077290167" calcext:value-type="float">
            <text:p>0.0077290167</text:p>
          </table:table-cell>
        </table:table-row>
        <table:table-row table:style-name="ro1">
          <table:table-cell office:value-type="float" office:value="862000" calcext:value-type="float">
            <text:p>862000</text:p>
          </table:table-cell>
          <table:table-cell office:value-type="float" office:value="0.0077819709" calcext:value-type="float">
            <text:p>0.0077819709</text:p>
          </table:table-cell>
        </table:table-row>
        <table:table-row table:style-name="ro1">
          <table:table-cell office:value-type="float" office:value="863000" calcext:value-type="float">
            <text:p>863000</text:p>
          </table:table-cell>
          <table:table-cell office:value-type="float" office:value="0.0077219962" calcext:value-type="float">
            <text:p>0.0077219962</text:p>
          </table:table-cell>
        </table:table-row>
        <table:table-row table:style-name="ro1">
          <table:table-cell office:value-type="float" office:value="864000" calcext:value-type="float">
            <text:p>864000</text:p>
          </table:table-cell>
          <table:table-cell office:value-type="float" office:value="0.0078049008" calcext:value-type="float">
            <text:p>0.0078049008</text:p>
          </table:table-cell>
        </table:table-row>
        <table:table-row table:style-name="ro1">
          <table:table-cell office:value-type="float" office:value="865000" calcext:value-type="float">
            <text:p>865000</text:p>
          </table:table-cell>
          <table:table-cell office:value-type="float" office:value="0.0076399465" calcext:value-type="float">
            <text:p>0.0076399465</text:p>
          </table:table-cell>
        </table:table-row>
        <table:table-row table:style-name="ro1">
          <table:table-cell office:value-type="float" office:value="866000" calcext:value-type="float">
            <text:p>866000</text:p>
          </table:table-cell>
          <table:table-cell office:value-type="float" office:value="0.007575974" calcext:value-type="float">
            <text:p>0.007575974</text:p>
          </table:table-cell>
        </table:table-row>
        <table:table-row table:style-name="ro1">
          <table:table-cell office:value-type="float" office:value="867000" calcext:value-type="float">
            <text:p>867000</text:p>
          </table:table-cell>
          <table:table-cell office:value-type="float" office:value="0.007896941" calcext:value-type="float">
            <text:p>0.007896941</text:p>
          </table:table-cell>
        </table:table-row>
        <table:table-row table:style-name="ro1">
          <table:table-cell office:value-type="float" office:value="868000" calcext:value-type="float">
            <text:p>868000</text:p>
          </table:table-cell>
          <table:table-cell office:value-type="float" office:value="0.0076919548" calcext:value-type="float">
            <text:p>0.0076919548</text:p>
          </table:table-cell>
        </table:table-row>
        <table:table-row table:style-name="ro1">
          <table:table-cell office:value-type="float" office:value="869000" calcext:value-type="float">
            <text:p>869000</text:p>
          </table:table-cell>
          <table:table-cell office:value-type="float" office:value="0.0078299945" calcext:value-type="float">
            <text:p>0.0078299945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0.0076630331" calcext:value-type="float">
            <text:p>0.0076630331</text:p>
          </table:table-cell>
        </table:table-row>
        <table:table-row table:style-name="ro1">
          <table:table-cell office:value-type="float" office:value="871000" calcext:value-type="float">
            <text:p>871000</text:p>
          </table:table-cell>
          <table:table-cell office:value-type="float" office:value="0.008393101" calcext:value-type="float">
            <text:p>0.008393101</text:p>
          </table:table-cell>
        </table:table-row>
        <table:table-row table:style-name="ro1">
          <table:table-cell office:value-type="float" office:value="872000" calcext:value-type="float">
            <text:p>872000</text:p>
          </table:table-cell>
          <table:table-cell office:value-type="float" office:value="0.0077130106" calcext:value-type="float">
            <text:p>0.0077130106</text:p>
          </table:table-cell>
        </table:table-row>
        <table:table-row table:style-name="ro1">
          <table:table-cell office:value-type="float" office:value="873000" calcext:value-type="float">
            <text:p>873000</text:p>
          </table:table-cell>
          <table:table-cell office:value-type="float" office:value="0.0076889777" calcext:value-type="float">
            <text:p>0.0076889777</text:p>
          </table:table-cell>
        </table:table-row>
        <table:table-row table:style-name="ro1">
          <table:table-cell office:value-type="float" office:value="874000" calcext:value-type="float">
            <text:p>874000</text:p>
          </table:table-cell>
          <table:table-cell office:value-type="float" office:value="0.0086569815" calcext:value-type="float">
            <text:p>0.0086569815</text:p>
          </table:table-cell>
        </table:table-row>
        <table:table-row table:style-name="ro1">
          <table:table-cell office:value-type="float" office:value="875000" calcext:value-type="float">
            <text:p>875000</text:p>
          </table:table-cell>
          <table:table-cell office:value-type="float" office:value="0.0082730144" calcext:value-type="float">
            <text:p>0.0082730144</text:p>
          </table:table-cell>
        </table:table-row>
        <table:table-row table:style-name="ro1">
          <table:table-cell office:value-type="float" office:value="876000" calcext:value-type="float">
            <text:p>876000</text:p>
          </table:table-cell>
          <table:table-cell office:value-type="float" office:value="0.007599907" calcext:value-type="float">
            <text:p>0.007599907</text:p>
          </table:table-cell>
        </table:table-row>
        <table:table-row table:style-name="ro1">
          <table:table-cell office:value-type="float" office:value="877000" calcext:value-type="float">
            <text:p>877000</text:p>
          </table:table-cell>
          <table:table-cell office:value-type="float" office:value="0.0076888864" calcext:value-type="float">
            <text:p>0.0076888864</text:p>
          </table:table-cell>
        </table:table-row>
        <table:table-row table:style-name="ro1">
          <table:table-cell office:value-type="float" office:value="878000" calcext:value-type="float">
            <text:p>878000</text:p>
          </table:table-cell>
          <table:table-cell office:value-type="float" office:value="0.0080190836" calcext:value-type="float">
            <text:p>0.0080190836</text:p>
          </table:table-cell>
        </table:table-row>
        <table:table-row table:style-name="ro1">
          <table:table-cell office:value-type="float" office:value="879000" calcext:value-type="float">
            <text:p>879000</text:p>
          </table:table-cell>
          <table:table-cell office:value-type="float" office:value="0.0087350677" calcext:value-type="float">
            <text:p>0.0087350677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0.0084400553" calcext:value-type="float">
            <text:p>0.0084400553</text:p>
          </table:table-cell>
        </table:table-row>
        <table:table-row table:style-name="ro1">
          <table:table-cell office:value-type="float" office:value="881000" calcext:value-type="float">
            <text:p>881000</text:p>
          </table:table-cell>
          <table:table-cell office:value-type="float" office:value="0.0078148992" calcext:value-type="float">
            <text:p>0.0078148992</text:p>
          </table:table-cell>
        </table:table-row>
        <table:table-row table:style-name="ro1">
          <table:table-cell office:value-type="float" office:value="882000" calcext:value-type="float">
            <text:p>882000</text:p>
          </table:table-cell>
          <table:table-cell office:value-type="float" office:value="0.0097020366" calcext:value-type="float">
            <text:p>0.0097020366</text:p>
          </table:table-cell>
        </table:table-row>
        <table:table-row table:style-name="ro1">
          <table:table-cell office:value-type="float" office:value="883000" calcext:value-type="float">
            <text:p>883000</text:p>
          </table:table-cell>
          <table:table-cell office:value-type="float" office:value="0.0077100972" calcext:value-type="float">
            <text:p>0.0077100972</text:p>
          </table:table-cell>
        </table:table-row>
        <table:table-row table:style-name="ro1">
          <table:table-cell office:value-type="float" office:value="884000" calcext:value-type="float">
            <text:p>884000</text:p>
          </table:table-cell>
          <table:table-cell office:value-type="float" office:value="0.0085720782" calcext:value-type="float">
            <text:p>0.0085720782</text:p>
          </table:table-cell>
        </table:table-row>
        <table:table-row table:style-name="ro1">
          <table:table-cell office:value-type="float" office:value="885000" calcext:value-type="float">
            <text:p>885000</text:p>
          </table:table-cell>
          <table:table-cell office:value-type="float" office:value="0.0082469628" calcext:value-type="float">
            <text:p>0.0082469628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 office:value-type="float" office:value="0.0080049597" calcext:value-type="float">
            <text:p>0.0080049597</text:p>
          </table:table-cell>
        </table:table-row>
        <table:table-row table:style-name="ro1">
          <table:table-cell office:value-type="float" office:value="887000" calcext:value-type="float">
            <text:p>887000</text:p>
          </table:table-cell>
          <table:table-cell office:value-type="float" office:value="0.0078329305" calcext:value-type="float">
            <text:p>0.0078329305</text:p>
          </table:table-cell>
        </table:table-row>
        <table:table-row table:style-name="ro1">
          <table:table-cell office:value-type="float" office:value="888000" calcext:value-type="float">
            <text:p>888000</text:p>
          </table:table-cell>
          <table:table-cell office:value-type="float" office:value="0.0085900059" calcext:value-type="float">
            <text:p>0.0085900059</text:p>
          </table:table-cell>
        </table:table-row>
        <table:table-row table:style-name="ro1">
          <table:table-cell office:value-type="float" office:value="889000" calcext:value-type="float">
            <text:p>889000</text:p>
          </table:table-cell>
          <table:table-cell office:value-type="float" office:value="0.0082688899" calcext:value-type="float">
            <text:p>0.0082688899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0.0078060363" calcext:value-type="float">
            <text:p>0.0078060363</text:p>
          </table:table-cell>
        </table:table-row>
        <table:table-row table:style-name="ro1">
          <table:table-cell office:value-type="float" office:value="891000" calcext:value-type="float">
            <text:p>891000</text:p>
          </table:table-cell>
          <table:table-cell office:value-type="float" office:value="0.0079179925" calcext:value-type="float">
            <text:p>0.0079179925</text:p>
          </table:table-cell>
        </table:table-row>
        <table:table-row table:style-name="ro1">
          <table:table-cell office:value-type="float" office:value="892000" calcext:value-type="float">
            <text:p>892000</text:p>
          </table:table-cell>
          <table:table-cell office:value-type="float" office:value="0.0082800004" calcext:value-type="float">
            <text:p>0.0082800004</text:p>
          </table:table-cell>
        </table:table-row>
        <table:table-row table:style-name="ro1">
          <table:table-cell office:value-type="float" office:value="893000" calcext:value-type="float">
            <text:p>893000</text:p>
          </table:table-cell>
          <table:table-cell office:value-type="float" office:value="0.0082869783" calcext:value-type="float">
            <text:p>0.0082869783</text:p>
          </table:table-cell>
        </table:table-row>
        <table:table-row table:style-name="ro1">
          <table:table-cell office:value-type="float" office:value="894000" calcext:value-type="float">
            <text:p>894000</text:p>
          </table:table-cell>
          <table:table-cell office:value-type="float" office:value="0.0079179219" calcext:value-type="float">
            <text:p>0.0079179219</text:p>
          </table:table-cell>
        </table:table-row>
        <table:table-row table:style-name="ro1">
          <table:table-cell office:value-type="float" office:value="895000" calcext:value-type="float">
            <text:p>895000</text:p>
          </table:table-cell>
          <table:table-cell office:value-type="float" office:value="0.0082550446" calcext:value-type="float">
            <text:p>0.0082550446</text:p>
          </table:table-cell>
        </table:table-row>
        <table:table-row table:style-name="ro1">
          <table:table-cell office:value-type="float" office:value="896000" calcext:value-type="float">
            <text:p>896000</text:p>
          </table:table-cell>
          <table:table-cell office:value-type="float" office:value="0.0079969801" calcext:value-type="float">
            <text:p>0.0079969801</text:p>
          </table:table-cell>
        </table:table-row>
        <table:table-row table:style-name="ro1">
          <table:table-cell office:value-type="float" office:value="897000" calcext:value-type="float">
            <text:p>897000</text:p>
          </table:table-cell>
          <table:table-cell office:value-type="float" office:value="0.0080010099" calcext:value-type="float">
            <text:p>0.0080010099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 office:value-type="float" office:value="0.0080409433" calcext:value-type="float">
            <text:p>0.0080409433</text:p>
          </table:table-cell>
        </table:table-row>
        <table:table-row table:style-name="ro1">
          <table:table-cell office:value-type="float" office:value="899000" calcext:value-type="float">
            <text:p>899000</text:p>
          </table:table-cell>
          <table:table-cell office:value-type="float" office:value="0.0086620573" calcext:value-type="float">
            <text:p>0.0086620573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0080849183" calcext:value-type="float">
            <text:p>0.0080849183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 office:value-type="float" office:value="0.0080190251" calcext:value-type="float">
            <text:p>0.0080190251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 office:value-type="float" office:value="0.0085760184" calcext:value-type="float">
            <text:p>0.0085760184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 office:value-type="float" office:value="0.0080209064" calcext:value-type="float">
            <text:p>0.0080209064</text:p>
          </table:table-cell>
        </table:table-row>
        <table:table-row table:style-name="ro1">
          <table:table-cell office:value-type="float" office:value="904000" calcext:value-type="float">
            <text:p>904000</text:p>
          </table:table-cell>
          <table:table-cell office:value-type="float" office:value="0.0079659679" calcext:value-type="float">
            <text:p>0.0079659679</text:p>
          </table:table-cell>
        </table:table-row>
        <table:table-row table:style-name="ro1">
          <table:table-cell office:value-type="float" office:value="905000" calcext:value-type="float">
            <text:p>905000</text:p>
          </table:table-cell>
          <table:table-cell office:value-type="float" office:value="0.0083280916" calcext:value-type="float">
            <text:p>0.0083280916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 office:value-type="float" office:value="0.0080089453" calcext:value-type="float">
            <text:p>0.0080089453</text:p>
          </table:table-cell>
        </table:table-row>
        <table:table-row table:style-name="ro1">
          <table:table-cell office:value-type="float" office:value="907000" calcext:value-type="float">
            <text:p>907000</text:p>
          </table:table-cell>
          <table:table-cell office:value-type="float" office:value="0.008361009" calcext:value-type="float">
            <text:p>0.008361009</text:p>
          </table:table-cell>
        </table:table-row>
        <table:table-row table:style-name="ro1">
          <table:table-cell office:value-type="float" office:value="908000" calcext:value-type="float">
            <text:p>908000</text:p>
          </table:table-cell>
          <table:table-cell office:value-type="float" office:value="0.0083599504" calcext:value-type="float">
            <text:p>0.0083599504</text:p>
          </table:table-cell>
        </table:table-row>
        <table:table-row table:style-name="ro1">
          <table:table-cell office:value-type="float" office:value="909000" calcext:value-type="float">
            <text:p>909000</text:p>
          </table:table-cell>
          <table:table-cell office:value-type="float" office:value="0.0083269488" calcext:value-type="float">
            <text:p>0.0083269488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0.0085279137" calcext:value-type="float">
            <text:p>0.0085279137</text:p>
          </table:table-cell>
        </table:table-row>
        <table:table-row table:style-name="ro1">
          <table:table-cell office:value-type="float" office:value="911000" calcext:value-type="float">
            <text:p>911000</text:p>
          </table:table-cell>
          <table:table-cell office:value-type="float" office:value="0.0081530604" calcext:value-type="float">
            <text:p>0.0081530604</text:p>
          </table:table-cell>
        </table:table-row>
        <table:table-row table:style-name="ro1">
          <table:table-cell office:value-type="float" office:value="912000" calcext:value-type="float">
            <text:p>912000</text:p>
          </table:table-cell>
          <table:table-cell office:value-type="float" office:value="0.0084109597" calcext:value-type="float">
            <text:p>0.0084109597</text:p>
          </table:table-cell>
        </table:table-row>
        <table:table-row table:style-name="ro1">
          <table:table-cell office:value-type="float" office:value="913000" calcext:value-type="float">
            <text:p>913000</text:p>
          </table:table-cell>
          <table:table-cell office:value-type="float" office:value="0.0084470844" calcext:value-type="float">
            <text:p>0.0084470844</text:p>
          </table:table-cell>
        </table:table-row>
        <table:table-row table:style-name="ro1">
          <table:table-cell office:value-type="float" office:value="914000" calcext:value-type="float">
            <text:p>914000</text:p>
          </table:table-cell>
          <table:table-cell office:value-type="float" office:value="0.0078789259" calcext:value-type="float">
            <text:p>0.0078789259</text:p>
          </table:table-cell>
        </table:table-row>
        <table:table-row table:style-name="ro1">
          <table:table-cell office:value-type="float" office:value="915000" calcext:value-type="float">
            <text:p>915000</text:p>
          </table:table-cell>
          <table:table-cell office:value-type="float" office:value="0.0085348921" calcext:value-type="float">
            <text:p>0.0085348921</text:p>
          </table:table-cell>
        </table:table-row>
        <table:table-row table:style-name="ro1">
          <table:table-cell office:value-type="float" office:value="916000" calcext:value-type="float">
            <text:p>916000</text:p>
          </table:table-cell>
          <table:table-cell office:value-type="float" office:value="0.0079248851" calcext:value-type="float">
            <text:p>0.0079248851</text:p>
          </table:table-cell>
        </table:table-row>
        <table:table-row table:style-name="ro1">
          <table:table-cell office:value-type="float" office:value="917000" calcext:value-type="float">
            <text:p>917000</text:p>
          </table:table-cell>
          <table:table-cell office:value-type="float" office:value="0.008118118" calcext:value-type="float">
            <text:p>0.008118118</text:p>
          </table:table-cell>
        </table:table-row>
        <table:table-row table:style-name="ro1">
          <table:table-cell office:value-type="float" office:value="918000" calcext:value-type="float">
            <text:p>918000</text:p>
          </table:table-cell>
          <table:table-cell office:value-type="float" office:value="0.0080160405" calcext:value-type="float">
            <text:p>0.0080160405</text:p>
          </table:table-cell>
        </table:table-row>
        <table:table-row table:style-name="ro1">
          <table:table-cell office:value-type="float" office:value="919000" calcext:value-type="float">
            <text:p>919000</text:p>
          </table:table-cell>
          <table:table-cell office:value-type="float" office:value="0.0082420137" calcext:value-type="float">
            <text:p>0.008242013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0.0085839093" calcext:value-type="float">
            <text:p>0.0085839093</text:p>
          </table:table-cell>
        </table:table-row>
        <table:table-row table:style-name="ro1">
          <table:table-cell office:value-type="float" office:value="921000" calcext:value-type="float">
            <text:p>921000</text:p>
          </table:table-cell>
          <table:table-cell office:value-type="float" office:value="0.0081140433" calcext:value-type="float">
            <text:p>0.0081140433</text:p>
          </table:table-cell>
        </table:table-row>
        <table:table-row table:style-name="ro1">
          <table:table-cell office:value-type="float" office:value="922000" calcext:value-type="float">
            <text:p>922000</text:p>
          </table:table-cell>
          <table:table-cell office:value-type="float" office:value="0.0082859643" calcext:value-type="float">
            <text:p>0.0082859643</text:p>
          </table:table-cell>
        </table:table-row>
        <table:table-row table:style-name="ro1">
          <table:table-cell office:value-type="float" office:value="923000" calcext:value-type="float">
            <text:p>923000</text:p>
          </table:table-cell>
          <table:table-cell office:value-type="float" office:value="0.0083420609" calcext:value-type="float">
            <text:p>0.0083420609</text:p>
          </table:table-cell>
        </table:table-row>
        <table:table-row table:style-name="ro1">
          <table:table-cell office:value-type="float" office:value="924000" calcext:value-type="float">
            <text:p>924000</text:p>
          </table:table-cell>
          <table:table-cell office:value-type="float" office:value="0.008588095" calcext:value-type="float">
            <text:p>0.008588095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 office:value-type="float" office:value="0.0082520631" calcext:value-type="float">
            <text:p>0.0082520631</text:p>
          </table:table-cell>
        </table:table-row>
        <table:table-row table:style-name="ro1">
          <table:table-cell office:value-type="float" office:value="926000" calcext:value-type="float">
            <text:p>926000</text:p>
          </table:table-cell>
          <table:table-cell office:value-type="float" office:value="0.0084478863" calcext:value-type="float">
            <text:p>0.0084478863</text:p>
          </table:table-cell>
        </table:table-row>
        <table:table-row table:style-name="ro1">
          <table:table-cell office:value-type="float" office:value="927000" calcext:value-type="float">
            <text:p>927000</text:p>
          </table:table-cell>
          <table:table-cell office:value-type="float" office:value="0.0081899281" calcext:value-type="float">
            <text:p>0.0081899281</text:p>
          </table:table-cell>
        </table:table-row>
        <table:table-row table:style-name="ro1">
          <table:table-cell office:value-type="float" office:value="928000" calcext:value-type="float">
            <text:p>928000</text:p>
          </table:table-cell>
          <table:table-cell office:value-type="float" office:value="0.0082810425" calcext:value-type="float">
            <text:p>0.0082810425</text:p>
          </table:table-cell>
        </table:table-row>
        <table:table-row table:style-name="ro1">
          <table:table-cell office:value-type="float" office:value="929000" calcext:value-type="float">
            <text:p>929000</text:p>
          </table:table-cell>
          <table:table-cell office:value-type="float" office:value="0.0085230927" calcext:value-type="float">
            <text:p>0.008523092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0.0086730743" calcext:value-type="float">
            <text:p>0.0086730743</text:p>
          </table:table-cell>
        </table:table-row>
        <table:table-row table:style-name="ro1">
          <table:table-cell office:value-type="float" office:value="931000" calcext:value-type="float">
            <text:p>931000</text:p>
          </table:table-cell>
          <table:table-cell office:value-type="float" office:value="0.0080910649" calcext:value-type="float">
            <text:p>0.0080910649</text:p>
          </table:table-cell>
        </table:table-row>
        <table:table-row table:style-name="ro1">
          <table:table-cell office:value-type="float" office:value="932000" calcext:value-type="float">
            <text:p>932000</text:p>
          </table:table-cell>
          <table:table-cell office:value-type="float" office:value="0.0086870552" calcext:value-type="float">
            <text:p>0.0086870552</text:p>
          </table:table-cell>
        </table:table-row>
        <table:table-row table:style-name="ro1">
          <table:table-cell office:value-type="float" office:value="933000" calcext:value-type="float">
            <text:p>933000</text:p>
          </table:table-cell>
          <table:table-cell office:value-type="float" office:value="0.0085919061" calcext:value-type="float">
            <text:p>0.0085919061</text:p>
          </table:table-cell>
        </table:table-row>
        <table:table-row table:style-name="ro1">
          <table:table-cell office:value-type="float" office:value="934000" calcext:value-type="float">
            <text:p>934000</text:p>
          </table:table-cell>
          <table:table-cell office:value-type="float" office:value="0.0082150364" calcext:value-type="float">
            <text:p>0.0082150364</text:p>
          </table:table-cell>
        </table:table-row>
        <table:table-row table:style-name="ro1">
          <table:table-cell office:value-type="float" office:value="935000" calcext:value-type="float">
            <text:p>935000</text:p>
          </table:table-cell>
          <table:table-cell office:value-type="float" office:value="0.0087438955" calcext:value-type="float">
            <text:p>0.0087438955</text:p>
          </table:table-cell>
        </table:table-row>
        <table:table-row table:style-name="ro1">
          <table:table-cell office:value-type="float" office:value="936000" calcext:value-type="float">
            <text:p>936000</text:p>
          </table:table-cell>
          <table:table-cell office:value-type="float" office:value="0.0083349109" calcext:value-type="float">
            <text:p>0.0083349109</text:p>
          </table:table-cell>
        </table:table-row>
        <table:table-row table:style-name="ro1">
          <table:table-cell office:value-type="float" office:value="937000" calcext:value-type="float">
            <text:p>937000</text:p>
          </table:table-cell>
          <table:table-cell office:value-type="float" office:value="0.0084960694" calcext:value-type="float">
            <text:p>0.0084960694</text:p>
          </table:table-cell>
        </table:table-row>
        <table:table-row table:style-name="ro1">
          <table:table-cell office:value-type="float" office:value="938000" calcext:value-type="float">
            <text:p>938000</text:p>
          </table:table-cell>
          <table:table-cell office:value-type="float" office:value="0.0084831094" calcext:value-type="float">
            <text:p>0.0084831094</text:p>
          </table:table-cell>
        </table:table-row>
        <table:table-row table:style-name="ro1">
          <table:table-cell office:value-type="float" office:value="939000" calcext:value-type="float">
            <text:p>939000</text:p>
          </table:table-cell>
          <table:table-cell office:value-type="float" office:value="0.0084299604" calcext:value-type="float">
            <text:p>0.0084299604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0.0085858858" calcext:value-type="float">
            <text:p>0.0085858858</text:p>
          </table:table-cell>
        </table:table-row>
        <table:table-row table:style-name="ro1">
          <table:table-cell office:value-type="float" office:value="941000" calcext:value-type="float">
            <text:p>941000</text:p>
          </table:table-cell>
          <table:table-cell office:value-type="float" office:value="0.0085869685" calcext:value-type="float">
            <text:p>0.0085869685</text:p>
          </table:table-cell>
        </table:table-row>
        <table:table-row table:style-name="ro1">
          <table:table-cell office:value-type="float" office:value="942000" calcext:value-type="float">
            <text:p>942000</text:p>
          </table:table-cell>
          <table:table-cell office:value-type="float" office:value="0.0091999076" calcext:value-type="float">
            <text:p>0.0091999076</text:p>
          </table:table-cell>
        </table:table-row>
        <table:table-row table:style-name="ro1">
          <table:table-cell office:value-type="float" office:value="943000" calcext:value-type="float">
            <text:p>943000</text:p>
          </table:table-cell>
          <table:table-cell office:value-type="float" office:value="0.0085458841" calcext:value-type="float">
            <text:p>0.0085458841</text:p>
          </table:table-cell>
        </table:table-row>
        <table:table-row table:style-name="ro1">
          <table:table-cell office:value-type="float" office:value="944000" calcext:value-type="float">
            <text:p>944000</text:p>
          </table:table-cell>
          <table:table-cell office:value-type="float" office:value="0.0084560686" calcext:value-type="float">
            <text:p>0.0084560686</text:p>
          </table:table-cell>
        </table:table-row>
        <table:table-row table:style-name="ro1">
          <table:table-cell office:value-type="float" office:value="945000" calcext:value-type="float">
            <text:p>945000</text:p>
          </table:table-cell>
          <table:table-cell office:value-type="float" office:value="0.0092289601" calcext:value-type="float">
            <text:p>0.0092289601</text:p>
          </table:table-cell>
        </table:table-row>
        <table:table-row table:style-name="ro1">
          <table:table-cell office:value-type="float" office:value="946000" calcext:value-type="float">
            <text:p>946000</text:p>
          </table:table-cell>
          <table:table-cell office:value-type="float" office:value="0.0087310814" calcext:value-type="float">
            <text:p>0.0087310814</text:p>
          </table:table-cell>
        </table:table-row>
        <table:table-row table:style-name="ro1">
          <table:table-cell office:value-type="float" office:value="947000" calcext:value-type="float">
            <text:p>947000</text:p>
          </table:table-cell>
          <table:table-cell office:value-type="float" office:value="0.0086169899" calcext:value-type="float">
            <text:p>0.0086169899</text:p>
          </table:table-cell>
        </table:table-row>
        <table:table-row table:style-name="ro1">
          <table:table-cell office:value-type="float" office:value="948000" calcext:value-type="float">
            <text:p>948000</text:p>
          </table:table-cell>
          <table:table-cell office:value-type="float" office:value="0.0088699693" calcext:value-type="float">
            <text:p>0.0088699693</text:p>
          </table:table-cell>
        </table:table-row>
        <table:table-row table:style-name="ro1">
          <table:table-cell office:value-type="float" office:value="949000" calcext:value-type="float">
            <text:p>949000</text:p>
          </table:table-cell>
          <table:table-cell office:value-type="float" office:value="0.0086210246" calcext:value-type="float">
            <text:p>0.008621024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0.0088549658" calcext:value-type="float">
            <text:p>0.0088549658</text:p>
          </table:table-cell>
        </table:table-row>
        <table:table-row table:style-name="ro1">
          <table:table-cell office:value-type="float" office:value="951000" calcext:value-type="float">
            <text:p>951000</text:p>
          </table:table-cell>
          <table:table-cell office:value-type="float" office:value="0.0085329384" calcext:value-type="float">
            <text:p>0.0085329384</text:p>
          </table:table-cell>
        </table:table-row>
        <table:table-row table:style-name="ro1">
          <table:table-cell office:value-type="float" office:value="952000" calcext:value-type="float">
            <text:p>952000</text:p>
          </table:table-cell>
          <table:table-cell office:value-type="float" office:value="0.0089199677" calcext:value-type="float">
            <text:p>0.0089199677</text:p>
          </table:table-cell>
        </table:table-row>
        <table:table-row table:style-name="ro1">
          <table:table-cell office:value-type="float" office:value="953000" calcext:value-type="float">
            <text:p>953000</text:p>
          </table:table-cell>
          <table:table-cell office:value-type="float" office:value="0.0086129561" calcext:value-type="float">
            <text:p>0.0086129561</text:p>
          </table:table-cell>
        </table:table-row>
        <table:table-row table:style-name="ro1">
          <table:table-cell office:value-type="float" office:value="954000" calcext:value-type="float">
            <text:p>954000</text:p>
          </table:table-cell>
          <table:table-cell office:value-type="float" office:value="0.0096090394" calcext:value-type="float">
            <text:p>0.0096090394</text:p>
          </table:table-cell>
        </table:table-row>
        <table:table-row table:style-name="ro1">
          <table:table-cell office:value-type="float" office:value="955000" calcext:value-type="float">
            <text:p>955000</text:p>
          </table:table-cell>
          <table:table-cell office:value-type="float" office:value="0.008973939" calcext:value-type="float">
            <text:p>0.008973939</text:p>
          </table:table-cell>
        </table:table-row>
        <table:table-row table:style-name="ro1">
          <table:table-cell office:value-type="float" office:value="956000" calcext:value-type="float">
            <text:p>956000</text:p>
          </table:table-cell>
          <table:table-cell office:value-type="float" office:value="0.0085350564" calcext:value-type="float">
            <text:p>0.0085350564</text:p>
          </table:table-cell>
        </table:table-row>
        <table:table-row table:style-name="ro1">
          <table:table-cell office:value-type="float" office:value="957000" calcext:value-type="float">
            <text:p>957000</text:p>
          </table:table-cell>
          <table:table-cell office:value-type="float" office:value="0.0087479276" calcext:value-type="float">
            <text:p>0.0087479276</text:p>
          </table:table-cell>
        </table:table-row>
        <table:table-row table:style-name="ro1">
          <table:table-cell office:value-type="float" office:value="958000" calcext:value-type="float">
            <text:p>958000</text:p>
          </table:table-cell>
          <table:table-cell office:value-type="float" office:value="0.0085459253" calcext:value-type="float">
            <text:p>0.0085459253</text:p>
          </table:table-cell>
        </table:table-row>
        <table:table-row table:style-name="ro1">
          <table:table-cell office:value-type="float" office:value="959000" calcext:value-type="float">
            <text:p>959000</text:p>
          </table:table-cell>
          <table:table-cell office:value-type="float" office:value="0.0088769139" calcext:value-type="float">
            <text:p>0.0088769139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0.0096589113" calcext:value-type="float">
            <text:p>0.0096589113</text:p>
          </table:table-cell>
        </table:table-row>
        <table:table-row table:style-name="ro1">
          <table:table-cell office:value-type="float" office:value="961000" calcext:value-type="float">
            <text:p>961000</text:p>
          </table:table-cell>
          <table:table-cell office:value-type="float" office:value="0.0088659272" calcext:value-type="float">
            <text:p>0.0088659272</text:p>
          </table:table-cell>
        </table:table-row>
        <table:table-row table:style-name="ro1">
          <table:table-cell office:value-type="float" office:value="962000" calcext:value-type="float">
            <text:p>962000</text:p>
          </table:table-cell>
          <table:table-cell office:value-type="float" office:value="0.008897119" calcext:value-type="float">
            <text:p>0.008897119</text:p>
          </table:table-cell>
        </table:table-row>
        <table:table-row table:style-name="ro1">
          <table:table-cell office:value-type="float" office:value="963000" calcext:value-type="float">
            <text:p>963000</text:p>
          </table:table-cell>
          <table:table-cell office:value-type="float" office:value="0.0092351164" calcext:value-type="float">
            <text:p>0.0092351164</text:p>
          </table:table-cell>
        </table:table-row>
        <table:table-row table:style-name="ro1">
          <table:table-cell office:value-type="float" office:value="964000" calcext:value-type="float">
            <text:p>964000</text:p>
          </table:table-cell>
          <table:table-cell office:value-type="float" office:value="0.0088939676" calcext:value-type="float">
            <text:p>0.0088939676</text:p>
          </table:table-cell>
        </table:table-row>
        <table:table-row table:style-name="ro1">
          <table:table-cell office:value-type="float" office:value="965000" calcext:value-type="float">
            <text:p>965000</text:p>
          </table:table-cell>
          <table:table-cell office:value-type="float" office:value="0.0092480478" calcext:value-type="float">
            <text:p>0.0092480478</text:p>
          </table:table-cell>
        </table:table-row>
        <table:table-row table:style-name="ro1">
          <table:table-cell office:value-type="float" office:value="966000" calcext:value-type="float">
            <text:p>966000</text:p>
          </table:table-cell>
          <table:table-cell office:value-type="float" office:value="0.0089170809" calcext:value-type="float">
            <text:p>0.0089170809</text:p>
          </table:table-cell>
        </table:table-row>
        <table:table-row table:style-name="ro1">
          <table:table-cell office:value-type="float" office:value="967000" calcext:value-type="float">
            <text:p>967000</text:p>
          </table:table-cell>
          <table:table-cell office:value-type="float" office:value="0.0089558884" calcext:value-type="float">
            <text:p>0.0089558884</text:p>
          </table:table-cell>
        </table:table-row>
        <table:table-row table:style-name="ro1">
          <table:table-cell office:value-type="float" office:value="968000" calcext:value-type="float">
            <text:p>968000</text:p>
          </table:table-cell>
          <table:table-cell office:value-type="float" office:value="0.0087199695" calcext:value-type="float">
            <text:p>0.0087199695</text:p>
          </table:table-cell>
        </table:table-row>
        <table:table-row table:style-name="ro1">
          <table:table-cell office:value-type="float" office:value="969000" calcext:value-type="float">
            <text:p>969000</text:p>
          </table:table-cell>
          <table:table-cell office:value-type="float" office:value="0.0089280456" calcext:value-type="float">
            <text:p>0.0089280456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0.0089689083" calcext:value-type="float">
            <text:p>0.0089689083</text:p>
          </table:table-cell>
        </table:table-row>
        <table:table-row table:style-name="ro1">
          <table:table-cell office:value-type="float" office:value="971000" calcext:value-type="float">
            <text:p>971000</text:p>
          </table:table-cell>
          <table:table-cell office:value-type="float" office:value="0.0089820395" calcext:value-type="float">
            <text:p>0.0089820395</text:p>
          </table:table-cell>
        </table:table-row>
        <table:table-row table:style-name="ro1">
          <table:table-cell office:value-type="float" office:value="972000" calcext:value-type="float">
            <text:p>972000</text:p>
          </table:table-cell>
          <table:table-cell office:value-type="float" office:value="0.0089978894" calcext:value-type="float">
            <text:p>0.0089978894</text:p>
          </table:table-cell>
        </table:table-row>
        <table:table-row table:style-name="ro1">
          <table:table-cell office:value-type="float" office:value="973000" calcext:value-type="float">
            <text:p>973000</text:p>
          </table:table-cell>
          <table:table-cell office:value-type="float" office:value="0.0088390427" calcext:value-type="float">
            <text:p>0.0088390427</text:p>
          </table:table-cell>
        </table:table-row>
        <table:table-row table:style-name="ro1">
          <table:table-cell office:value-type="float" office:value="974000" calcext:value-type="float">
            <text:p>974000</text:p>
          </table:table-cell>
          <table:table-cell office:value-type="float" office:value="0.0090349487" calcext:value-type="float">
            <text:p>0.0090349487</text:p>
          </table:table-cell>
        </table:table-row>
        <table:table-row table:style-name="ro1">
          <table:table-cell office:value-type="float" office:value="975000" calcext:value-type="float">
            <text:p>975000</text:p>
          </table:table-cell>
          <table:table-cell office:value-type="float" office:value="0.009252081" calcext:value-type="float">
            <text:p>0.009252081</text:p>
          </table:table-cell>
        </table:table-row>
        <table:table-row table:style-name="ro1">
          <table:table-cell office:value-type="float" office:value="976000" calcext:value-type="float">
            <text:p>976000</text:p>
          </table:table-cell>
          <table:table-cell office:value-type="float" office:value="0.0087109026" calcext:value-type="float">
            <text:p>0.0087109026</text:p>
          </table:table-cell>
        </table:table-row>
        <table:table-row table:style-name="ro1">
          <table:table-cell office:value-type="float" office:value="977000" calcext:value-type="float">
            <text:p>977000</text:p>
          </table:table-cell>
          <table:table-cell office:value-type="float" office:value="0.0097981098" calcext:value-type="float">
            <text:p>0.0097981098</text:p>
          </table:table-cell>
        </table:table-row>
        <table:table-row table:style-name="ro1">
          <table:table-cell office:value-type="float" office:value="978000" calcext:value-type="float">
            <text:p>978000</text:p>
          </table:table-cell>
          <table:table-cell office:value-type="float" office:value="0.0089049592" calcext:value-type="float">
            <text:p>0.0089049592</text:p>
          </table:table-cell>
        </table:table-row>
        <table:table-row table:style-name="ro1">
          <table:table-cell office:value-type="float" office:value="979000" calcext:value-type="float">
            <text:p>979000</text:p>
          </table:table-cell>
          <table:table-cell office:value-type="float" office:value="0.0089370722" calcext:value-type="float">
            <text:p>0.008937072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0.0089749886" calcext:value-type="float">
            <text:p>0.0089749886</text:p>
          </table:table-cell>
        </table:table-row>
        <table:table-row table:style-name="ro1">
          <table:table-cell office:value-type="float" office:value="981000" calcext:value-type="float">
            <text:p>981000</text:p>
          </table:table-cell>
          <table:table-cell office:value-type="float" office:value="0.0089868841" calcext:value-type="float">
            <text:p>0.0089868841</text:p>
          </table:table-cell>
        </table:table-row>
        <table:table-row table:style-name="ro1">
          <table:table-cell office:value-type="float" office:value="982000" calcext:value-type="float">
            <text:p>982000</text:p>
          </table:table-cell>
          <table:table-cell office:value-type="float" office:value="0.0087829772" calcext:value-type="float">
            <text:p>0.0087829772</text:p>
          </table:table-cell>
        </table:table-row>
        <table:table-row table:style-name="ro1">
          <table:table-cell office:value-type="float" office:value="983000" calcext:value-type="float">
            <text:p>983000</text:p>
          </table:table-cell>
          <table:table-cell office:value-type="float" office:value="0.0086660983" calcext:value-type="float">
            <text:p>0.0086660983</text:p>
          </table:table-cell>
        </table:table-row>
        <table:table-row table:style-name="ro1">
          <table:table-cell office:value-type="float" office:value="984000" calcext:value-type="float">
            <text:p>984000</text:p>
          </table:table-cell>
          <table:table-cell office:value-type="float" office:value="0.0094960486" calcext:value-type="float">
            <text:p>0.0094960486</text:p>
          </table:table-cell>
        </table:table-row>
        <table:table-row table:style-name="ro1">
          <table:table-cell office:value-type="float" office:value="985000" calcext:value-type="float">
            <text:p>985000</text:p>
          </table:table-cell>
          <table:table-cell office:value-type="float" office:value="0.008901967" calcext:value-type="float">
            <text:p>0.008901967</text:p>
          </table:table-cell>
        </table:table-row>
        <table:table-row table:style-name="ro1">
          <table:table-cell office:value-type="float" office:value="986000" calcext:value-type="float">
            <text:p>986000</text:p>
          </table:table-cell>
          <table:table-cell office:value-type="float" office:value="0.0090080982" calcext:value-type="float">
            <text:p>0.0090080982</text:p>
          </table:table-cell>
        </table:table-row>
        <table:table-row table:style-name="ro1">
          <table:table-cell office:value-type="float" office:value="987000" calcext:value-type="float">
            <text:p>987000</text:p>
          </table:table-cell>
          <table:table-cell office:value-type="float" office:value="0.0091649586" calcext:value-type="float">
            <text:p>0.0091649586</text:p>
          </table:table-cell>
        </table:table-row>
        <table:table-row table:style-name="ro1">
          <table:table-cell office:value-type="float" office:value="988000" calcext:value-type="float">
            <text:p>988000</text:p>
          </table:table-cell>
          <table:table-cell office:value-type="float" office:value="0.0087079622" calcext:value-type="float">
            <text:p>0.0087079622</text:p>
          </table:table-cell>
        </table:table-row>
        <table:table-row table:style-name="ro1">
          <table:table-cell office:value-type="float" office:value="989000" calcext:value-type="float">
            <text:p>989000</text:p>
          </table:table-cell>
          <table:table-cell office:value-type="float" office:value="0.0086808897" calcext:value-type="float">
            <text:p>0.0086808897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0.009075906" calcext:value-type="float">
            <text:p>0.009075906</text:p>
          </table:table-cell>
        </table:table-row>
        <table:table-row table:style-name="ro1">
          <table:table-cell office:value-type="float" office:value="991000" calcext:value-type="float">
            <text:p>991000</text:p>
          </table:table-cell>
          <table:table-cell office:value-type="float" office:value="0.0088061142" calcext:value-type="float">
            <text:p>0.0088061142</text:p>
          </table:table-cell>
        </table:table-row>
        <table:table-row table:style-name="ro1">
          <table:table-cell office:value-type="float" office:value="992000" calcext:value-type="float">
            <text:p>992000</text:p>
          </table:table-cell>
          <table:table-cell office:value-type="float" office:value="0.0089349063" calcext:value-type="float">
            <text:p>0.0089349063</text:p>
          </table:table-cell>
        </table:table-row>
        <table:table-row table:style-name="ro1">
          <table:table-cell office:value-type="float" office:value="993000" calcext:value-type="float">
            <text:p>993000</text:p>
          </table:table-cell>
          <table:table-cell office:value-type="float" office:value="0.00949608" calcext:value-type="float">
            <text:p>0.00949608</text:p>
          </table:table-cell>
        </table:table-row>
        <table:table-row table:style-name="ro1">
          <table:table-cell office:value-type="float" office:value="994000" calcext:value-type="float">
            <text:p>994000</text:p>
          </table:table-cell>
          <table:table-cell office:value-type="float" office:value="0.0095900688" calcext:value-type="float">
            <text:p>0.0095900688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 office:value-type="float" office:value="0.0090670341" calcext:value-type="float">
            <text:p>0.0090670341</text:p>
          </table:table-cell>
        </table:table-row>
        <table:table-row table:style-name="ro1">
          <table:table-cell office:value-type="float" office:value="996000" calcext:value-type="float">
            <text:p>996000</text:p>
          </table:table-cell>
          <table:table-cell office:value-type="float" office:value="0.0093539176" calcext:value-type="float">
            <text:p>0.0093539176</text:p>
          </table:table-cell>
        </table:table-row>
        <table:table-row table:style-name="ro1">
          <table:table-cell office:value-type="float" office:value="997000" calcext:value-type="float">
            <text:p>997000</text:p>
          </table:table-cell>
          <table:table-cell office:value-type="float" office:value="0.0091148913" calcext:value-type="float">
            <text:p>0.0091148913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 office:value-type="float" office:value="0.0090530684" calcext:value-type="float">
            <text:p>0.0090530684</text:p>
          </table:table-cell>
        </table:table-row>
        <table:table-row table:style-name="ro1">
          <table:table-cell office:value-type="float" office:value="999000" calcext:value-type="float">
            <text:p>999000</text:p>
          </table:table-cell>
          <table:table-cell office:value-type="float" office:value="0.0091569004" calcext:value-type="float">
            <text:p>0.009156900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8994016" calcext:value-type="float">
            <text:p>0.008994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9:01:27.736621584</dc:date>
    <dc:creator>sibu </dc:creator>
    <meta:editing-duration>PT3M21S</meta:editing-duration>
    <meta:editing-cycles>1</meta:editing-cycles>
    <meta:document-statistic meta:table-count="1" meta:cell-count="20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908cm" svg:height="22.338cm" xlink:href=".." xlink:type="simple" chart:class="chart:scatter" chart:style-name="ch1">
        <chart:legend chart:legend-position="end" svg:x="41.558cm" svg:y="10.861cm" style:legend-expansion="high" chart:style-name="ch2"/>
        <chart:plot-area chart:style-name="ch3" table:cell-range-address="runtimes.A1:runtimes.B1000" svg:x="5.391cm" svg:y="0.908cm" svg:width="32.39cm" svg:height="20.136cm">
          <chartooo:coordinate-region svg:x="6.558cm" svg:y="1.116cm" svg:width="30.498cm" svg:height="19.2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untimes.B1:runtimes.B1000" chart:class="chart:scatter">
            <chart:domain table:cell-range-address="runtimes.A1:runtimes.A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runtimes.A1:runtimes.A1000</svg:desc>
                </draw:g>
              </table:table-cell>
              <table:table-cell office:value-type="float" office:value="0.0000360082">
                <text:p>0.0000360082</text:p>
                <draw:g>
                  <svg:desc>runtimes.B1:runtimes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000390937">
                <text:p>0.0000390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000470575">
                <text:p>0.0000470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0.0000479167">
                <text:p>0.0000479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0000560954">
                <text:p>0.0000560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0.0000560636">
                <text:p>0.0000560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0.000064945">
                <text:p>0.000064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0.0000719571">
                <text:p>0.0000719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0.0000760213">
                <text:p>0.0000760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0.0000779002">
                <text:p>0.0000779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0.0000889077">
                <text:p>0.0000889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0.0000930842">
                <text:p>0.0000930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0.000095964">
                <text:p>0.000095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0.0001020592">
                <text:p>0.0001020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0.0001120439">
                <text:p>0.0001120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0.0001180038">
                <text:p>0.0001180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0.0001179917">
                <text:p>0.0001179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0.0001300511">
                <text:p>0.00013005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0.0001319268">
                <text:p>0.0001319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0.0001390499">
                <text:p>0.00013904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0.0001471107">
                <text:p>0.00014711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0.0001490106">
                <text:p>0.0001490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0.0001560607">
                <text:p>0.0001560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0.0001630901">
                <text:p>0.0001630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0.0001791141">
                <text:p>0.0001791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0.0002100863">
                <text:p>0.0002100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0.0001729267">
                <text:p>0.0001729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0.0001880863">
                <text:p>0.0001880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0.000183929">
                <text:p>0.000183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0.0002129894">
                <text:p>0.00021298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0.0001969154">
                <text:p>0.0001969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0.0002100275">
                <text:p>0.0002100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0.0002171167">
                <text:p>0.00021711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0.0002220937">
                <text:p>0.00022209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0.0002300995">
                <text:p>0.00023009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0.0002309474">
                <text:p>0.0002309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0.0002330136">
                <text:p>0.0002330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0.0002489712">
                <text:p>0.00024897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0.0002500946">
                <text:p>0.00025009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0.0002560247">
                <text:p>0.0002560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0.0002579658">
                <text:p>0.0002579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0.0002639819">
                <text:p>0.00026398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0.0002839522">
                <text:p>0.00028395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0.0002909988">
                <text:p>0.00029099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0.0002989812">
                <text:p>0.00029898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0.000307059">
                <text:p>0.0003070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0.0002969547">
                <text:p>0.00029695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0.0003220702">
                <text:p>0.00032207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0.0003159948">
                <text:p>0.0003159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0.0003350698">
                <text:p>0.00033506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0.0003390531">
                <text:p>0.00033905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0.0003330318">
                <text:p>0.00033303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0.00034195">
                <text:p>0.00034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0.0003599781">
                <text:p>0.00035997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0.0003839381">
                <text:p>0.00038393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0.0003720373">
                <text:p>0.00037203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0.0003650835">
                <text:p>0.00036508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0.0003748927">
                <text:p>0.0003748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0.0004299467">
                <text:p>0.00042994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0.0003969168">
                <text:p>0.0003969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0.0004050396">
                <text:p>0.0004050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0.0004149625">
                <text:p>0.0004149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0.0004218907">
                <text:p>0.0004218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0.0004110759">
                <text:p>0.0004110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0.0004319574">
                <text:p>0.00043195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0.0004419741">
                <text:p>0.0004419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0.0004719626">
                <text:p>0.00047196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0.0004380257">
                <text:p>0.00043802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0.0004629423">
                <text:p>0.00046294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0.0004549523">
                <text:p>0.00045495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0.0004730654">
                <text:p>0.00047306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0.000488033">
                <text:p>0.0004880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0.0004700766">
                <text:p>0.00047007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0.0005069883">
                <text:p>0.00050698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0.0004899278">
                <text:p>0.00048992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0.000510011">
                <text:p>0.000510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0.0005140481">
                <text:p>0.00051404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0.0005230769">
                <text:p>0.00052307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0.0005430584">
                <text:p>0.00054305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0.0005398926">
                <text:p>0.00053989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0.0005449217">
                <text:p>0.00054492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0.0005339333">
                <text:p>0.0005339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0.0005690149">
                <text:p>0.00056901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0.0005670238">
                <text:p>0.0005670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0.0005540252">
                <text:p>0.0005540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0.0005819987">
                <text:p>0.00058199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0.0005900214">
                <text:p>0.00059002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0.0005949629">
                <text:p>0.00059496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0.0005849735">
                <text:p>0.00058497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0.0006050115">
                <text:p>0.00060501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0.0006159069">
                <text:p>0.00061590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0.0006211156">
                <text:p>0.00062111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0.0006300166">
                <text:p>0.00063001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0.0006500921">
                <text:p>0.00065009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0.0006429062">
                <text:p>0.00064290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0.0006520039">
                <text:p>0.00065200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0.0006650635">
                <text:p>0.00066506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0.000678083">
                <text:p>0.0006780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0.0006760552">
                <text:p>0.00067605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0.0006808929">
                <text:p>0.00068089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0">
                <text:p>101000</text:p>
              </table:table-cell>
              <table:table-cell office:value-type="float" office:value="0.0007460755">
                <text:p>0.00074607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0">
                <text:p>102000</text:p>
              </table:table-cell>
              <table:table-cell office:value-type="float" office:value="0.0006899769">
                <text:p>0.00068997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0">
                <text:p>103000</text:p>
              </table:table-cell>
              <table:table-cell office:value-type="float" office:value="0.00102208">
                <text:p>0.001022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0">
                <text:p>104000</text:p>
              </table:table-cell>
              <table:table-cell office:value-type="float" office:value="0.0007159334">
                <text:p>0.00071593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0">
                <text:p>105000</text:p>
              </table:table-cell>
              <table:table-cell office:value-type="float" office:value="0.0007320148">
                <text:p>0.0007320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0">
                <text:p>106000</text:p>
              </table:table-cell>
              <table:table-cell office:value-type="float" office:value="0.000727048">
                <text:p>0.0007270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0">
                <text:p>107000</text:p>
              </table:table-cell>
              <table:table-cell office:value-type="float" office:value="0.0007070497">
                <text:p>0.00070704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0">
                <text:p>108000</text:p>
              </table:table-cell>
              <table:table-cell office:value-type="float" office:value="0.0007510087">
                <text:p>0.00075100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0">
                <text:p>109000</text:p>
              </table:table-cell>
              <table:table-cell office:value-type="float" office:value="0.0007580429">
                <text:p>0.00075804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0">
                <text:p>110000</text:p>
              </table:table-cell>
              <table:table-cell office:value-type="float" office:value="0.0007879099">
                <text:p>0.00078790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0">
                <text:p>111000</text:p>
              </table:table-cell>
              <table:table-cell office:value-type="float" office:value="0.0007638915">
                <text:p>0.00076389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0">
                <text:p>112000</text:p>
              </table:table-cell>
              <table:table-cell office:value-type="float" office:value="0.0007400532">
                <text:p>0.00074005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0">
                <text:p>113000</text:p>
              </table:table-cell>
              <table:table-cell office:value-type="float" office:value="0.0008500723">
                <text:p>0.00085007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0">
                <text:p>114000</text:p>
              </table:table-cell>
              <table:table-cell office:value-type="float" office:value="0.0007840638">
                <text:p>0.00078406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0">
                <text:p>115000</text:p>
              </table:table-cell>
              <table:table-cell office:value-type="float" office:value="0.0007640046">
                <text:p>0.00076400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0">
                <text:p>116000</text:p>
              </table:table-cell>
              <table:table-cell office:value-type="float" office:value="0.0008058861">
                <text:p>0.00080588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0">
                <text:p>117000</text:p>
              </table:table-cell>
              <table:table-cell office:value-type="float" office:value="0.0008029529">
                <text:p>0.00080295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0">
                <text:p>118000</text:p>
              </table:table-cell>
              <table:table-cell office:value-type="float" office:value="0.0008239855">
                <text:p>0.00082398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0">
                <text:p>119000</text:p>
              </table:table-cell>
              <table:table-cell office:value-type="float" office:value="0.000819107">
                <text:p>0.0008191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0">
                <text:p>120000</text:p>
              </table:table-cell>
              <table:table-cell office:value-type="float" office:value="0.0008289248">
                <text:p>0.00082892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0">
                <text:p>121000</text:p>
              </table:table-cell>
              <table:table-cell office:value-type="float" office:value="0.0008379655">
                <text:p>0.00083796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0">
                <text:p>122000</text:p>
              </table:table-cell>
              <table:table-cell office:value-type="float" office:value="0.000844107">
                <text:p>0.0008441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0">
                <text:p>123000</text:p>
              </table:table-cell>
              <table:table-cell office:value-type="float" office:value="0.0008199477">
                <text:p>0.00081994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0">
                <text:p>124000</text:p>
              </table:table-cell>
              <table:table-cell office:value-type="float" office:value="0.0008540376">
                <text:p>0.00085403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0">
                <text:p>125000</text:p>
              </table:table-cell>
              <table:table-cell office:value-type="float" office:value="0.0008359601">
                <text:p>0.00083596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0">
                <text:p>126000</text:p>
              </table:table-cell>
              <table:table-cell office:value-type="float" office:value="0.00084203">
                <text:p>0.000842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0">
                <text:p>127000</text:p>
              </table:table-cell>
              <table:table-cell office:value-type="float" office:value="0.0008469097">
                <text:p>0.0008469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0">
                <text:p>128000</text:p>
              </table:table-cell>
              <table:table-cell office:value-type="float" office:value="0.000894974">
                <text:p>0.0008949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0">
                <text:p>129000</text:p>
              </table:table-cell>
              <table:table-cell office:value-type="float" office:value="0.0008658853">
                <text:p>0.00086588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0">
                <text:p>130000</text:p>
              </table:table-cell>
              <table:table-cell office:value-type="float" office:value="0.0009390933">
                <text:p>0.00093909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0">
                <text:p>131000</text:p>
              </table:table-cell>
              <table:table-cell office:value-type="float" office:value="0.000912086">
                <text:p>0.0009120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0">
                <text:p>132000</text:p>
              </table:table-cell>
              <table:table-cell office:value-type="float" office:value="0.0009139083">
                <text:p>0.00091390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0">
                <text:p>133000</text:p>
              </table:table-cell>
              <table:table-cell office:value-type="float" office:value="0.0009170576">
                <text:p>0.00091705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0">
                <text:p>134000</text:p>
              </table:table-cell>
              <table:table-cell office:value-type="float" office:value="0.000934087">
                <text:p>0.0009340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0">
                <text:p>135000</text:p>
              </table:table-cell>
              <table:table-cell office:value-type="float" office:value="0.000899954">
                <text:p>0.0008999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0">
                <text:p>136000</text:p>
              </table:table-cell>
              <table:table-cell office:value-type="float" office:value="0.000965954">
                <text:p>0.0009659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0">
                <text:p>137000</text:p>
              </table:table-cell>
              <table:table-cell office:value-type="float" office:value="0.0009559362">
                <text:p>0.00095593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0">
                <text:p>138000</text:p>
              </table:table-cell>
              <table:table-cell office:value-type="float" office:value="0.0009439816">
                <text:p>0.0009439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0">
                <text:p>139000</text:p>
              </table:table-cell>
              <table:table-cell office:value-type="float" office:value="0.0009599726">
                <text:p>0.00095997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0">
                <text:p>140000</text:p>
              </table:table-cell>
              <table:table-cell office:value-type="float" office:value="0.0009740951">
                <text:p>0.00097409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0">
                <text:p>141000</text:p>
              </table:table-cell>
              <table:table-cell office:value-type="float" office:value="0.0010188991">
                <text:p>0.0010188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0">
                <text:p>142000</text:p>
              </table:table-cell>
              <table:table-cell office:value-type="float" office:value="0.0009820345">
                <text:p>0.00098203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0">
                <text:p>143000</text:p>
              </table:table-cell>
              <table:table-cell office:value-type="float" office:value="0.0010129538">
                <text:p>0.00101295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0">
                <text:p>144000</text:p>
              </table:table-cell>
              <table:table-cell office:value-type="float" office:value="0.0009660446">
                <text:p>0.00096604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0">
                <text:p>145000</text:p>
              </table:table-cell>
              <table:table-cell office:value-type="float" office:value="0.001001888">
                <text:p>0.0010018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0">
                <text:p>146000</text:p>
              </table:table-cell>
              <table:table-cell office:value-type="float" office:value="0.0010060869">
                <text:p>0.0010060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0">
                <text:p>147000</text:p>
              </table:table-cell>
              <table:table-cell office:value-type="float" office:value="0.0009960071">
                <text:p>0.00099600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0">
                <text:p>148000</text:p>
              </table:table-cell>
              <table:table-cell office:value-type="float" office:value="0.0009900579">
                <text:p>0.00099005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0">
                <text:p>149000</text:p>
              </table:table-cell>
              <table:table-cell office:value-type="float" office:value="0.001067">
                <text:p>0.0010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0">
                <text:p>150000</text:p>
              </table:table-cell>
              <table:table-cell office:value-type="float" office:value="0.0010329402">
                <text:p>0.00103294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0">
                <text:p>151000</text:p>
              </table:table-cell>
              <table:table-cell office:value-type="float" office:value="0.0010460983">
                <text:p>0.00104609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0">
                <text:p>152000</text:p>
              </table:table-cell>
              <table:table-cell office:value-type="float" office:value="0.0010300504">
                <text:p>0.00103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0">
                <text:p>153000</text:p>
              </table:table-cell>
              <table:table-cell office:value-type="float" office:value="0.0011828983">
                <text:p>0.00118289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0">
                <text:p>154000</text:p>
              </table:table-cell>
              <table:table-cell office:value-type="float" office:value="0.0010630788">
                <text:p>0.00106307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0">
                <text:p>155000</text:p>
              </table:table-cell>
              <table:table-cell office:value-type="float" office:value="0.0010829291">
                <text:p>0.00108292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0">
                <text:p>156000</text:p>
              </table:table-cell>
              <table:table-cell office:value-type="float" office:value="0.0011159655">
                <text:p>0.00111596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0">
                <text:p>157000</text:p>
              </table:table-cell>
              <table:table-cell office:value-type="float" office:value="0.0010909767">
                <text:p>0.00109097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0">
                <text:p>158000</text:p>
              </table:table-cell>
              <table:table-cell office:value-type="float" office:value="0.0011178928">
                <text:p>0.00111789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0">
                <text:p>159000</text:p>
              </table:table-cell>
              <table:table-cell office:value-type="float" office:value="0.0010720553">
                <text:p>0.00107205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0">
                <text:p>160000</text:p>
              </table:table-cell>
              <table:table-cell office:value-type="float" office:value="0.0011120967">
                <text:p>0.00111209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0">
                <text:p>161000</text:p>
              </table:table-cell>
              <table:table-cell office:value-type="float" office:value="0.001147023">
                <text:p>0.0011470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0">
                <text:p>162000</text:p>
              </table:table-cell>
              <table:table-cell office:value-type="float" office:value="0.0011139144">
                <text:p>0.00111391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0">
                <text:p>163000</text:p>
              </table:table-cell>
              <table:table-cell office:value-type="float" office:value="0.001267019">
                <text:p>0.0012670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0">
                <text:p>164000</text:p>
              </table:table-cell>
              <table:table-cell office:value-type="float" office:value="0.0011660662">
                <text:p>0.00116606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0">
                <text:p>165000</text:p>
              </table:table-cell>
              <table:table-cell office:value-type="float" office:value="0.001152077">
                <text:p>0.0011520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0">
                <text:p>166000</text:p>
              </table:table-cell>
              <table:table-cell office:value-type="float" office:value="0.0011670984">
                <text:p>0.00116709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0">
                <text:p>167000</text:p>
              </table:table-cell>
              <table:table-cell office:value-type="float" office:value="0.001351005">
                <text:p>0.001351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0">
                <text:p>168000</text:p>
              </table:table-cell>
              <table:table-cell office:value-type="float" office:value="0.0011798893">
                <text:p>0.00117988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0">
                <text:p>169000</text:p>
              </table:table-cell>
              <table:table-cell office:value-type="float" office:value="0.0011849519">
                <text:p>0.00118495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0">
                <text:p>170000</text:p>
              </table:table-cell>
              <table:table-cell office:value-type="float" office:value="0.0012238909">
                <text:p>0.00122389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0">
                <text:p>171000</text:p>
              </table:table-cell>
              <table:table-cell office:value-type="float" office:value="0.0011919948">
                <text:p>0.00119199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0">
                <text:p>172000</text:p>
              </table:table-cell>
              <table:table-cell office:value-type="float" office:value="0.0011820389">
                <text:p>0.00118203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0">
                <text:p>173000</text:p>
              </table:table-cell>
              <table:table-cell office:value-type="float" office:value="0.0013369776">
                <text:p>0.00133697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0">
                <text:p>174000</text:p>
              </table:table-cell>
              <table:table-cell office:value-type="float" office:value="0.0012178839">
                <text:p>0.00121788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0">
                <text:p>175000</text:p>
              </table:table-cell>
              <table:table-cell office:value-type="float" office:value="0.001232026">
                <text:p>0.0012320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0">
                <text:p>176000</text:p>
              </table:table-cell>
              <table:table-cell office:value-type="float" office:value="0.0012369312">
                <text:p>0.00123693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0">
                <text:p>177000</text:p>
              </table:table-cell>
              <table:table-cell office:value-type="float" office:value="0.0012259726">
                <text:p>0.00122597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0">
                <text:p>178000</text:p>
              </table:table-cell>
              <table:table-cell office:value-type="float" office:value="0.0012350132">
                <text:p>0.00123501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0">
                <text:p>179000</text:p>
              </table:table-cell>
              <table:table-cell office:value-type="float" office:value="0.0012708869">
                <text:p>0.00127088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0">
                <text:p>180000</text:p>
              </table:table-cell>
              <table:table-cell office:value-type="float" office:value="0.0012478974">
                <text:p>0.00124789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0">
                <text:p>181000</text:p>
              </table:table-cell>
              <table:table-cell office:value-type="float" office:value="0.0012919308">
                <text:p>0.00129193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0">
                <text:p>182000</text:p>
              </table:table-cell>
              <table:table-cell office:value-type="float" office:value="0.0013060683">
                <text:p>0.00130606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0">
                <text:p>183000</text:p>
              </table:table-cell>
              <table:table-cell office:value-type="float" office:value="0.0012559739">
                <text:p>0.00125597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0">
                <text:p>184000</text:p>
              </table:table-cell>
              <table:table-cell office:value-type="float" office:value="0.0012869324">
                <text:p>0.00128693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0">
                <text:p>185000</text:p>
              </table:table-cell>
              <table:table-cell office:value-type="float" office:value="0.0012610371">
                <text:p>0.00126103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0">
                <text:p>186000</text:p>
              </table:table-cell>
              <table:table-cell office:value-type="float" office:value="0.0013500745">
                <text:p>0.00135007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0">
                <text:p>187000</text:p>
              </table:table-cell>
              <table:table-cell office:value-type="float" office:value="0.0013169245">
                <text:p>0.00131692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0">
                <text:p>188000</text:p>
              </table:table-cell>
              <table:table-cell office:value-type="float" office:value="0.0013680885">
                <text:p>0.00136808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0">
                <text:p>189000</text:p>
              </table:table-cell>
              <table:table-cell office:value-type="float" office:value="0.0013529393">
                <text:p>0.00135293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0">
                <text:p>190000</text:p>
              </table:table-cell>
              <table:table-cell office:value-type="float" office:value="0.0013459039">
                <text:p>0.00134590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0">
                <text:p>191000</text:p>
              </table:table-cell>
              <table:table-cell office:value-type="float" office:value="0.0013469424">
                <text:p>0.00134694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0">
                <text:p>192000</text:p>
              </table:table-cell>
              <table:table-cell office:value-type="float" office:value="0.0013559364">
                <text:p>0.00135593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0">
                <text:p>193000</text:p>
              </table:table-cell>
              <table:table-cell office:value-type="float" office:value="0.0013819204">
                <text:p>0.00138192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0">
                <text:p>194000</text:p>
              </table:table-cell>
              <table:table-cell office:value-type="float" office:value="0.0013510826">
                <text:p>0.00135108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0">
                <text:p>195000</text:p>
              </table:table-cell>
              <table:table-cell office:value-type="float" office:value="0.0015271129">
                <text:p>0.00152711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0">
                <text:p>196000</text:p>
              </table:table-cell>
              <table:table-cell office:value-type="float" office:value="0.0013570703">
                <text:p>0.00135707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0">
                <text:p>197000</text:p>
              </table:table-cell>
              <table:table-cell office:value-type="float" office:value="0.0013960803">
                <text:p>0.00139608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0">
                <text:p>198000</text:p>
              </table:table-cell>
              <table:table-cell office:value-type="float" office:value="0.0014159404">
                <text:p>0.00141594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0">
                <text:p>199000</text:p>
              </table:table-cell>
              <table:table-cell office:value-type="float" office:value="0.0014179947">
                <text:p>0.00141799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0">
                <text:p>200000</text:p>
              </table:table-cell>
              <table:table-cell office:value-type="float" office:value="0.0014399153">
                <text:p>0.00143991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0">
                <text:p>201000</text:p>
              </table:table-cell>
              <table:table-cell office:value-type="float" office:value="0.0016169788">
                <text:p>0.00161697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0">
                <text:p>202000</text:p>
              </table:table-cell>
              <table:table-cell office:value-type="float" office:value="0.0014449266">
                <text:p>0.00144492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0">
                <text:p>203000</text:p>
              </table:table-cell>
              <table:table-cell office:value-type="float" office:value="0.0014230869">
                <text:p>0.00142308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0">
                <text:p>204000</text:p>
              </table:table-cell>
              <table:table-cell office:value-type="float" office:value="0.0014390796">
                <text:p>0.00143907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0">
                <text:p>205000</text:p>
              </table:table-cell>
              <table:table-cell office:value-type="float" office:value="0.0014518879">
                <text:p>0.00145188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0">
                <text:p>206000</text:p>
              </table:table-cell>
              <table:table-cell office:value-type="float" office:value="0.0014719919">
                <text:p>0.00147199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0">
                <text:p>207000</text:p>
              </table:table-cell>
              <table:table-cell office:value-type="float" office:value="0.0014710368">
                <text:p>0.00147103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0">
                <text:p>208000</text:p>
              </table:table-cell>
              <table:table-cell office:value-type="float" office:value="0.001439031">
                <text:p>0.0014390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0">
                <text:p>209000</text:p>
              </table:table-cell>
              <table:table-cell office:value-type="float" office:value="0.0014930232">
                <text:p>0.00149302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0">
                <text:p>210000</text:p>
              </table:table-cell>
              <table:table-cell office:value-type="float" office:value="0.001492096">
                <text:p>0.0014920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0">
                <text:p>211000</text:p>
              </table:table-cell>
              <table:table-cell office:value-type="float" office:value="0.001499987">
                <text:p>0.0014999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0">
                <text:p>212000</text:p>
              </table:table-cell>
              <table:table-cell office:value-type="float" office:value="0.0015359237">
                <text:p>0.00153592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0">
                <text:p>213000</text:p>
              </table:table-cell>
              <table:table-cell office:value-type="float" office:value="0.0015069259">
                <text:p>0.00150692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0">
                <text:p>214000</text:p>
              </table:table-cell>
              <table:table-cell office:value-type="float" office:value="0.0015549131">
                <text:p>0.00155491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0">
                <text:p>215000</text:p>
              </table:table-cell>
              <table:table-cell office:value-type="float" office:value="0.0015379608">
                <text:p>0.00153796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0">
                <text:p>216000</text:p>
              </table:table-cell>
              <table:table-cell office:value-type="float" office:value="0.0017890762">
                <text:p>0.00178907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0">
                <text:p>217000</text:p>
              </table:table-cell>
              <table:table-cell office:value-type="float" office:value="0.0015579597">
                <text:p>0.00155795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0">
                <text:p>218000</text:p>
              </table:table-cell>
              <table:table-cell office:value-type="float" office:value="0.0017478906">
                <text:p>0.00174789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0">
                <text:p>219000</text:p>
              </table:table-cell>
              <table:table-cell office:value-type="float" office:value="0.0015688812">
                <text:p>0.00156888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0">
                <text:p>220000</text:p>
              </table:table-cell>
              <table:table-cell office:value-type="float" office:value="0.0015669296">
                <text:p>0.00156692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0">
                <text:p>221000</text:p>
              </table:table-cell>
              <table:table-cell office:value-type="float" office:value="0.0015649336">
                <text:p>0.00156493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0">
                <text:p>222000</text:p>
              </table:table-cell>
              <table:table-cell office:value-type="float" office:value="0.0015879455">
                <text:p>0.00158794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0">
                <text:p>223000</text:p>
              </table:table-cell>
              <table:table-cell office:value-type="float" office:value="0.0015280364">
                <text:p>0.00152803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0">
                <text:p>224000</text:p>
              </table:table-cell>
              <table:table-cell office:value-type="float" office:value="0.0016240423">
                <text:p>0.00162404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0">
                <text:p>225000</text:p>
              </table:table-cell>
              <table:table-cell office:value-type="float" office:value="0.0016060238">
                <text:p>0.00160602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0">
                <text:p>226000</text:p>
              </table:table-cell>
              <table:table-cell office:value-type="float" office:value="0.0015949162">
                <text:p>0.00159491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0">
                <text:p>227000</text:p>
              </table:table-cell>
              <table:table-cell office:value-type="float" office:value="0.0016338925">
                <text:p>0.00163389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0">
                <text:p>228000</text:p>
              </table:table-cell>
              <table:table-cell office:value-type="float" office:value="0.0016481008">
                <text:p>0.00164810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0">
                <text:p>229000</text:p>
              </table:table-cell>
              <table:table-cell office:value-type="float" office:value="0.0016490511">
                <text:p>0.00164905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0">
                <text:p>230000</text:p>
              </table:table-cell>
              <table:table-cell office:value-type="float" office:value="0.0016871181">
                <text:p>0.00168711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0">
                <text:p>231000</text:p>
              </table:table-cell>
              <table:table-cell office:value-type="float" office:value="0.0016530738">
                <text:p>0.00165307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0">
                <text:p>232000</text:p>
              </table:table-cell>
              <table:table-cell office:value-type="float" office:value="0.0016350942">
                <text:p>0.00163509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0">
                <text:p>233000</text:p>
              </table:table-cell>
              <table:table-cell office:value-type="float" office:value="0.0016791056">
                <text:p>0.00167910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0">
                <text:p>234000</text:p>
              </table:table-cell>
              <table:table-cell office:value-type="float" office:value="0.0017339655">
                <text:p>0.00173396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0">
                <text:p>235000</text:p>
              </table:table-cell>
              <table:table-cell office:value-type="float" office:value="0.00168405">
                <text:p>0.001684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0">
                <text:p>236000</text:p>
              </table:table-cell>
              <table:table-cell office:value-type="float" office:value="0.0016769692">
                <text:p>0.00167696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0">
                <text:p>237000</text:p>
              </table:table-cell>
              <table:table-cell office:value-type="float" office:value="0.0017750382">
                <text:p>0.00177503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0">
                <text:p>238000</text:p>
              </table:table-cell>
              <table:table-cell office:value-type="float" office:value="0.0017239811">
                <text:p>0.00172398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0">
                <text:p>239000</text:p>
              </table:table-cell>
              <table:table-cell office:value-type="float" office:value="0.0017420862">
                <text:p>0.00174208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0">
                <text:p>240000</text:p>
              </table:table-cell>
              <table:table-cell office:value-type="float" office:value="0.0017110261">
                <text:p>0.00171102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0">
                <text:p>241000</text:p>
              </table:table-cell>
              <table:table-cell office:value-type="float" office:value="0.0017129361">
                <text:p>0.00171293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0">
                <text:p>242000</text:p>
              </table:table-cell>
              <table:table-cell office:value-type="float" office:value="0.0017401077">
                <text:p>0.00174010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0">
                <text:p>243000</text:p>
              </table:table-cell>
              <table:table-cell office:value-type="float" office:value="0.0020420102">
                <text:p>0.00204201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0">
                <text:p>244000</text:p>
              </table:table-cell>
              <table:table-cell office:value-type="float" office:value="0.0017780693">
                <text:p>0.00177806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0">
                <text:p>245000</text:p>
              </table:table-cell>
              <table:table-cell office:value-type="float" office:value="0.0017989638">
                <text:p>0.00179896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0">
                <text:p>246000</text:p>
              </table:table-cell>
              <table:table-cell office:value-type="float" office:value="0.0017390191">
                <text:p>0.00173901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0">
                <text:p>247000</text:p>
              </table:table-cell>
              <table:table-cell office:value-type="float" office:value="0.0017499668">
                <text:p>0.00174996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0">
                <text:p>248000</text:p>
              </table:table-cell>
              <table:table-cell office:value-type="float" office:value="0.0018380728">
                <text:p>0.00183807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0">
                <text:p>249000</text:p>
              </table:table-cell>
              <table:table-cell office:value-type="float" office:value="0.001826966">
                <text:p>0.0018269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0">
                <text:p>250000</text:p>
              </table:table-cell>
              <table:table-cell office:value-type="float" office:value="0.0018719052">
                <text:p>0.00187190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0">
                <text:p>251000</text:p>
              </table:table-cell>
              <table:table-cell office:value-type="float" office:value="0.0017960139">
                <text:p>0.00179601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0">
                <text:p>252000</text:p>
              </table:table-cell>
              <table:table-cell office:value-type="float" office:value="0.0019180948">
                <text:p>0.00191809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0">
                <text:p>253000</text:p>
              </table:table-cell>
              <table:table-cell office:value-type="float" office:value="0.00186098">
                <text:p>0.001860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0">
                <text:p>254000</text:p>
              </table:table-cell>
              <table:table-cell office:value-type="float" office:value="0.0018089108">
                <text:p>0.00180891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0">
                <text:p>255000</text:p>
              </table:table-cell>
              <table:table-cell office:value-type="float" office:value="0.0018851145">
                <text:p>0.00188511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0">
                <text:p>256000</text:p>
              </table:table-cell>
              <table:table-cell office:value-type="float" office:value="0.0019470044">
                <text:p>0.00194700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0">
                <text:p>257000</text:p>
              </table:table-cell>
              <table:table-cell office:value-type="float" office:value="0.0018490378">
                <text:p>0.00184903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0">
                <text:p>258000</text:p>
              </table:table-cell>
              <table:table-cell office:value-type="float" office:value="0.0020369977">
                <text:p>0.00203699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0">
                <text:p>259000</text:p>
              </table:table-cell>
              <table:table-cell office:value-type="float" office:value="0.001862996">
                <text:p>0.0018629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0">
                <text:p>260000</text:p>
              </table:table-cell>
              <table:table-cell office:value-type="float" office:value="0.0018780011">
                <text:p>0.00187800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0">
                <text:p>261000</text:p>
              </table:table-cell>
              <table:table-cell office:value-type="float" office:value="0.001958112">
                <text:p>0.0019581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0">
                <text:p>262000</text:p>
              </table:table-cell>
              <table:table-cell office:value-type="float" office:value="0.0019909422">
                <text:p>0.00199094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0">
                <text:p>263000</text:p>
              </table:table-cell>
              <table:table-cell office:value-type="float" office:value="0.0020400432">
                <text:p>0.00204004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0">
                <text:p>264000</text:p>
              </table:table-cell>
              <table:table-cell office:value-type="float" office:value="0.0019369113">
                <text:p>0.00193691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0">
                <text:p>265000</text:p>
              </table:table-cell>
              <table:table-cell office:value-type="float" office:value="0.0019910862">
                <text:p>0.00199108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0">
                <text:p>266000</text:p>
              </table:table-cell>
              <table:table-cell office:value-type="float" office:value="0.0019251044">
                <text:p>0.00192510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0">
                <text:p>267000</text:p>
              </table:table-cell>
              <table:table-cell office:value-type="float" office:value="0.001938883">
                <text:p>0.0019388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0">
                <text:p>268000</text:p>
              </table:table-cell>
              <table:table-cell office:value-type="float" office:value="0.0020480442">
                <text:p>0.00204804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0">
                <text:p>269000</text:p>
              </table:table-cell>
              <table:table-cell office:value-type="float" office:value="0.0020340911">
                <text:p>0.00203409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0">
                <text:p>270000</text:p>
              </table:table-cell>
              <table:table-cell office:value-type="float" office:value="0.0020019644">
                <text:p>0.00200196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0">
                <text:p>271000</text:p>
              </table:table-cell>
              <table:table-cell office:value-type="float" office:value="0.0020159682">
                <text:p>0.00201596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0">
                <text:p>272000</text:p>
              </table:table-cell>
              <table:table-cell office:value-type="float" office:value="0.0019730265">
                <text:p>0.00197302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0">
                <text:p>273000</text:p>
              </table:table-cell>
              <table:table-cell office:value-type="float" office:value="0.0019949894">
                <text:p>0.00199498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0">
                <text:p>274000</text:p>
              </table:table-cell>
              <table:table-cell office:value-type="float" office:value="0.0022310696">
                <text:p>0.00223106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0">
                <text:p>275000</text:p>
              </table:table-cell>
              <table:table-cell office:value-type="float" office:value="0.002026939">
                <text:p>0.0020269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0">
                <text:p>276000</text:p>
              </table:table-cell>
              <table:table-cell office:value-type="float" office:value="0.0020609107">
                <text:p>0.00206091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0">
                <text:p>277000</text:p>
              </table:table-cell>
              <table:table-cell office:value-type="float" office:value="0.0021939093">
                <text:p>0.00219390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0">
                <text:p>278000</text:p>
              </table:table-cell>
              <table:table-cell office:value-type="float" office:value="0.002030998">
                <text:p>0.0020309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0">
                <text:p>279000</text:p>
              </table:table-cell>
              <table:table-cell office:value-type="float" office:value="0.0025650806">
                <text:p>0.00256508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0">
                <text:p>280000</text:p>
              </table:table-cell>
              <table:table-cell office:value-type="float" office:value="0.0020270377">
                <text:p>0.00202703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0">
                <text:p>281000</text:p>
              </table:table-cell>
              <table:table-cell office:value-type="float" office:value="0.002038911">
                <text:p>0.0020389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0">
                <text:p>282000</text:p>
              </table:table-cell>
              <table:table-cell office:value-type="float" office:value="0.0020568932">
                <text:p>0.00205689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0">
                <text:p>283000</text:p>
              </table:table-cell>
              <table:table-cell office:value-type="float" office:value="0.0020980215">
                <text:p>0.00209802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0">
                <text:p>284000</text:p>
              </table:table-cell>
              <table:table-cell office:value-type="float" office:value="0.0020830676">
                <text:p>0.00208306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0">
                <text:p>285000</text:p>
              </table:table-cell>
              <table:table-cell office:value-type="float" office:value="0.0021211169">
                <text:p>0.00212111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0">
                <text:p>286000</text:p>
              </table:table-cell>
              <table:table-cell office:value-type="float" office:value="0.002131091">
                <text:p>0.0021310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0">
                <text:p>287000</text:p>
              </table:table-cell>
              <table:table-cell office:value-type="float" office:value="0.0021490298">
                <text:p>0.00214902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0">
                <text:p>288000</text:p>
              </table:table-cell>
              <table:table-cell office:value-type="float" office:value="0.0022299226">
                <text:p>0.00222992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0">
                <text:p>289000</text:p>
              </table:table-cell>
              <table:table-cell office:value-type="float" office:value="0.0021490885">
                <text:p>0.00214908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0">
                <text:p>290000</text:p>
              </table:table-cell>
              <table:table-cell office:value-type="float" office:value="0.002071073">
                <text:p>0.002071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0">
                <text:p>291000</text:p>
              </table:table-cell>
              <table:table-cell office:value-type="float" office:value="0.0022089432">
                <text:p>0.00220894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0">
                <text:p>292000</text:p>
              </table:table-cell>
              <table:table-cell office:value-type="float" office:value="0.002143914">
                <text:p>0.0021439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0">
                <text:p>293000</text:p>
              </table:table-cell>
              <table:table-cell office:value-type="float" office:value="0.0021769837">
                <text:p>0.00217698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0">
                <text:p>294000</text:p>
              </table:table-cell>
              <table:table-cell office:value-type="float" office:value="0.0021750367">
                <text:p>0.00217503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0">
                <text:p>295000</text:p>
              </table:table-cell>
              <table:table-cell office:value-type="float" office:value="0.0020739757">
                <text:p>0.00207397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0">
                <text:p>296000</text:p>
              </table:table-cell>
              <table:table-cell office:value-type="float" office:value="0.0021879036">
                <text:p>0.00218790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0">
                <text:p>297000</text:p>
              </table:table-cell>
              <table:table-cell office:value-type="float" office:value="0.0022260306">
                <text:p>0.00222603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0">
                <text:p>298000</text:p>
              </table:table-cell>
              <table:table-cell office:value-type="float" office:value="0.002149894">
                <text:p>0.0021498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0">
                <text:p>299000</text:p>
              </table:table-cell>
              <table:table-cell office:value-type="float" office:value="0.002267085">
                <text:p>0.0022670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0">
                <text:p>300000</text:p>
              </table:table-cell>
              <table:table-cell office:value-type="float" office:value="0.0022300154">
                <text:p>0.00223001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0">
                <text:p>301000</text:p>
              </table:table-cell>
              <table:table-cell office:value-type="float" office:value="0.0022550388">
                <text:p>0.00225503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0">
                <text:p>302000</text:p>
              </table:table-cell>
              <table:table-cell office:value-type="float" office:value="0.0021950428">
                <text:p>0.00219504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0">
                <text:p>303000</text:p>
              </table:table-cell>
              <table:table-cell office:value-type="float" office:value="0.0022540986">
                <text:p>0.00225409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0">
                <text:p>304000</text:p>
              </table:table-cell>
              <table:table-cell office:value-type="float" office:value="0.0022860622">
                <text:p>0.00228606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0">
                <text:p>305000</text:p>
              </table:table-cell>
              <table:table-cell office:value-type="float" office:value="0.0022830014">
                <text:p>0.00228300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0">
                <text:p>306000</text:p>
              </table:table-cell>
              <table:table-cell office:value-type="float" office:value="0.0022909458">
                <text:p>0.00229094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0">
                <text:p>307000</text:p>
              </table:table-cell>
              <table:table-cell office:value-type="float" office:value="0.0023468933">
                <text:p>0.00234689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0">
                <text:p>308000</text:p>
              </table:table-cell>
              <table:table-cell office:value-type="float" office:value="0.0022489948">
                <text:p>0.00224899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0">
                <text:p>309000</text:p>
              </table:table-cell>
              <table:table-cell office:value-type="float" office:value="0.0023610603">
                <text:p>0.00236106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0">
                <text:p>310000</text:p>
              </table:table-cell>
              <table:table-cell office:value-type="float" office:value="0.0024009154">
                <text:p>0.00240091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0">
                <text:p>311000</text:p>
              </table:table-cell>
              <table:table-cell office:value-type="float" office:value="0.0022440689">
                <text:p>0.00224406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0">
                <text:p>312000</text:p>
              </table:table-cell>
              <table:table-cell office:value-type="float" office:value="0.0022859857">
                <text:p>0.00228598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0">
                <text:p>313000</text:p>
              </table:table-cell>
              <table:table-cell office:value-type="float" office:value="0.0023639933">
                <text:p>0.00236399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0">
                <text:p>314000</text:p>
              </table:table-cell>
              <table:table-cell office:value-type="float" office:value="0.0023589827">
                <text:p>0.00235898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0">
                <text:p>315000</text:p>
              </table:table-cell>
              <table:table-cell office:value-type="float" office:value="0.0023520998">
                <text:p>0.00235209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0">
                <text:p>316000</text:p>
              </table:table-cell>
              <table:table-cell office:value-type="float" office:value="0.002345114">
                <text:p>0.0023451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0">
                <text:p>317000</text:p>
              </table:table-cell>
              <table:table-cell office:value-type="float" office:value="0.00243999">
                <text:p>0.002439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0">
                <text:p>318000</text:p>
              </table:table-cell>
              <table:table-cell office:value-type="float" office:value="0.0023900742">
                <text:p>0.00239007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0">
                <text:p>319000</text:p>
              </table:table-cell>
              <table:table-cell office:value-type="float" office:value="0.002447041">
                <text:p>0.0024470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0">
                <text:p>320000</text:p>
              </table:table-cell>
              <table:table-cell office:value-type="float" office:value="0.0023851183">
                <text:p>0.00238511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0">
                <text:p>321000</text:p>
              </table:table-cell>
              <table:table-cell office:value-type="float" office:value="0.0024209142">
                <text:p>0.00242091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0">
                <text:p>322000</text:p>
              </table:table-cell>
              <table:table-cell office:value-type="float" office:value="0.0024560715">
                <text:p>0.00245607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0">
                <text:p>323000</text:p>
              </table:table-cell>
              <table:table-cell office:value-type="float" office:value="0.0025610318">
                <text:p>0.00256103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0">
                <text:p>324000</text:p>
              </table:table-cell>
              <table:table-cell office:value-type="float" office:value="0.0024560664">
                <text:p>0.00245606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0">
                <text:p>325000</text:p>
              </table:table-cell>
              <table:table-cell office:value-type="float" office:value="0.0024770515">
                <text:p>0.00247705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0">
                <text:p>326000</text:p>
              </table:table-cell>
              <table:table-cell office:value-type="float" office:value="0.0024879319">
                <text:p>0.00248793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0">
                <text:p>327000</text:p>
              </table:table-cell>
              <table:table-cell office:value-type="float" office:value="0.0024338898">
                <text:p>0.00243388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0">
                <text:p>328000</text:p>
              </table:table-cell>
              <table:table-cell office:value-type="float" office:value="0.0024349001">
                <text:p>0.00243490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0">
                <text:p>329000</text:p>
              </table:table-cell>
              <table:table-cell office:value-type="float" office:value="0.0029858966">
                <text:p>0.00298589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0">
                <text:p>330000</text:p>
              </table:table-cell>
              <table:table-cell office:value-type="float" office:value="0.0025040613">
                <text:p>0.00250406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0">
                <text:p>331000</text:p>
              </table:table-cell>
              <table:table-cell office:value-type="float" office:value="0.0026239098">
                <text:p>0.00262390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0">
                <text:p>332000</text:p>
              </table:table-cell>
              <table:table-cell office:value-type="float" office:value="0.0024769849">
                <text:p>0.00247698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0">
                <text:p>333000</text:p>
              </table:table-cell>
              <table:table-cell office:value-type="float" office:value="0.0029828961">
                <text:p>0.00298289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0">
                <text:p>334000</text:p>
              </table:table-cell>
              <table:table-cell office:value-type="float" office:value="0.0025319591">
                <text:p>0.00253195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0">
                <text:p>335000</text:p>
              </table:table-cell>
              <table:table-cell office:value-type="float" office:value="0.0025089884">
                <text:p>0.00250898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0">
                <text:p>336000</text:p>
              </table:table-cell>
              <table:table-cell office:value-type="float" office:value="0.0026529819">
                <text:p>0.00265298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0">
                <text:p>337000</text:p>
              </table:table-cell>
              <table:table-cell office:value-type="float" office:value="0.002563063">
                <text:p>0.0025630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0">
                <text:p>338000</text:p>
              </table:table-cell>
              <table:table-cell office:value-type="float" office:value="0.0025970721">
                <text:p>0.00259707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0">
                <text:p>339000</text:p>
              </table:table-cell>
              <table:table-cell office:value-type="float" office:value="0.0026391034">
                <text:p>0.00263910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0">
                <text:p>340000</text:p>
              </table:table-cell>
              <table:table-cell office:value-type="float" office:value="0.0026099171">
                <text:p>0.00260991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0">
                <text:p>341000</text:p>
              </table:table-cell>
              <table:table-cell office:value-type="float" office:value="0.0026100432">
                <text:p>0.00261004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0">
                <text:p>342000</text:p>
              </table:table-cell>
              <table:table-cell office:value-type="float" office:value="0.0026038843">
                <text:p>0.00260388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0">
                <text:p>343000</text:p>
              </table:table-cell>
              <table:table-cell office:value-type="float" office:value="0.0026290852">
                <text:p>0.00262908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0">
                <text:p>344000</text:p>
              </table:table-cell>
              <table:table-cell office:value-type="float" office:value="0.0027969876">
                <text:p>0.00279698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0">
                <text:p>345000</text:p>
              </table:table-cell>
              <table:table-cell office:value-type="float" office:value="0.0027529969">
                <text:p>0.00275299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0">
                <text:p>346000</text:p>
              </table:table-cell>
              <table:table-cell office:value-type="float" office:value="0.002666927">
                <text:p>0.0026669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0">
                <text:p>347000</text:p>
              </table:table-cell>
              <table:table-cell office:value-type="float" office:value="0.0025501147">
                <text:p>0.00255011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0">
                <text:p>348000</text:p>
              </table:table-cell>
              <table:table-cell office:value-type="float" office:value="0.0027140028">
                <text:p>0.00271400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0">
                <text:p>349000</text:p>
              </table:table-cell>
              <table:table-cell office:value-type="float" office:value="0.0027919232">
                <text:p>0.00279192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0">
                <text:p>350000</text:p>
              </table:table-cell>
              <table:table-cell office:value-type="float" office:value="0.0026989159">
                <text:p>0.00269891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0">
                <text:p>351000</text:p>
              </table:table-cell>
              <table:table-cell office:value-type="float" office:value="0.0026471138">
                <text:p>0.00264711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0">
                <text:p>352000</text:p>
              </table:table-cell>
              <table:table-cell office:value-type="float" office:value="0.0030679213">
                <text:p>0.00306792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0">
                <text:p>353000</text:p>
              </table:table-cell>
              <table:table-cell office:value-type="float" office:value="0.0027419889">
                <text:p>0.00274198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0">
                <text:p>354000</text:p>
              </table:table-cell>
              <table:table-cell office:value-type="float" office:value="0.0027260011">
                <text:p>0.00272600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0">
                <text:p>355000</text:p>
              </table:table-cell>
              <table:table-cell office:value-type="float" office:value="0.0027200112">
                <text:p>0.00272001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0">
                <text:p>356000</text:p>
              </table:table-cell>
              <table:table-cell office:value-type="float" office:value="0.002907057">
                <text:p>0.0029070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0">
                <text:p>357000</text:p>
              </table:table-cell>
              <table:table-cell office:value-type="float" office:value="0.0026689195">
                <text:p>0.00266891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0">
                <text:p>358000</text:p>
              </table:table-cell>
              <table:table-cell office:value-type="float" office:value="0.002850075">
                <text:p>0.0028500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0">
                <text:p>359000</text:p>
              </table:table-cell>
              <table:table-cell office:value-type="float" office:value="0.0028651084">
                <text:p>0.00286510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0">
                <text:p>360000</text:p>
              </table:table-cell>
              <table:table-cell office:value-type="float" office:value="0.0028350575">
                <text:p>0.00283505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0">
                <text:p>361000</text:p>
              </table:table-cell>
              <table:table-cell office:value-type="float" office:value="0.0027470939">
                <text:p>0.00274709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0">
                <text:p>362000</text:p>
              </table:table-cell>
              <table:table-cell office:value-type="float" office:value="0.0028349641">
                <text:p>0.00283496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0">
                <text:p>363000</text:p>
              </table:table-cell>
              <table:table-cell office:value-type="float" office:value="0.00296811">
                <text:p>0.002968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0">
                <text:p>364000</text:p>
              </table:table-cell>
              <table:table-cell office:value-type="float" office:value="0.0027548906">
                <text:p>0.00275489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0">
                <text:p>365000</text:p>
              </table:table-cell>
              <table:table-cell office:value-type="float" office:value="0.0028650498">
                <text:p>0.00286504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0">
                <text:p>366000</text:p>
              </table:table-cell>
              <table:table-cell office:value-type="float" office:value="0.0040998954">
                <text:p>0.00409989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0">
                <text:p>367000</text:p>
              </table:table-cell>
              <table:table-cell office:value-type="float" office:value="0.0028620599">
                <text:p>0.00286205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0">
                <text:p>368000</text:p>
              </table:table-cell>
              <table:table-cell office:value-type="float" office:value="0.0029290996">
                <text:p>0.00292909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0">
                <text:p>369000</text:p>
              </table:table-cell>
              <table:table-cell office:value-type="float" office:value="0.0031099026">
                <text:p>0.00310990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0">
                <text:p>370000</text:p>
              </table:table-cell>
              <table:table-cell office:value-type="float" office:value="0.0028780391">
                <text:p>0.00287803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0">
                <text:p>371000</text:p>
              </table:table-cell>
              <table:table-cell office:value-type="float" office:value="0.0027789409">
                <text:p>0.00277894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0">
                <text:p>372000</text:p>
              </table:table-cell>
              <table:table-cell office:value-type="float" office:value="0.0028750408">
                <text:p>0.00287504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0">
                <text:p>373000</text:p>
              </table:table-cell>
              <table:table-cell office:value-type="float" office:value="0.0029140628">
                <text:p>0.00291406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0">
                <text:p>374000</text:p>
              </table:table-cell>
              <table:table-cell office:value-type="float" office:value="0.002960963">
                <text:p>0.0029609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0">
                <text:p>375000</text:p>
              </table:table-cell>
              <table:table-cell office:value-type="float" office:value="0.0028550721">
                <text:p>0.00285507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0">
                <text:p>376000</text:p>
              </table:table-cell>
              <table:table-cell office:value-type="float" office:value="0.0029299885">
                <text:p>0.00292998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0">
                <text:p>377000</text:p>
              </table:table-cell>
              <table:table-cell office:value-type="float" office:value="0.0030930563">
                <text:p>0.00309305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0">
                <text:p>378000</text:p>
              </table:table-cell>
              <table:table-cell office:value-type="float" office:value="0.0028749949">
                <text:p>0.00287499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0">
                <text:p>379000</text:p>
              </table:table-cell>
              <table:table-cell office:value-type="float" office:value="0.0033909546">
                <text:p>0.00339095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0">
                <text:p>380000</text:p>
              </table:table-cell>
              <table:table-cell office:value-type="float" office:value="0.0029029035">
                <text:p>0.00290290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0">
                <text:p>381000</text:p>
              </table:table-cell>
              <table:table-cell office:value-type="float" office:value="0.0029829197">
                <text:p>0.00298291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0">
                <text:p>382000</text:p>
              </table:table-cell>
              <table:table-cell office:value-type="float" office:value="0.0030659073">
                <text:p>0.00306590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0">
                <text:p>383000</text:p>
              </table:table-cell>
              <table:table-cell office:value-type="float" office:value="0.0030988912">
                <text:p>0.00309889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0">
                <text:p>384000</text:p>
              </table:table-cell>
              <table:table-cell office:value-type="float" office:value="0.00291011">
                <text:p>0.002910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0">
                <text:p>385000</text:p>
              </table:table-cell>
              <table:table-cell office:value-type="float" office:value="0.0029379815">
                <text:p>0.00293798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0">
                <text:p>386000</text:p>
              </table:table-cell>
              <table:table-cell office:value-type="float" office:value="0.0030019784">
                <text:p>0.00300197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0">
                <text:p>387000</text:p>
              </table:table-cell>
              <table:table-cell office:value-type="float" office:value="0.003026062">
                <text:p>0.0030260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0">
                <text:p>388000</text:p>
              </table:table-cell>
              <table:table-cell office:value-type="float" office:value="0.0030849752">
                <text:p>0.00308497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0">
                <text:p>389000</text:p>
              </table:table-cell>
              <table:table-cell office:value-type="float" office:value="0.0031320765">
                <text:p>0.00313207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0">
                <text:p>390000</text:p>
              </table:table-cell>
              <table:table-cell office:value-type="float" office:value="0.0030788868">
                <text:p>0.00307888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0">
                <text:p>391000</text:p>
              </table:table-cell>
              <table:table-cell office:value-type="float" office:value="0.0031291192">
                <text:p>0.00312911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0">
                <text:p>392000</text:p>
              </table:table-cell>
              <table:table-cell office:value-type="float" office:value="0.0032058934">
                <text:p>0.00320589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0">
                <text:p>393000</text:p>
              </table:table-cell>
              <table:table-cell office:value-type="float" office:value="0.0030170135">
                <text:p>0.00301701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0">
                <text:p>394000</text:p>
              </table:table-cell>
              <table:table-cell office:value-type="float" office:value="0.0030200976">
                <text:p>0.00302009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0">
                <text:p>395000</text:p>
              </table:table-cell>
              <table:table-cell office:value-type="float" office:value="0.0031749253">
                <text:p>0.00317492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0">
                <text:p>396000</text:p>
              </table:table-cell>
              <table:table-cell office:value-type="float" office:value="0.0031519296">
                <text:p>0.00315192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0">
                <text:p>397000</text:p>
              </table:table-cell>
              <table:table-cell office:value-type="float" office:value="0.0031510641">
                <text:p>0.00315106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0">
                <text:p>398000</text:p>
              </table:table-cell>
              <table:table-cell office:value-type="float" office:value="0.0032849215">
                <text:p>0.00328492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0">
                <text:p>399000</text:p>
              </table:table-cell>
              <table:table-cell office:value-type="float" office:value="0.0030710883">
                <text:p>0.00307108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0">
                <text:p>400000</text:p>
              </table:table-cell>
              <table:table-cell office:value-type="float" office:value="0.0033849427">
                <text:p>0.00338494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00">
                <text:p>401000</text:p>
              </table:table-cell>
              <table:table-cell office:value-type="float" office:value="0.0031530212">
                <text:p>0.00315302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00">
                <text:p>402000</text:p>
              </table:table-cell>
              <table:table-cell office:value-type="float" office:value="0.0032080042">
                <text:p>0.00320800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00">
                <text:p>403000</text:p>
              </table:table-cell>
              <table:table-cell office:value-type="float" office:value="0.003192979">
                <text:p>0.0031929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00">
                <text:p>404000</text:p>
              </table:table-cell>
              <table:table-cell office:value-type="float" office:value="0.003286917">
                <text:p>0.0032869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00">
                <text:p>405000</text:p>
              </table:table-cell>
              <table:table-cell office:value-type="float" office:value="0.0032239534">
                <text:p>0.00322395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00">
                <text:p>406000</text:p>
              </table:table-cell>
              <table:table-cell office:value-type="float" office:value="0.0034410923">
                <text:p>0.00344109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00">
                <text:p>407000</text:p>
              </table:table-cell>
              <table:table-cell office:value-type="float" office:value="0.0032409595">
                <text:p>0.00324095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00">
                <text:p>408000</text:p>
              </table:table-cell>
              <table:table-cell office:value-type="float" office:value="0.0032471087">
                <text:p>0.00324710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00">
                <text:p>409000</text:p>
              </table:table-cell>
              <table:table-cell office:value-type="float" office:value="0.0032549759">
                <text:p>0.00325497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00">
                <text:p>410000</text:p>
              </table:table-cell>
              <table:table-cell office:value-type="float" office:value="0.0033399674">
                <text:p>0.00333996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00">
                <text:p>411000</text:p>
              </table:table-cell>
              <table:table-cell office:value-type="float" office:value="0.00345599">
                <text:p>0.003455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00">
                <text:p>412000</text:p>
              </table:table-cell>
              <table:table-cell office:value-type="float" office:value="0.0032529036">
                <text:p>0.00325290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00">
                <text:p>413000</text:p>
              </table:table-cell>
              <table:table-cell office:value-type="float" office:value="0.0033179343">
                <text:p>0.00331793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00">
                <text:p>414000</text:p>
              </table:table-cell>
              <table:table-cell office:value-type="float" office:value="0.0033200804">
                <text:p>0.00332008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00">
                <text:p>415000</text:p>
              </table:table-cell>
              <table:table-cell office:value-type="float" office:value="0.0033090895">
                <text:p>0.00330908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00">
                <text:p>416000</text:p>
              </table:table-cell>
              <table:table-cell office:value-type="float" office:value="0.0032549419">
                <text:p>0.00325494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00">
                <text:p>417000</text:p>
              </table:table-cell>
              <table:table-cell office:value-type="float" office:value="0.0032961034">
                <text:p>0.00329610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00">
                <text:p>418000</text:p>
              </table:table-cell>
              <table:table-cell office:value-type="float" office:value="0.0034678941">
                <text:p>0.00346789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00">
                <text:p>419000</text:p>
              </table:table-cell>
              <table:table-cell office:value-type="float" office:value="0.0033429342">
                <text:p>0.00334293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00">
                <text:p>420000</text:p>
              </table:table-cell>
              <table:table-cell office:value-type="float" office:value="0.0033980215">
                <text:p>0.00339802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0">
                <text:p>421000</text:p>
              </table:table-cell>
              <table:table-cell office:value-type="float" office:value="0.0033369626">
                <text:p>0.00333696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00">
                <text:p>422000</text:p>
              </table:table-cell>
              <table:table-cell office:value-type="float" office:value="0.0033019695">
                <text:p>0.00330196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00">
                <text:p>423000</text:p>
              </table:table-cell>
              <table:table-cell office:value-type="float" office:value="0.0034299797">
                <text:p>0.00342997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00">
                <text:p>424000</text:p>
              </table:table-cell>
              <table:table-cell office:value-type="float" office:value="0.0033390956">
                <text:p>0.00333909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00">
                <text:p>425000</text:p>
              </table:table-cell>
              <table:table-cell office:value-type="float" office:value="0.0036019735">
                <text:p>0.00360197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00">
                <text:p>426000</text:p>
              </table:table-cell>
              <table:table-cell office:value-type="float" office:value="0.0034560872">
                <text:p>0.00345608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00">
                <text:p>427000</text:p>
              </table:table-cell>
              <table:table-cell office:value-type="float" office:value="0.0034359195">
                <text:p>0.00343591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00">
                <text:p>428000</text:p>
              </table:table-cell>
              <table:table-cell office:value-type="float" office:value="0.0033979563">
                <text:p>0.00339795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00">
                <text:p>429000</text:p>
              </table:table-cell>
              <table:table-cell office:value-type="float" office:value="0.003572072">
                <text:p>0.0035720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00">
                <text:p>430000</text:p>
              </table:table-cell>
              <table:table-cell office:value-type="float" office:value="0.0038849817">
                <text:p>0.00388498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00">
                <text:p>431000</text:p>
              </table:table-cell>
              <table:table-cell office:value-type="float" office:value="0.0035778876">
                <text:p>0.00357788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00">
                <text:p>432000</text:p>
              </table:table-cell>
              <table:table-cell office:value-type="float" office:value="0.0035391047">
                <text:p>0.00353910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00">
                <text:p>433000</text:p>
              </table:table-cell>
              <table:table-cell office:value-type="float" office:value="0.0035221156">
                <text:p>0.00352211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00">
                <text:p>434000</text:p>
              </table:table-cell>
              <table:table-cell office:value-type="float" office:value="0.0037660192">
                <text:p>0.00376601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00">
                <text:p>435000</text:p>
              </table:table-cell>
              <table:table-cell office:value-type="float" office:value="0.0037170496">
                <text:p>0.00371704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00">
                <text:p>436000</text:p>
              </table:table-cell>
              <table:table-cell office:value-type="float" office:value="0.0035490819">
                <text:p>0.00354908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00">
                <text:p>437000</text:p>
              </table:table-cell>
              <table:table-cell office:value-type="float" office:value="0.0037059264">
                <text:p>0.00370592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00">
                <text:p>438000</text:p>
              </table:table-cell>
              <table:table-cell office:value-type="float" office:value="0.0035030582">
                <text:p>0.00350305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00">
                <text:p>439000</text:p>
              </table:table-cell>
              <table:table-cell office:value-type="float" office:value="0.0035759333">
                <text:p>0.0035759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0">
                <text:p>440000</text:p>
              </table:table-cell>
              <table:table-cell office:value-type="float" office:value="0.0035479">
                <text:p>0.00354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00">
                <text:p>441000</text:p>
              </table:table-cell>
              <table:table-cell office:value-type="float" office:value="0.0038769535">
                <text:p>0.00387695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00">
                <text:p>442000</text:p>
              </table:table-cell>
              <table:table-cell office:value-type="float" office:value="0.0037248923">
                <text:p>0.00372489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00">
                <text:p>443000</text:p>
              </table:table-cell>
              <table:table-cell office:value-type="float" office:value="0.0034779313">
                <text:p>0.00347793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00">
                <text:p>444000</text:p>
              </table:table-cell>
              <table:table-cell office:value-type="float" office:value="0.0034439501">
                <text:p>0.00344395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00">
                <text:p>445000</text:p>
              </table:table-cell>
              <table:table-cell office:value-type="float" office:value="0.0035858871">
                <text:p>0.00358588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00">
                <text:p>446000</text:p>
              </table:table-cell>
              <table:table-cell office:value-type="float" office:value="0.0037310793">
                <text:p>0.00373107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00">
                <text:p>447000</text:p>
              </table:table-cell>
              <table:table-cell office:value-type="float" office:value="0.0037479283">
                <text:p>0.00374792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00">
                <text:p>448000</text:p>
              </table:table-cell>
              <table:table-cell office:value-type="float" office:value="0.0035290071">
                <text:p>0.00352900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00">
                <text:p>449000</text:p>
              </table:table-cell>
              <table:table-cell office:value-type="float" office:value="0.0038580595">
                <text:p>0.00385805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00">
                <text:p>450000</text:p>
              </table:table-cell>
              <table:table-cell office:value-type="float" office:value="0.0035180211">
                <text:p>0.00351802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00">
                <text:p>451000</text:p>
              </table:table-cell>
              <table:table-cell office:value-type="float" office:value="0.0037069715">
                <text:p>0.00370697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00">
                <text:p>452000</text:p>
              </table:table-cell>
              <table:table-cell office:value-type="float" office:value="0.003717962">
                <text:p>0.0037179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00">
                <text:p>453000</text:p>
              </table:table-cell>
              <table:table-cell office:value-type="float" office:value="0.0039510399">
                <text:p>0.00395103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00">
                <text:p>454000</text:p>
              </table:table-cell>
              <table:table-cell office:value-type="float" office:value="0.0036408842">
                <text:p>0.00364088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00">
                <text:p>455000</text:p>
              </table:table-cell>
              <table:table-cell office:value-type="float" office:value="0.0038600581">
                <text:p>0.00386005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00">
                <text:p>456000</text:p>
              </table:table-cell>
              <table:table-cell office:value-type="float" office:value="0.0039490895">
                <text:p>0.00394908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00">
                <text:p>457000</text:p>
              </table:table-cell>
              <table:table-cell office:value-type="float" office:value="0.0036649251">
                <text:p>0.003664925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00">
                <text:p>458000</text:p>
              </table:table-cell>
              <table:table-cell office:value-type="float" office:value="0.0038368958">
                <text:p>0.00383689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00">
                <text:p>459000</text:p>
              </table:table-cell>
              <table:table-cell office:value-type="float" office:value="0.0036959456">
                <text:p>0.00369594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00">
                <text:p>460000</text:p>
              </table:table-cell>
              <table:table-cell office:value-type="float" office:value="0.0039180755">
                <text:p>0.00391807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00">
                <text:p>461000</text:p>
              </table:table-cell>
              <table:table-cell office:value-type="float" office:value="0.004049904">
                <text:p>0.0040499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00">
                <text:p>462000</text:p>
              </table:table-cell>
              <table:table-cell office:value-type="float" office:value="0.0039760721">
                <text:p>0.00397607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00">
                <text:p>463000</text:p>
              </table:table-cell>
              <table:table-cell office:value-type="float" office:value="0.0037411109">
                <text:p>0.00374111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00">
                <text:p>464000</text:p>
              </table:table-cell>
              <table:table-cell office:value-type="float" office:value="0.0037989893">
                <text:p>0.00379898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00">
                <text:p>465000</text:p>
              </table:table-cell>
              <table:table-cell office:value-type="float" office:value="0.0038721034">
                <text:p>0.00387210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00">
                <text:p>466000</text:p>
              </table:table-cell>
              <table:table-cell office:value-type="float" office:value="0.0036600351">
                <text:p>0.00366003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00">
                <text:p>467000</text:p>
              </table:table-cell>
              <table:table-cell office:value-type="float" office:value="0.0037430669">
                <text:p>0.00374306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00">
                <text:p>468000</text:p>
              </table:table-cell>
              <table:table-cell office:value-type="float" office:value="0.0038750724">
                <text:p>0.00387507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00">
                <text:p>469000</text:p>
              </table:table-cell>
              <table:table-cell office:value-type="float" office:value="0.0039028963">
                <text:p>0.0039028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00">
                <text:p>470000</text:p>
              </table:table-cell>
              <table:table-cell office:value-type="float" office:value="0.0037990964">
                <text:p>0.00379909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00">
                <text:p>471000</text:p>
              </table:table-cell>
              <table:table-cell office:value-type="float" office:value="0.0037969745">
                <text:p>0.00379697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00">
                <text:p>472000</text:p>
              </table:table-cell>
              <table:table-cell office:value-type="float" office:value="0.0037760623">
                <text:p>0.00377606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00">
                <text:p>473000</text:p>
              </table:table-cell>
              <table:table-cell office:value-type="float" office:value="0.0039080056">
                <text:p>0.00390800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00">
                <text:p>474000</text:p>
              </table:table-cell>
              <table:table-cell office:value-type="float" office:value="0.0038519882">
                <text:p>0.00385198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00">
                <text:p>475000</text:p>
              </table:table-cell>
              <table:table-cell office:value-type="float" office:value="0.003891019">
                <text:p>0.0038910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00">
                <text:p>476000</text:p>
              </table:table-cell>
              <table:table-cell office:value-type="float" office:value="0.0043750068">
                <text:p>0.00437500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00">
                <text:p>477000</text:p>
              </table:table-cell>
              <table:table-cell office:value-type="float" office:value="0.0042690432">
                <text:p>0.00426904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00">
                <text:p>478000</text:p>
              </table:table-cell>
              <table:table-cell office:value-type="float" office:value="0.0039100854">
                <text:p>0.003910085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00">
                <text:p>479000</text:p>
              </table:table-cell>
              <table:table-cell office:value-type="float" office:value="0.0039240647">
                <text:p>0.003924064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00">
                <text:p>480000</text:p>
              </table:table-cell>
              <table:table-cell office:value-type="float" office:value="0.0040059781">
                <text:p>0.00400597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00">
                <text:p>481000</text:p>
              </table:table-cell>
              <table:table-cell office:value-type="float" office:value="0.0039220091">
                <text:p>0.00392200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00">
                <text:p>482000</text:p>
              </table:table-cell>
              <table:table-cell office:value-type="float" office:value="0.0040360842">
                <text:p>0.00403608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00">
                <text:p>483000</text:p>
              </table:table-cell>
              <table:table-cell office:value-type="float" office:value="0.0041539697">
                <text:p>0.00415396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00">
                <text:p>484000</text:p>
              </table:table-cell>
              <table:table-cell office:value-type="float" office:value="0.0039500972">
                <text:p>0.00395009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00">
                <text:p>485000</text:p>
              </table:table-cell>
              <table:table-cell office:value-type="float" office:value="0.0040290676">
                <text:p>0.004029067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00">
                <text:p>486000</text:p>
              </table:table-cell>
              <table:table-cell office:value-type="float" office:value="0.0040318922">
                <text:p>0.00403189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00">
                <text:p>487000</text:p>
              </table:table-cell>
              <table:table-cell office:value-type="float" office:value="0.0041799651">
                <text:p>0.00417996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00">
                <text:p>488000</text:p>
              </table:table-cell>
              <table:table-cell office:value-type="float" office:value="0.0039440897">
                <text:p>0.00394408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00">
                <text:p>489000</text:p>
              </table:table-cell>
              <table:table-cell office:value-type="float" office:value="0.0040599589">
                <text:p>0.00405995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00">
                <text:p>490000</text:p>
              </table:table-cell>
              <table:table-cell office:value-type="float" office:value="0.0040509042">
                <text:p>0.00405090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00">
                <text:p>491000</text:p>
              </table:table-cell>
              <table:table-cell office:value-type="float" office:value="0.0050450417">
                <text:p>0.00504504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00">
                <text:p>492000</text:p>
              </table:table-cell>
              <table:table-cell office:value-type="float" office:value="0.0042920334">
                <text:p>0.004292033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00">
                <text:p>493000</text:p>
              </table:table-cell>
              <table:table-cell office:value-type="float" office:value="0.0042880478">
                <text:p>0.00428804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00">
                <text:p>494000</text:p>
              </table:table-cell>
              <table:table-cell office:value-type="float" office:value="0.0043711138">
                <text:p>0.00437111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00">
                <text:p>495000</text:p>
              </table:table-cell>
              <table:table-cell office:value-type="float" office:value="0.0040299102">
                <text:p>0.004029910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00">
                <text:p>496000</text:p>
              </table:table-cell>
              <table:table-cell office:value-type="float" office:value="0.0039940809">
                <text:p>0.003994080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00">
                <text:p>497000</text:p>
              </table:table-cell>
              <table:table-cell office:value-type="float" office:value="0.0043929099">
                <text:p>0.00439290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00">
                <text:p>498000</text:p>
              </table:table-cell>
              <table:table-cell office:value-type="float" office:value="0.0041030096">
                <text:p>0.00410300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00">
                <text:p>499000</text:p>
              </table:table-cell>
              <table:table-cell office:value-type="float" office:value="0.0039939707">
                <text:p>0.00399397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00">
                <text:p>500000</text:p>
              </table:table-cell>
              <table:table-cell office:value-type="float" office:value="0.0041209599">
                <text:p>0.00412095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000">
                <text:p>501000</text:p>
              </table:table-cell>
              <table:table-cell office:value-type="float" office:value="0.0042029386">
                <text:p>0.004202938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000">
                <text:p>502000</text:p>
              </table:table-cell>
              <table:table-cell office:value-type="float" office:value="0.0040879861">
                <text:p>0.00408798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000">
                <text:p>503000</text:p>
              </table:table-cell>
              <table:table-cell office:value-type="float" office:value="0.0041009865">
                <text:p>0.00410098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000">
                <text:p>504000</text:p>
              </table:table-cell>
              <table:table-cell office:value-type="float" office:value="0.0042748851">
                <text:p>0.00427488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000">
                <text:p>505000</text:p>
              </table:table-cell>
              <table:table-cell office:value-type="float" office:value="0.004301954">
                <text:p>0.0043019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000">
                <text:p>506000</text:p>
              </table:table-cell>
              <table:table-cell office:value-type="float" office:value="0.0047110132">
                <text:p>0.004711013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000">
                <text:p>507000</text:p>
              </table:table-cell>
              <table:table-cell office:value-type="float" office:value="0.0042830295">
                <text:p>0.00428302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000">
                <text:p>508000</text:p>
              </table:table-cell>
              <table:table-cell office:value-type="float" office:value="0.0043019808">
                <text:p>0.00430198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000">
                <text:p>509000</text:p>
              </table:table-cell>
              <table:table-cell office:value-type="float" office:value="0.0042089977">
                <text:p>0.00420899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000">
                <text:p>510000</text:p>
              </table:table-cell>
              <table:table-cell office:value-type="float" office:value="0.0042739863">
                <text:p>0.00427398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000">
                <text:p>511000</text:p>
              </table:table-cell>
              <table:table-cell office:value-type="float" office:value="0.0042478932">
                <text:p>0.00424789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000">
                <text:p>512000</text:p>
              </table:table-cell>
              <table:table-cell office:value-type="float" office:value="0.0046588887">
                <text:p>0.004658888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000">
                <text:p>513000</text:p>
              </table:table-cell>
              <table:table-cell office:value-type="float" office:value="0.0042399038">
                <text:p>0.00423990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000">
                <text:p>514000</text:p>
              </table:table-cell>
              <table:table-cell office:value-type="float" office:value="0.0041990273">
                <text:p>0.00419902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000">
                <text:p>515000</text:p>
              </table:table-cell>
              <table:table-cell office:value-type="float" office:value="0.0044940289">
                <text:p>0.004494028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000">
                <text:p>516000</text:p>
              </table:table-cell>
              <table:table-cell office:value-type="float" office:value="0.0041720816">
                <text:p>0.00417208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000">
                <text:p>517000</text:p>
              </table:table-cell>
              <table:table-cell office:value-type="float" office:value="0.0042739395">
                <text:p>0.00427393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000">
                <text:p>518000</text:p>
              </table:table-cell>
              <table:table-cell office:value-type="float" office:value="0.0043429255">
                <text:p>0.00434292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000">
                <text:p>519000</text:p>
              </table:table-cell>
              <table:table-cell office:value-type="float" office:value="0.0042359444">
                <text:p>0.00423594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000">
                <text:p>520000</text:p>
              </table:table-cell>
              <table:table-cell office:value-type="float" office:value="0.004391013">
                <text:p>0.0043910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000">
                <text:p>521000</text:p>
              </table:table-cell>
              <table:table-cell office:value-type="float" office:value="0.0045658894">
                <text:p>0.00456588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000">
                <text:p>522000</text:p>
              </table:table-cell>
              <table:table-cell office:value-type="float" office:value="0.0043959322">
                <text:p>0.00439593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000">
                <text:p>523000</text:p>
              </table:table-cell>
              <table:table-cell office:value-type="float" office:value="0.0045699879">
                <text:p>0.004569987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000">
                <text:p>524000</text:p>
              </table:table-cell>
              <table:table-cell office:value-type="float" office:value="0.0054529178">
                <text:p>0.00545291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000">
                <text:p>525000</text:p>
              </table:table-cell>
              <table:table-cell office:value-type="float" office:value="0.0045809276">
                <text:p>0.00458092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000">
                <text:p>526000</text:p>
              </table:table-cell>
              <table:table-cell office:value-type="float" office:value="0.0045560602">
                <text:p>0.00455606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000">
                <text:p>527000</text:p>
              </table:table-cell>
              <table:table-cell office:value-type="float" office:value="0.0044090273">
                <text:p>0.004409027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000">
                <text:p>528000</text:p>
              </table:table-cell>
              <table:table-cell office:value-type="float" office:value="0.0049090103">
                <text:p>0.00490901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000">
                <text:p>529000</text:p>
              </table:table-cell>
              <table:table-cell office:value-type="float" office:value="0.0046019235">
                <text:p>0.00460192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000">
                <text:p>530000</text:p>
              </table:table-cell>
              <table:table-cell office:value-type="float" office:value="0.0044000664">
                <text:p>0.004400066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000">
                <text:p>531000</text:p>
              </table:table-cell>
              <table:table-cell office:value-type="float" office:value="0.0044249778">
                <text:p>0.00442497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000">
                <text:p>532000</text:p>
              </table:table-cell>
              <table:table-cell office:value-type="float" office:value="0.0043670757">
                <text:p>0.00436707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000">
                <text:p>533000</text:p>
              </table:table-cell>
              <table:table-cell office:value-type="float" office:value="0.0044580793">
                <text:p>0.00445807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000">
                <text:p>534000</text:p>
              </table:table-cell>
              <table:table-cell office:value-type="float" office:value="0.0044179124">
                <text:p>0.00441791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000">
                <text:p>535000</text:p>
              </table:table-cell>
              <table:table-cell office:value-type="float" office:value="0.0045420116">
                <text:p>0.00454201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000">
                <text:p>536000</text:p>
              </table:table-cell>
              <table:table-cell office:value-type="float" office:value="0.0046091079">
                <text:p>0.00460910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000">
                <text:p>537000</text:p>
              </table:table-cell>
              <table:table-cell office:value-type="float" office:value="0.0045699053">
                <text:p>0.00456990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000">
                <text:p>538000</text:p>
              </table:table-cell>
              <table:table-cell office:value-type="float" office:value="0.0045120154">
                <text:p>0.004512015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000">
                <text:p>539000</text:p>
              </table:table-cell>
              <table:table-cell office:value-type="float" office:value="0.0044350637">
                <text:p>0.00443506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000">
                <text:p>540000</text:p>
              </table:table-cell>
              <table:table-cell office:value-type="float" office:value="0.0049309752">
                <text:p>0.00493097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000">
                <text:p>541000</text:p>
              </table:table-cell>
              <table:table-cell office:value-type="float" office:value="0.0046838894">
                <text:p>0.00468388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000">
                <text:p>542000</text:p>
              </table:table-cell>
              <table:table-cell office:value-type="float" office:value="0.0044909285">
                <text:p>0.00449092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000">
                <text:p>543000</text:p>
              </table:table-cell>
              <table:table-cell office:value-type="float" office:value="0.0045239089">
                <text:p>0.00452390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000">
                <text:p>544000</text:p>
              </table:table-cell>
              <table:table-cell office:value-type="float" office:value="0.0043659355">
                <text:p>0.00436593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000">
                <text:p>545000</text:p>
              </table:table-cell>
              <table:table-cell office:value-type="float" office:value="0.0046009272">
                <text:p>0.00460092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000">
                <text:p>546000</text:p>
              </table:table-cell>
              <table:table-cell office:value-type="float" office:value="0.0044729492">
                <text:p>0.00447294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000">
                <text:p>547000</text:p>
              </table:table-cell>
              <table:table-cell office:value-type="float" office:value="0.0047379554">
                <text:p>0.004737955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000">
                <text:p>548000</text:p>
              </table:table-cell>
              <table:table-cell office:value-type="float" office:value="0.0046859363">
                <text:p>0.00468593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000">
                <text:p>549000</text:p>
              </table:table-cell>
              <table:table-cell office:value-type="float" office:value="0.0046970235">
                <text:p>0.004697023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000">
                <text:p>550000</text:p>
              </table:table-cell>
              <table:table-cell office:value-type="float" office:value="0.0045379604">
                <text:p>0.00453796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000">
                <text:p>551000</text:p>
              </table:table-cell>
              <table:table-cell office:value-type="float" office:value="0.0047589613">
                <text:p>0.00475896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000">
                <text:p>552000</text:p>
              </table:table-cell>
              <table:table-cell office:value-type="float" office:value="0.004527086">
                <text:p>0.00452708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000">
                <text:p>553000</text:p>
              </table:table-cell>
              <table:table-cell office:value-type="float" office:value="0.0046010889">
                <text:p>0.00460108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000">
                <text:p>554000</text:p>
              </table:table-cell>
              <table:table-cell office:value-type="float" office:value="0.0046900346">
                <text:p>0.00469003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000">
                <text:p>555000</text:p>
              </table:table-cell>
              <table:table-cell office:value-type="float" office:value="0.0045620968">
                <text:p>0.00456209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000">
                <text:p>556000</text:p>
              </table:table-cell>
              <table:table-cell office:value-type="float" office:value="0.0046050537">
                <text:p>0.00460505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000">
                <text:p>557000</text:p>
              </table:table-cell>
              <table:table-cell office:value-type="float" office:value="0.0048450221">
                <text:p>0.00484502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000">
                <text:p>558000</text:p>
              </table:table-cell>
              <table:table-cell office:value-type="float" office:value="0.0048929253">
                <text:p>0.004892925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000">
                <text:p>559000</text:p>
              </table:table-cell>
              <table:table-cell office:value-type="float" office:value="0.004645055">
                <text:p>0.0046450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000">
                <text:p>560000</text:p>
              </table:table-cell>
              <table:table-cell office:value-type="float" office:value="0.0050691007">
                <text:p>0.005069100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000">
                <text:p>561000</text:p>
              </table:table-cell>
              <table:table-cell office:value-type="float" office:value="0.0050679263">
                <text:p>0.00506792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000">
                <text:p>562000</text:p>
              </table:table-cell>
              <table:table-cell office:value-type="float" office:value="0.0047300021">
                <text:p>0.00473000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000">
                <text:p>563000</text:p>
              </table:table-cell>
              <table:table-cell office:value-type="float" office:value="0.0049639446">
                <text:p>0.00496394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000">
                <text:p>564000</text:p>
              </table:table-cell>
              <table:table-cell office:value-type="float" office:value="0.0050320289">
                <text:p>0.005032028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000">
                <text:p>565000</text:p>
              </table:table-cell>
              <table:table-cell office:value-type="float" office:value="0.0048629897">
                <text:p>0.00486298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000">
                <text:p>566000</text:p>
              </table:table-cell>
              <table:table-cell office:value-type="float" office:value="0.0047069636">
                <text:p>0.00470696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000">
                <text:p>567000</text:p>
              </table:table-cell>
              <table:table-cell office:value-type="float" office:value="0.0049660437">
                <text:p>0.004966043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000">
                <text:p>568000</text:p>
              </table:table-cell>
              <table:table-cell office:value-type="float" office:value="0.00462909">
                <text:p>0.0046290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000">
                <text:p>569000</text:p>
              </table:table-cell>
              <table:table-cell office:value-type="float" office:value="0.0051401092">
                <text:p>0.005140109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000">
                <text:p>570000</text:p>
              </table:table-cell>
              <table:table-cell office:value-type="float" office:value="0.0047229709">
                <text:p>0.004722970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000">
                <text:p>571000</text:p>
              </table:table-cell>
              <table:table-cell office:value-type="float" office:value="0.004853996">
                <text:p>0.0048539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000">
                <text:p>572000</text:p>
              </table:table-cell>
              <table:table-cell office:value-type="float" office:value="0.0048110866">
                <text:p>0.00481108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000">
                <text:p>573000</text:p>
              </table:table-cell>
              <table:table-cell office:value-type="float" office:value="0.0048099474">
                <text:p>0.004809947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000">
                <text:p>574000</text:p>
              </table:table-cell>
              <table:table-cell office:value-type="float" office:value="0.004916104">
                <text:p>0.0049161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000">
                <text:p>575000</text:p>
              </table:table-cell>
              <table:table-cell office:value-type="float" office:value="0.0056529347">
                <text:p>0.00565293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000">
                <text:p>576000</text:p>
              </table:table-cell>
              <table:table-cell office:value-type="float" office:value="0.0051429056">
                <text:p>0.005142905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000">
                <text:p>577000</text:p>
              </table:table-cell>
              <table:table-cell office:value-type="float" office:value="0.004822101">
                <text:p>0.0048221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000">
                <text:p>578000</text:p>
              </table:table-cell>
              <table:table-cell office:value-type="float" office:value="0.0050970089">
                <text:p>0.00509700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000">
                <text:p>579000</text:p>
              </table:table-cell>
              <table:table-cell office:value-type="float" office:value="0.0049990128">
                <text:p>0.00499901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000">
                <text:p>580000</text:p>
              </table:table-cell>
              <table:table-cell office:value-type="float" office:value="0.0049419212">
                <text:p>0.00494192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000">
                <text:p>581000</text:p>
              </table:table-cell>
              <table:table-cell office:value-type="float" office:value="0.0050949938">
                <text:p>0.00509499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000">
                <text:p>582000</text:p>
              </table:table-cell>
              <table:table-cell office:value-type="float" office:value="0.004895018">
                <text:p>0.0048950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000">
                <text:p>583000</text:p>
              </table:table-cell>
              <table:table-cell office:value-type="float" office:value="0.0048059043">
                <text:p>0.00480590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000">
                <text:p>584000</text:p>
              </table:table-cell>
              <table:table-cell office:value-type="float" office:value="0.0051061118">
                <text:p>0.00510611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000">
                <text:p>585000</text:p>
              </table:table-cell>
              <table:table-cell office:value-type="float" office:value="0.0049661183">
                <text:p>0.00496611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000">
                <text:p>586000</text:p>
              </table:table-cell>
              <table:table-cell office:value-type="float" office:value="0.0048968949">
                <text:p>0.004896894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000">
                <text:p>587000</text:p>
              </table:table-cell>
              <table:table-cell office:value-type="float" office:value="0.005030066">
                <text:p>0.0050300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000">
                <text:p>588000</text:p>
              </table:table-cell>
              <table:table-cell office:value-type="float" office:value="0.0051399055">
                <text:p>0.00513990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000">
                <text:p>589000</text:p>
              </table:table-cell>
              <table:table-cell office:value-type="float" office:value="0.0052269812">
                <text:p>0.00522698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000">
                <text:p>590000</text:p>
              </table:table-cell>
              <table:table-cell office:value-type="float" office:value="0.0050860112">
                <text:p>0.00508601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000">
                <text:p>591000</text:p>
              </table:table-cell>
              <table:table-cell office:value-type="float" office:value="0.0051969659">
                <text:p>0.005196965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000">
                <text:p>592000</text:p>
              </table:table-cell>
              <table:table-cell office:value-type="float" office:value="0.0049669275">
                <text:p>0.00496692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000">
                <text:p>593000</text:p>
              </table:table-cell>
              <table:table-cell office:value-type="float" office:value="0.0050399033">
                <text:p>0.00503990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000">
                <text:p>594000</text:p>
              </table:table-cell>
              <table:table-cell office:value-type="float" office:value="0.0050930349">
                <text:p>0.005093034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000">
                <text:p>595000</text:p>
              </table:table-cell>
              <table:table-cell office:value-type="float" office:value="0.0051290397">
                <text:p>0.005129039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000">
                <text:p>596000</text:p>
              </table:table-cell>
              <table:table-cell office:value-type="float" office:value="0.0051059895">
                <text:p>0.00510598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000">
                <text:p>597000</text:p>
              </table:table-cell>
              <table:table-cell office:value-type="float" office:value="0.0049840006">
                <text:p>0.004984000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000">
                <text:p>598000</text:p>
              </table:table-cell>
              <table:table-cell office:value-type="float" office:value="0.0051050259">
                <text:p>0.005105025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000">
                <text:p>599000</text:p>
              </table:table-cell>
              <table:table-cell office:value-type="float" office:value="0.0052231029">
                <text:p>0.00522310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000">
                <text:p>600000</text:p>
              </table:table-cell>
              <table:table-cell office:value-type="float" office:value="0.00557397">
                <text:p>0.0055739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000">
                <text:p>601000</text:p>
              </table:table-cell>
              <table:table-cell office:value-type="float" office:value="0.0050359637">
                <text:p>0.005035963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000">
                <text:p>602000</text:p>
              </table:table-cell>
              <table:table-cell office:value-type="float" office:value="0.0052569443">
                <text:p>0.005256944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000">
                <text:p>603000</text:p>
              </table:table-cell>
              <table:table-cell office:value-type="float" office:value="0.005125041">
                <text:p>0.0051250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000">
                <text:p>604000</text:p>
              </table:table-cell>
              <table:table-cell office:value-type="float" office:value="0.005497097">
                <text:p>0.00549709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000">
                <text:p>605000</text:p>
              </table:table-cell>
              <table:table-cell office:value-type="float" office:value="0.0052531152">
                <text:p>0.005253115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000">
                <text:p>606000</text:p>
              </table:table-cell>
              <table:table-cell office:value-type="float" office:value="0.0050089202">
                <text:p>0.005008920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000">
                <text:p>607000</text:p>
              </table:table-cell>
              <table:table-cell office:value-type="float" office:value="0.0052069685">
                <text:p>0.00520696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000">
                <text:p>608000</text:p>
              </table:table-cell>
              <table:table-cell office:value-type="float" office:value="0.0050778825">
                <text:p>0.00507788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000">
                <text:p>609000</text:p>
              </table:table-cell>
              <table:table-cell office:value-type="float" office:value="0.0050879842">
                <text:p>0.005087984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000">
                <text:p>610000</text:p>
              </table:table-cell>
              <table:table-cell office:value-type="float" office:value="0.0052761012">
                <text:p>0.00527610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000">
                <text:p>611000</text:p>
              </table:table-cell>
              <table:table-cell office:value-type="float" office:value="0.0052811056">
                <text:p>0.00528110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000">
                <text:p>612000</text:p>
              </table:table-cell>
              <table:table-cell office:value-type="float" office:value="0.0053449546">
                <text:p>0.00534495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000">
                <text:p>613000</text:p>
              </table:table-cell>
              <table:table-cell office:value-type="float" office:value="0.0051429781">
                <text:p>0.005142978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000">
                <text:p>614000</text:p>
              </table:table-cell>
              <table:table-cell office:value-type="float" office:value="0.0050469519">
                <text:p>0.00504695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000">
                <text:p>615000</text:p>
              </table:table-cell>
              <table:table-cell office:value-type="float" office:value="0.0053890331">
                <text:p>0.005389033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000">
                <text:p>616000</text:p>
              </table:table-cell>
              <table:table-cell office:value-type="float" office:value="0.0053210915">
                <text:p>0.00532109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000">
                <text:p>617000</text:p>
              </table:table-cell>
              <table:table-cell office:value-type="float" office:value="0.0053208987">
                <text:p>0.005320898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000">
                <text:p>618000</text:p>
              </table:table-cell>
              <table:table-cell office:value-type="float" office:value="0.0053249446">
                <text:p>0.00532494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000">
                <text:p>619000</text:p>
              </table:table-cell>
              <table:table-cell office:value-type="float" office:value="0.0051101059">
                <text:p>0.005110105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000">
                <text:p>620000</text:p>
              </table:table-cell>
              <table:table-cell office:value-type="float" office:value="0.0053879372">
                <text:p>0.005387937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000">
                <text:p>621000</text:p>
              </table:table-cell>
              <table:table-cell office:value-type="float" office:value="0.0053030125">
                <text:p>0.00530301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000">
                <text:p>622000</text:p>
              </table:table-cell>
              <table:table-cell office:value-type="float" office:value="0.0052579279">
                <text:p>0.00525792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000">
                <text:p>623000</text:p>
              </table:table-cell>
              <table:table-cell office:value-type="float" office:value="0.0052529553">
                <text:p>0.005252955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000">
                <text:p>624000</text:p>
              </table:table-cell>
              <table:table-cell office:value-type="float" office:value="0.0052489638">
                <text:p>0.00524896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000">
                <text:p>625000</text:p>
              </table:table-cell>
              <table:table-cell office:value-type="float" office:value="0.0056410334">
                <text:p>0.00564103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000">
                <text:p>626000</text:p>
              </table:table-cell>
              <table:table-cell office:value-type="float" office:value="0.005285927">
                <text:p>0.00528592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000">
                <text:p>627000</text:p>
              </table:table-cell>
              <table:table-cell office:value-type="float" office:value="0.0052929636">
                <text:p>0.00529296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000">
                <text:p>628000</text:p>
              </table:table-cell>
              <table:table-cell office:value-type="float" office:value="0.0053839263">
                <text:p>0.00538392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000">
                <text:p>629000</text:p>
              </table:table-cell>
              <table:table-cell office:value-type="float" office:value="0.0052950325">
                <text:p>0.00529503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000">
                <text:p>630000</text:p>
              </table:table-cell>
              <table:table-cell office:value-type="float" office:value="0.0057279606">
                <text:p>0.005727960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000">
                <text:p>631000</text:p>
              </table:table-cell>
              <table:table-cell office:value-type="float" office:value="0.006041025">
                <text:p>0.0060410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000">
                <text:p>632000</text:p>
              </table:table-cell>
              <table:table-cell office:value-type="float" office:value="0.0053449323">
                <text:p>0.00534493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000">
                <text:p>633000</text:p>
              </table:table-cell>
              <table:table-cell office:value-type="float" office:value="0.0053520838">
                <text:p>0.005352083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000">
                <text:p>634000</text:p>
              </table:table-cell>
              <table:table-cell office:value-type="float" office:value="0.0056749932">
                <text:p>0.005674993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000">
                <text:p>635000</text:p>
              </table:table-cell>
              <table:table-cell office:value-type="float" office:value="0.0053279852">
                <text:p>0.00532798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000">
                <text:p>636000</text:p>
              </table:table-cell>
              <table:table-cell office:value-type="float" office:value="0.0055849286">
                <text:p>0.005584928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000">
                <text:p>637000</text:p>
              </table:table-cell>
              <table:table-cell office:value-type="float" office:value="0.0054070036">
                <text:p>0.005407003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000">
                <text:p>638000</text:p>
              </table:table-cell>
              <table:table-cell office:value-type="float" office:value="0.0053189552">
                <text:p>0.00531895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000">
                <text:p>639000</text:p>
              </table:table-cell>
              <table:table-cell office:value-type="float" office:value="0.0055169286">
                <text:p>0.005516928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000">
                <text:p>640000</text:p>
              </table:table-cell>
              <table:table-cell office:value-type="float" office:value="0.0054619413">
                <text:p>0.005461941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000">
                <text:p>641000</text:p>
              </table:table-cell>
              <table:table-cell office:value-type="float" office:value="0.0053289669">
                <text:p>0.005328966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000">
                <text:p>642000</text:p>
              </table:table-cell>
              <table:table-cell office:value-type="float" office:value="0.0055710807">
                <text:p>0.005571080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000">
                <text:p>643000</text:p>
              </table:table-cell>
              <table:table-cell office:value-type="float" office:value="0.0055500107">
                <text:p>0.00555001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000">
                <text:p>644000</text:p>
              </table:table-cell>
              <table:table-cell office:value-type="float" office:value="0.0055370802">
                <text:p>0.005537080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000">
                <text:p>645000</text:p>
              </table:table-cell>
              <table:table-cell office:value-type="float" office:value="0.0056019041">
                <text:p>0.005601904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000">
                <text:p>646000</text:p>
              </table:table-cell>
              <table:table-cell office:value-type="float" office:value="0.0058001109">
                <text:p>0.005800110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000">
                <text:p>647000</text:p>
              </table:table-cell>
              <table:table-cell office:value-type="float" office:value="0.0055309662">
                <text:p>0.00553096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000">
                <text:p>648000</text:p>
              </table:table-cell>
              <table:table-cell office:value-type="float" office:value="0.0056299132">
                <text:p>0.00562991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000">
                <text:p>649000</text:p>
              </table:table-cell>
              <table:table-cell office:value-type="float" office:value="0.0057130409">
                <text:p>0.005713040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000">
                <text:p>650000</text:p>
              </table:table-cell>
              <table:table-cell office:value-type="float" office:value="0.0054739637">
                <text:p>0.005473963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000">
                <text:p>651000</text:p>
              </table:table-cell>
              <table:table-cell office:value-type="float" office:value="0.0056450247">
                <text:p>0.005645024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000">
                <text:p>652000</text:p>
              </table:table-cell>
              <table:table-cell office:value-type="float" office:value="0.0055950796">
                <text:p>0.00559507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000">
                <text:p>653000</text:p>
              </table:table-cell>
              <table:table-cell office:value-type="float" office:value="0.005943884">
                <text:p>0.0059438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000">
                <text:p>654000</text:p>
              </table:table-cell>
              <table:table-cell office:value-type="float" office:value="0.005516074">
                <text:p>0.00551607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000">
                <text:p>655000</text:p>
              </table:table-cell>
              <table:table-cell office:value-type="float" office:value="0.0056360695">
                <text:p>0.005636069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000">
                <text:p>656000</text:p>
              </table:table-cell>
              <table:table-cell office:value-type="float" office:value="0.0056659377">
                <text:p>0.005665937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000">
                <text:p>657000</text:p>
              </table:table-cell>
              <table:table-cell office:value-type="float" office:value="0.0056410464">
                <text:p>0.00564104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000">
                <text:p>658000</text:p>
              </table:table-cell>
              <table:table-cell office:value-type="float" office:value="0.0058650143">
                <text:p>0.005865014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000">
                <text:p>659000</text:p>
              </table:table-cell>
              <table:table-cell office:value-type="float" office:value="0.0056690123">
                <text:p>0.005669012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000">
                <text:p>660000</text:p>
              </table:table-cell>
              <table:table-cell office:value-type="float" office:value="0.0057330498">
                <text:p>0.005733049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000">
                <text:p>661000</text:p>
              </table:table-cell>
              <table:table-cell office:value-type="float" office:value="0.0059818965">
                <text:p>0.005981896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000">
                <text:p>662000</text:p>
              </table:table-cell>
              <table:table-cell office:value-type="float" office:value="0.0055121012">
                <text:p>0.00551210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000">
                <text:p>663000</text:p>
              </table:table-cell>
              <table:table-cell office:value-type="float" office:value="0.0058410201">
                <text:p>0.005841020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000">
                <text:p>664000</text:p>
              </table:table-cell>
              <table:table-cell office:value-type="float" office:value="0.0059490675">
                <text:p>0.00594906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000">
                <text:p>665000</text:p>
              </table:table-cell>
              <table:table-cell office:value-type="float" office:value="0.0060271173">
                <text:p>0.006027117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000">
                <text:p>666000</text:p>
              </table:table-cell>
              <table:table-cell office:value-type="float" office:value="0.0057210029">
                <text:p>0.00572100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000">
                <text:p>667000</text:p>
              </table:table-cell>
              <table:table-cell office:value-type="float" office:value="0.0058269538">
                <text:p>0.005826953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000">
                <text:p>668000</text:p>
              </table:table-cell>
              <table:table-cell office:value-type="float" office:value="0.0056861034">
                <text:p>0.00568610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000">
                <text:p>669000</text:p>
              </table:table-cell>
              <table:table-cell office:value-type="float" office:value="0.0059059672">
                <text:p>0.005905967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000">
                <text:p>670000</text:p>
              </table:table-cell>
              <table:table-cell office:value-type="float" office:value="0.0058600544">
                <text:p>0.005860054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000">
                <text:p>671000</text:p>
              </table:table-cell>
              <table:table-cell office:value-type="float" office:value="0.0056769311">
                <text:p>0.005676931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000">
                <text:p>672000</text:p>
              </table:table-cell>
              <table:table-cell office:value-type="float" office:value="0.0060699484">
                <text:p>0.006069948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000">
                <text:p>673000</text:p>
              </table:table-cell>
              <table:table-cell office:value-type="float" office:value="0.0056499383">
                <text:p>0.005649938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000">
                <text:p>674000</text:p>
              </table:table-cell>
              <table:table-cell office:value-type="float" office:value="0.006012071">
                <text:p>0.00601207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000">
                <text:p>675000</text:p>
              </table:table-cell>
              <table:table-cell office:value-type="float" office:value="0.0063570466">
                <text:p>0.00635704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000">
                <text:p>676000</text:p>
              </table:table-cell>
              <table:table-cell office:value-type="float" office:value="0.0057768844">
                <text:p>0.00577688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000">
                <text:p>677000</text:p>
              </table:table-cell>
              <table:table-cell office:value-type="float" office:value="0.0057979846">
                <text:p>0.005797984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000">
                <text:p>678000</text:p>
              </table:table-cell>
              <table:table-cell office:value-type="float" office:value="0.0063209146">
                <text:p>0.006320914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000">
                <text:p>679000</text:p>
              </table:table-cell>
              <table:table-cell office:value-type="float" office:value="0.006022029">
                <text:p>0.0060220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000">
                <text:p>680000</text:p>
              </table:table-cell>
              <table:table-cell office:value-type="float" office:value="0.0060419537">
                <text:p>0.00604195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000">
                <text:p>681000</text:p>
              </table:table-cell>
              <table:table-cell office:value-type="float" office:value="0.006004112">
                <text:p>0.0060041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000">
                <text:p>682000</text:p>
              </table:table-cell>
              <table:table-cell office:value-type="float" office:value="0.0059669655">
                <text:p>0.00596696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000">
                <text:p>683000</text:p>
              </table:table-cell>
              <table:table-cell office:value-type="float" office:value="0.0058999946">
                <text:p>0.005899994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000">
                <text:p>684000</text:p>
              </table:table-cell>
              <table:table-cell office:value-type="float" office:value="0.0058130222">
                <text:p>0.00581302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000">
                <text:p>685000</text:p>
              </table:table-cell>
              <table:table-cell office:value-type="float" office:value="0.0058230147">
                <text:p>0.005823014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000">
                <text:p>686000</text:p>
              </table:table-cell>
              <table:table-cell office:value-type="float" office:value="0.0060120326">
                <text:p>0.00601203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000">
                <text:p>687000</text:p>
              </table:table-cell>
              <table:table-cell office:value-type="float" office:value="0.0059870214">
                <text:p>0.00598702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000">
                <text:p>688000</text:p>
              </table:table-cell>
              <table:table-cell office:value-type="float" office:value="0.005868042">
                <text:p>0.00586804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000">
                <text:p>689000</text:p>
              </table:table-cell>
              <table:table-cell office:value-type="float" office:value="0.0058811136">
                <text:p>0.005881113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000">
                <text:p>690000</text:p>
              </table:table-cell>
              <table:table-cell office:value-type="float" office:value="0.0060810835">
                <text:p>0.006081083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000">
                <text:p>691000</text:p>
              </table:table-cell>
              <table:table-cell office:value-type="float" office:value="0.005888881">
                <text:p>0.00588888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000">
                <text:p>692000</text:p>
              </table:table-cell>
              <table:table-cell office:value-type="float" office:value="0.0061219694">
                <text:p>0.00612196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000">
                <text:p>693000</text:p>
              </table:table-cell>
              <table:table-cell office:value-type="float" office:value="0.0065070664">
                <text:p>0.00650706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000">
                <text:p>694000</text:p>
              </table:table-cell>
              <table:table-cell office:value-type="float" office:value="0.0059099429">
                <text:p>0.00590994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000">
                <text:p>695000</text:p>
              </table:table-cell>
              <table:table-cell office:value-type="float" office:value="0.0060139738">
                <text:p>0.00601397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000">
                <text:p>696000</text:p>
              </table:table-cell>
              <table:table-cell office:value-type="float" office:value="0.0060229362">
                <text:p>0.006022936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000">
                <text:p>697000</text:p>
              </table:table-cell>
              <table:table-cell office:value-type="float" office:value="0.0064270946">
                <text:p>0.006427094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000">
                <text:p>698000</text:p>
              </table:table-cell>
              <table:table-cell office:value-type="float" office:value="0.0061779249">
                <text:p>0.006177924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000">
                <text:p>699000</text:p>
              </table:table-cell>
              <table:table-cell office:value-type="float" office:value="0.0060369824">
                <text:p>0.00603698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000">
                <text:p>700000</text:p>
              </table:table-cell>
              <table:table-cell office:value-type="float" office:value="0.0060180871">
                <text:p>0.006018087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000">
                <text:p>701000</text:p>
              </table:table-cell>
              <table:table-cell office:value-type="float" office:value="0.0063259228">
                <text:p>0.00632592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000">
                <text:p>702000</text:p>
              </table:table-cell>
              <table:table-cell office:value-type="float" office:value="0.006263056">
                <text:p>0.0062630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000">
                <text:p>703000</text:p>
              </table:table-cell>
              <table:table-cell office:value-type="float" office:value="0.0063468878">
                <text:p>0.00634688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000">
                <text:p>704000</text:p>
              </table:table-cell>
              <table:table-cell office:value-type="float" office:value="0.0062429965">
                <text:p>0.00624299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000">
                <text:p>705000</text:p>
              </table:table-cell>
              <table:table-cell office:value-type="float" office:value="0.0063489004">
                <text:p>0.006348900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000">
                <text:p>706000</text:p>
              </table:table-cell>
              <table:table-cell office:value-type="float" office:value="0.0061479099">
                <text:p>0.006147909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000">
                <text:p>707000</text:p>
              </table:table-cell>
              <table:table-cell office:value-type="float" office:value="0.0060689964">
                <text:p>0.00606899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000">
                <text:p>708000</text:p>
              </table:table-cell>
              <table:table-cell office:value-type="float" office:value="0.0060799257">
                <text:p>0.006079925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000">
                <text:p>709000</text:p>
              </table:table-cell>
              <table:table-cell office:value-type="float" office:value="0.0064299993">
                <text:p>0.00642999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000">
                <text:p>710000</text:p>
              </table:table-cell>
              <table:table-cell office:value-type="float" office:value="0.0060499345">
                <text:p>0.006049934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000">
                <text:p>711000</text:p>
              </table:table-cell>
              <table:table-cell office:value-type="float" office:value="0.0061469446">
                <text:p>0.006146944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000">
                <text:p>712000</text:p>
              </table:table-cell>
              <table:table-cell office:value-type="float" office:value="0.0066930137">
                <text:p>0.00669301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000">
                <text:p>713000</text:p>
              </table:table-cell>
              <table:table-cell office:value-type="float" office:value="0.0064099076">
                <text:p>0.00640990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000">
                <text:p>714000</text:p>
              </table:table-cell>
              <table:table-cell office:value-type="float" office:value="0.006071059">
                <text:p>0.00607105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000">
                <text:p>715000</text:p>
              </table:table-cell>
              <table:table-cell office:value-type="float" office:value="0.0064339904">
                <text:p>0.00643399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000">
                <text:p>716000</text:p>
              </table:table-cell>
              <table:table-cell office:value-type="float" office:value="0.0062369372">
                <text:p>0.006236937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000">
                <text:p>717000</text:p>
              </table:table-cell>
              <table:table-cell office:value-type="float" office:value="0.0061250304">
                <text:p>0.006125030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000">
                <text:p>718000</text:p>
              </table:table-cell>
              <table:table-cell office:value-type="float" office:value="0.0062470068">
                <text:p>0.006247006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000">
                <text:p>719000</text:p>
              </table:table-cell>
              <table:table-cell office:value-type="float" office:value="0.0060789804">
                <text:p>0.006078980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000">
                <text:p>720000</text:p>
              </table:table-cell>
              <table:table-cell office:value-type="float" office:value="0.0063220643">
                <text:p>0.006322064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000">
                <text:p>721000</text:p>
              </table:table-cell>
              <table:table-cell office:value-type="float" office:value="0.0065270083">
                <text:p>0.006527008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000">
                <text:p>722000</text:p>
              </table:table-cell>
              <table:table-cell office:value-type="float" office:value="0.0061979874">
                <text:p>0.006197987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000">
                <text:p>723000</text:p>
              </table:table-cell>
              <table:table-cell office:value-type="float" office:value="0.0062229824">
                <text:p>0.00622298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000">
                <text:p>724000</text:p>
              </table:table-cell>
              <table:table-cell office:value-type="float" office:value="0.0063159091">
                <text:p>0.006315909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000">
                <text:p>725000</text:p>
              </table:table-cell>
              <table:table-cell office:value-type="float" office:value="0.0064390371">
                <text:p>0.006439037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000">
                <text:p>726000</text:p>
              </table:table-cell>
              <table:table-cell office:value-type="float" office:value="0.0063289062">
                <text:p>0.006328906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000">
                <text:p>727000</text:p>
              </table:table-cell>
              <table:table-cell office:value-type="float" office:value="0.0065060424">
                <text:p>0.00650604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000">
                <text:p>728000</text:p>
              </table:table-cell>
              <table:table-cell office:value-type="float" office:value="0.0065020165">
                <text:p>0.006502016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000">
                <text:p>729000</text:p>
              </table:table-cell>
              <table:table-cell office:value-type="float" office:value="0.0064761036">
                <text:p>0.00647610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000">
                <text:p>730000</text:p>
              </table:table-cell>
              <table:table-cell office:value-type="float" office:value="0.0063999418">
                <text:p>0.00639994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000">
                <text:p>731000</text:p>
              </table:table-cell>
              <table:table-cell office:value-type="float" office:value="0.0063719594">
                <text:p>0.006371959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000">
                <text:p>732000</text:p>
              </table:table-cell>
              <table:table-cell office:value-type="float" office:value="0.0068059388">
                <text:p>0.006805938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000">
                <text:p>733000</text:p>
              </table:table-cell>
              <table:table-cell office:value-type="float" office:value="0.006883896">
                <text:p>0.00688389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000">
                <text:p>734000</text:p>
              </table:table-cell>
              <table:table-cell office:value-type="float" office:value="0.0065290029">
                <text:p>0.00652900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000">
                <text:p>735000</text:p>
              </table:table-cell>
              <table:table-cell office:value-type="float" office:value="0.0064148857">
                <text:p>0.00641488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000">
                <text:p>736000</text:p>
              </table:table-cell>
              <table:table-cell office:value-type="float" office:value="0.0064089675">
                <text:p>0.00640896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000">
                <text:p>737000</text:p>
              </table:table-cell>
              <table:table-cell office:value-type="float" office:value="0.0067338846">
                <text:p>0.006733884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000">
                <text:p>738000</text:p>
              </table:table-cell>
              <table:table-cell office:value-type="float" office:value="0.0065179832">
                <text:p>0.006517983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000">
                <text:p>739000</text:p>
              </table:table-cell>
              <table:table-cell office:value-type="float" office:value="0.006370077">
                <text:p>0.00637007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000">
                <text:p>740000</text:p>
              </table:table-cell>
              <table:table-cell office:value-type="float" office:value="0.0067728992">
                <text:p>0.006772899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000">
                <text:p>741000</text:p>
              </table:table-cell>
              <table:table-cell office:value-type="float" office:value="0.0066629776">
                <text:p>0.006662977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000">
                <text:p>742000</text:p>
              </table:table-cell>
              <table:table-cell office:value-type="float" office:value="0.0064030541">
                <text:p>0.006403054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000">
                <text:p>743000</text:p>
              </table:table-cell>
              <table:table-cell office:value-type="float" office:value="0.0065540737">
                <text:p>0.00655407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000">
                <text:p>744000</text:p>
              </table:table-cell>
              <table:table-cell office:value-type="float" office:value="0.0065581119">
                <text:p>0.006558111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000">
                <text:p>745000</text:p>
              </table:table-cell>
              <table:table-cell office:value-type="float" office:value="0.0066929426">
                <text:p>0.00669294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000">
                <text:p>746000</text:p>
              </table:table-cell>
              <table:table-cell office:value-type="float" office:value="0.0068239355">
                <text:p>0.00682393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000">
                <text:p>747000</text:p>
              </table:table-cell>
              <table:table-cell office:value-type="float" office:value="0.0065389211">
                <text:p>0.00653892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000">
                <text:p>748000</text:p>
              </table:table-cell>
              <table:table-cell office:value-type="float" office:value="0.007214932">
                <text:p>0.0072149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000">
                <text:p>749000</text:p>
              </table:table-cell>
              <table:table-cell office:value-type="float" office:value="0.0064060998">
                <text:p>0.006406099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000">
                <text:p>750000</text:p>
              </table:table-cell>
              <table:table-cell office:value-type="float" office:value="0.0067870606">
                <text:p>0.00678706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000">
                <text:p>751000</text:p>
              </table:table-cell>
              <table:table-cell office:value-type="float" office:value="0.0068859068">
                <text:p>0.006885906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000">
                <text:p>752000</text:p>
              </table:table-cell>
              <table:table-cell office:value-type="float" office:value="0.00644">
                <text:p>0.006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000">
                <text:p>753000</text:p>
              </table:table-cell>
              <table:table-cell office:value-type="float" office:value="0.0067620508">
                <text:p>0.00676205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000">
                <text:p>754000</text:p>
              </table:table-cell>
              <table:table-cell office:value-type="float" office:value="0.0064901165">
                <text:p>0.006490116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000">
                <text:p>755000</text:p>
              </table:table-cell>
              <table:table-cell office:value-type="float" office:value="0.0065770203">
                <text:p>0.00657702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000">
                <text:p>756000</text:p>
              </table:table-cell>
              <table:table-cell office:value-type="float" office:value="0.0069148845">
                <text:p>0.00691488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000">
                <text:p>757000</text:p>
              </table:table-cell>
              <table:table-cell office:value-type="float" office:value="0.0065329538">
                <text:p>0.00653295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000">
                <text:p>758000</text:p>
              </table:table-cell>
              <table:table-cell office:value-type="float" office:value="0.0067970497">
                <text:p>0.00679704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000">
                <text:p>759000</text:p>
              </table:table-cell>
              <table:table-cell office:value-type="float" office:value="0.0064269466">
                <text:p>0.006426946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000">
                <text:p>760000</text:p>
              </table:table-cell>
              <table:table-cell office:value-type="float" office:value="0.0067680784">
                <text:p>0.006768078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000">
                <text:p>761000</text:p>
              </table:table-cell>
              <table:table-cell office:value-type="float" office:value="0.0071330341">
                <text:p>0.007133034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000">
                <text:p>762000</text:p>
              </table:table-cell>
              <table:table-cell office:value-type="float" office:value="0.0071548922">
                <text:p>0.007154892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000">
                <text:p>763000</text:p>
              </table:table-cell>
              <table:table-cell office:value-type="float" office:value="0.0065879505">
                <text:p>0.00658795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000">
                <text:p>764000</text:p>
              </table:table-cell>
              <table:table-cell office:value-type="float" office:value="0.0072408916">
                <text:p>0.00724089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000">
                <text:p>765000</text:p>
              </table:table-cell>
              <table:table-cell office:value-type="float" office:value="0.0069799039">
                <text:p>0.006979903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000">
                <text:p>766000</text:p>
              </table:table-cell>
              <table:table-cell office:value-type="float" office:value="0.0066059997">
                <text:p>0.006605999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000">
                <text:p>767000</text:p>
              </table:table-cell>
              <table:table-cell office:value-type="float" office:value="0.0069999944">
                <text:p>0.00699999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000">
                <text:p>768000</text:p>
              </table:table-cell>
              <table:table-cell office:value-type="float" office:value="0.0067851058">
                <text:p>0.006785105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000">
                <text:p>769000</text:p>
              </table:table-cell>
              <table:table-cell office:value-type="float" office:value="0.0070529978">
                <text:p>0.007052997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000">
                <text:p>770000</text:p>
              </table:table-cell>
              <table:table-cell office:value-type="float" office:value="0.0069340606">
                <text:p>0.006934060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000">
                <text:p>771000</text:p>
              </table:table-cell>
              <table:table-cell office:value-type="float" office:value="0.0066269362">
                <text:p>0.006626936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000">
                <text:p>772000</text:p>
              </table:table-cell>
              <table:table-cell office:value-type="float" office:value="0.0065600535">
                <text:p>0.00656005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000">
                <text:p>773000</text:p>
              </table:table-cell>
              <table:table-cell office:value-type="float" office:value="0.0071519249">
                <text:p>0.007151924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000">
                <text:p>774000</text:p>
              </table:table-cell>
              <table:table-cell office:value-type="float" office:value="0.007064084">
                <text:p>0.00706408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000">
                <text:p>775000</text:p>
              </table:table-cell>
              <table:table-cell office:value-type="float" office:value="0.006952934">
                <text:p>0.00695293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000">
                <text:p>776000</text:p>
              </table:table-cell>
              <table:table-cell office:value-type="float" office:value="0.0070200223">
                <text:p>0.00702002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000">
                <text:p>777000</text:p>
              </table:table-cell>
              <table:table-cell office:value-type="float" office:value="0.0067030313">
                <text:p>0.00670303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000">
                <text:p>778000</text:p>
              </table:table-cell>
              <table:table-cell office:value-type="float" office:value="0.006790001">
                <text:p>0.0067900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000">
                <text:p>779000</text:p>
              </table:table-cell>
              <table:table-cell office:value-type="float" office:value="0.0068770633">
                <text:p>0.00687706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000">
                <text:p>780000</text:p>
              </table:table-cell>
              <table:table-cell office:value-type="float" office:value="0.0070530936">
                <text:p>0.007053093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000">
                <text:p>781000</text:p>
              </table:table-cell>
              <table:table-cell office:value-type="float" office:value="0.0071539143">
                <text:p>0.007153914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000">
                <text:p>782000</text:p>
              </table:table-cell>
              <table:table-cell office:value-type="float" office:value="0.0067319545">
                <text:p>0.00673195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000">
                <text:p>783000</text:p>
              </table:table-cell>
              <table:table-cell office:value-type="float" office:value="0.0068000973">
                <text:p>0.006800097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000">
                <text:p>784000</text:p>
              </table:table-cell>
              <table:table-cell office:value-type="float" office:value="0.0071560064">
                <text:p>0.007156006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000">
                <text:p>785000</text:p>
              </table:table-cell>
              <table:table-cell office:value-type="float" office:value="0.0068759526">
                <text:p>0.006875952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000">
                <text:p>786000</text:p>
              </table:table-cell>
              <table:table-cell office:value-type="float" office:value="0.0070499281">
                <text:p>0.007049928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000">
                <text:p>787000</text:p>
              </table:table-cell>
              <table:table-cell office:value-type="float" office:value="0.0074259588">
                <text:p>0.007425958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000">
                <text:p>788000</text:p>
              </table:table-cell>
              <table:table-cell office:value-type="float" office:value="0.0070880331">
                <text:p>0.007088033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000">
                <text:p>789000</text:p>
              </table:table-cell>
              <table:table-cell office:value-type="float" office:value="0.0073340063">
                <text:p>0.007334006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000">
                <text:p>790000</text:p>
              </table:table-cell>
              <table:table-cell office:value-type="float" office:value="0.0071279435">
                <text:p>0.007127943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000">
                <text:p>791000</text:p>
              </table:table-cell>
              <table:table-cell office:value-type="float" office:value="0.0069420378">
                <text:p>0.006942037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000">
                <text:p>792000</text:p>
              </table:table-cell>
              <table:table-cell office:value-type="float" office:value="0.0070529411">
                <text:p>0.00705294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000">
                <text:p>793000</text:p>
              </table:table-cell>
              <table:table-cell office:value-type="float" office:value="0.0074319754">
                <text:p>0.00743197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000">
                <text:p>794000</text:p>
              </table:table-cell>
              <table:table-cell office:value-type="float" office:value="0.0069359567">
                <text:p>0.006935956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000">
                <text:p>795000</text:p>
              </table:table-cell>
              <table:table-cell office:value-type="float" office:value="0.0073570502">
                <text:p>0.007357050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000">
                <text:p>796000</text:p>
              </table:table-cell>
              <table:table-cell office:value-type="float" office:value="0.006942892">
                <text:p>0.0069428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000">
                <text:p>797000</text:p>
              </table:table-cell>
              <table:table-cell office:value-type="float" office:value="0.0073869596">
                <text:p>0.007386959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000">
                <text:p>798000</text:p>
              </table:table-cell>
              <table:table-cell office:value-type="float" office:value="0.0072039041">
                <text:p>0.007203904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000">
                <text:p>799000</text:p>
              </table:table-cell>
              <table:table-cell office:value-type="float" office:value="0.0069390552">
                <text:p>0.006939055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000">
                <text:p>800000</text:p>
              </table:table-cell>
              <table:table-cell office:value-type="float" office:value="0.007366961">
                <text:p>0.00736696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000">
                <text:p>801000</text:p>
              </table:table-cell>
              <table:table-cell office:value-type="float" office:value="0.0071450358">
                <text:p>0.007145035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000">
                <text:p>802000</text:p>
              </table:table-cell>
              <table:table-cell office:value-type="float" office:value="0.0073130802">
                <text:p>0.00731308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000">
                <text:p>803000</text:p>
              </table:table-cell>
              <table:table-cell office:value-type="float" office:value="0.0074249759">
                <text:p>0.007424975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000">
                <text:p>804000</text:p>
              </table:table-cell>
              <table:table-cell office:value-type="float" office:value="0.007047038">
                <text:p>0.0070470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000">
                <text:p>805000</text:p>
              </table:table-cell>
              <table:table-cell office:value-type="float" office:value="0.0075680629">
                <text:p>0.007568062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000">
                <text:p>806000</text:p>
              </table:table-cell>
              <table:table-cell office:value-type="float" office:value="0.0075080621">
                <text:p>0.007508062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000">
                <text:p>807000</text:p>
              </table:table-cell>
              <table:table-cell office:value-type="float" office:value="0.0072449289">
                <text:p>0.007244928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000">
                <text:p>808000</text:p>
              </table:table-cell>
              <table:table-cell office:value-type="float" office:value="0.0090139156">
                <text:p>0.00901391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000">
                <text:p>809000</text:p>
              </table:table-cell>
              <table:table-cell office:value-type="float" office:value="0.0070510938">
                <text:p>0.007051093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000">
                <text:p>810000</text:p>
              </table:table-cell>
              <table:table-cell office:value-type="float" office:value="0.007303076">
                <text:p>0.0073030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000">
                <text:p>811000</text:p>
              </table:table-cell>
              <table:table-cell office:value-type="float" office:value="0.0071599925">
                <text:p>0.00715999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000">
                <text:p>812000</text:p>
              </table:table-cell>
              <table:table-cell office:value-type="float" office:value="0.0071548861">
                <text:p>0.007154886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000">
                <text:p>813000</text:p>
              </table:table-cell>
              <table:table-cell office:value-type="float" office:value="0.0075229867">
                <text:p>0.00752298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000">
                <text:p>814000</text:p>
              </table:table-cell>
              <table:table-cell office:value-type="float" office:value="0.0076919945">
                <text:p>0.007691994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000">
                <text:p>815000</text:p>
              </table:table-cell>
              <table:table-cell office:value-type="float" office:value="0.0075189828">
                <text:p>0.00751898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000">
                <text:p>816000</text:p>
              </table:table-cell>
              <table:table-cell office:value-type="float" office:value="0.0075400612">
                <text:p>0.00754006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000">
                <text:p>817000</text:p>
              </table:table-cell>
              <table:table-cell office:value-type="float" office:value="0.0075100443">
                <text:p>0.007510044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000">
                <text:p>818000</text:p>
              </table:table-cell>
              <table:table-cell office:value-type="float" office:value="0.007675894">
                <text:p>0.0076758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000">
                <text:p>819000</text:p>
              </table:table-cell>
              <table:table-cell office:value-type="float" office:value="0.0077020092">
                <text:p>0.007702009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000">
                <text:p>820000</text:p>
              </table:table-cell>
              <table:table-cell office:value-type="float" office:value="0.0073330701">
                <text:p>0.007333070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000">
                <text:p>821000</text:p>
              </table:table-cell>
              <table:table-cell office:value-type="float" office:value="0.0073680955">
                <text:p>0.00736809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000">
                <text:p>822000</text:p>
              </table:table-cell>
              <table:table-cell office:value-type="float" office:value="0.0071961114">
                <text:p>0.00719611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000">
                <text:p>823000</text:p>
              </table:table-cell>
              <table:table-cell office:value-type="float" office:value="0.0075949041">
                <text:p>0.007594904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000">
                <text:p>824000</text:p>
              </table:table-cell>
              <table:table-cell office:value-type="float" office:value="0.0074640799">
                <text:p>0.007464079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000">
                <text:p>825000</text:p>
              </table:table-cell>
              <table:table-cell office:value-type="float" office:value="0.0071189083">
                <text:p>0.007118908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000">
                <text:p>826000</text:p>
              </table:table-cell>
              <table:table-cell office:value-type="float" office:value="0.0075740437">
                <text:p>0.00757404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000">
                <text:p>827000</text:p>
              </table:table-cell>
              <table:table-cell office:value-type="float" office:value="0.0074061111">
                <text:p>0.00740611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000">
                <text:p>828000</text:p>
              </table:table-cell>
              <table:table-cell office:value-type="float" office:value="0.0074280706">
                <text:p>0.00742807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000">
                <text:p>829000</text:p>
              </table:table-cell>
              <table:table-cell office:value-type="float" office:value="0.007228986">
                <text:p>0.0072289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000">
                <text:p>830000</text:p>
              </table:table-cell>
              <table:table-cell office:value-type="float" office:value="0.0073960597">
                <text:p>0.007396059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000">
                <text:p>831000</text:p>
              </table:table-cell>
              <table:table-cell office:value-type="float" office:value="0.0082440795">
                <text:p>0.00824407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000">
                <text:p>832000</text:p>
              </table:table-cell>
              <table:table-cell office:value-type="float" office:value="0.0077209746">
                <text:p>0.007720974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000">
                <text:p>833000</text:p>
              </table:table-cell>
              <table:table-cell office:value-type="float" office:value="0.0073788937">
                <text:p>0.007378893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000">
                <text:p>834000</text:p>
              </table:table-cell>
              <table:table-cell office:value-type="float" office:value="0.0077910838">
                <text:p>0.007791083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000">
                <text:p>835000</text:p>
              </table:table-cell>
              <table:table-cell office:value-type="float" office:value="0.0074538816">
                <text:p>0.00745388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000">
                <text:p>836000</text:p>
              </table:table-cell>
              <table:table-cell office:value-type="float" office:value="0.0076281167">
                <text:p>0.007628116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000">
                <text:p>837000</text:p>
              </table:table-cell>
              <table:table-cell office:value-type="float" office:value="0.007581028">
                <text:p>0.0075810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000">
                <text:p>838000</text:p>
              </table:table-cell>
              <table:table-cell office:value-type="float" office:value="0.0076429579">
                <text:p>0.007642957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000">
                <text:p>839000</text:p>
              </table:table-cell>
              <table:table-cell office:value-type="float" office:value="0.0075830955">
                <text:p>0.00758309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000">
                <text:p>840000</text:p>
              </table:table-cell>
              <table:table-cell office:value-type="float" office:value="0.0073860208">
                <text:p>0.007386020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000">
                <text:p>841000</text:p>
              </table:table-cell>
              <table:table-cell office:value-type="float" office:value="0.007201986">
                <text:p>0.00720198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000">
                <text:p>842000</text:p>
              </table:table-cell>
              <table:table-cell office:value-type="float" office:value="0.007689088">
                <text:p>0.00768908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000">
                <text:p>843000</text:p>
              </table:table-cell>
              <table:table-cell office:value-type="float" office:value="0.0073819443">
                <text:p>0.007381944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000">
                <text:p>844000</text:p>
              </table:table-cell>
              <table:table-cell office:value-type="float" office:value="0.0075770257">
                <text:p>0.007577025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000">
                <text:p>845000</text:p>
              </table:table-cell>
              <table:table-cell office:value-type="float" office:value="0.0077840531">
                <text:p>0.007784053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000">
                <text:p>846000</text:p>
              </table:table-cell>
              <table:table-cell office:value-type="float" office:value="0.0075519051">
                <text:p>0.007551905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000">
                <text:p>847000</text:p>
              </table:table-cell>
              <table:table-cell office:value-type="float" office:value="0.0078119787">
                <text:p>0.007811978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000">
                <text:p>848000</text:p>
              </table:table-cell>
              <table:table-cell office:value-type="float" office:value="0.0077580208">
                <text:p>0.00775802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000">
                <text:p>849000</text:p>
              </table:table-cell>
              <table:table-cell office:value-type="float" office:value="0.0077338841">
                <text:p>0.007733884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000">
                <text:p>850000</text:p>
              </table:table-cell>
              <table:table-cell office:value-type="float" office:value="0.0080739117">
                <text:p>0.008073911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000">
                <text:p>851000</text:p>
              </table:table-cell>
              <table:table-cell office:value-type="float" office:value="0.0075579138">
                <text:p>0.007557913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000">
                <text:p>852000</text:p>
              </table:table-cell>
              <table:table-cell office:value-type="float" office:value="0.0077101124">
                <text:p>0.007710112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000">
                <text:p>853000</text:p>
              </table:table-cell>
              <table:table-cell office:value-type="float" office:value="0.0078481095">
                <text:p>0.00784810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000">
                <text:p>854000</text:p>
              </table:table-cell>
              <table:table-cell office:value-type="float" office:value="0.008179991">
                <text:p>0.00817999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000">
                <text:p>855000</text:p>
              </table:table-cell>
              <table:table-cell office:value-type="float" office:value="0.0074960977">
                <text:p>0.00749609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000">
                <text:p>856000</text:p>
              </table:table-cell>
              <table:table-cell office:value-type="float" office:value="0.007768103">
                <text:p>0.00776810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000">
                <text:p>857000</text:p>
              </table:table-cell>
              <table:table-cell office:value-type="float" office:value="0.0079210329">
                <text:p>0.007921032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000">
                <text:p>858000</text:p>
              </table:table-cell>
              <table:table-cell office:value-type="float" office:value="0.0073959298">
                <text:p>0.007395929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000">
                <text:p>859000</text:p>
              </table:table-cell>
              <table:table-cell office:value-type="float" office:value="0.0078279787">
                <text:p>0.007827978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000">
                <text:p>860000</text:p>
              </table:table-cell>
              <table:table-cell office:value-type="float" office:value="0.0076650787">
                <text:p>0.007665078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000">
                <text:p>861000</text:p>
              </table:table-cell>
              <table:table-cell office:value-type="float" office:value="0.0077290167">
                <text:p>0.007729016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000">
                <text:p>862000</text:p>
              </table:table-cell>
              <table:table-cell office:value-type="float" office:value="0.0077819709">
                <text:p>0.007781970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000">
                <text:p>863000</text:p>
              </table:table-cell>
              <table:table-cell office:value-type="float" office:value="0.0077219962">
                <text:p>0.007721996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000">
                <text:p>864000</text:p>
              </table:table-cell>
              <table:table-cell office:value-type="float" office:value="0.0078049008">
                <text:p>0.00780490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000">
                <text:p>865000</text:p>
              </table:table-cell>
              <table:table-cell office:value-type="float" office:value="0.0076399465">
                <text:p>0.007639946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000">
                <text:p>866000</text:p>
              </table:table-cell>
              <table:table-cell office:value-type="float" office:value="0.007575974">
                <text:p>0.00757597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000">
                <text:p>867000</text:p>
              </table:table-cell>
              <table:table-cell office:value-type="float" office:value="0.007896941">
                <text:p>0.00789694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000">
                <text:p>868000</text:p>
              </table:table-cell>
              <table:table-cell office:value-type="float" office:value="0.0076919548">
                <text:p>0.007691954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000">
                <text:p>869000</text:p>
              </table:table-cell>
              <table:table-cell office:value-type="float" office:value="0.0078299945">
                <text:p>0.007829994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000">
                <text:p>870000</text:p>
              </table:table-cell>
              <table:table-cell office:value-type="float" office:value="0.0076630331">
                <text:p>0.007663033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000">
                <text:p>871000</text:p>
              </table:table-cell>
              <table:table-cell office:value-type="float" office:value="0.008393101">
                <text:p>0.00839310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000">
                <text:p>872000</text:p>
              </table:table-cell>
              <table:table-cell office:value-type="float" office:value="0.0077130106">
                <text:p>0.007713010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000">
                <text:p>873000</text:p>
              </table:table-cell>
              <table:table-cell office:value-type="float" office:value="0.0076889777">
                <text:p>0.007688977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000">
                <text:p>874000</text:p>
              </table:table-cell>
              <table:table-cell office:value-type="float" office:value="0.0086569815">
                <text:p>0.00865698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000">
                <text:p>875000</text:p>
              </table:table-cell>
              <table:table-cell office:value-type="float" office:value="0.0082730144">
                <text:p>0.008273014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000">
                <text:p>876000</text:p>
              </table:table-cell>
              <table:table-cell office:value-type="float" office:value="0.007599907">
                <text:p>0.00759990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000">
                <text:p>877000</text:p>
              </table:table-cell>
              <table:table-cell office:value-type="float" office:value="0.0076888864">
                <text:p>0.007688886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000">
                <text:p>878000</text:p>
              </table:table-cell>
              <table:table-cell office:value-type="float" office:value="0.0080190836">
                <text:p>0.00801908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000">
                <text:p>879000</text:p>
              </table:table-cell>
              <table:table-cell office:value-type="float" office:value="0.0087350677">
                <text:p>0.008735067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000">
                <text:p>880000</text:p>
              </table:table-cell>
              <table:table-cell office:value-type="float" office:value="0.0084400553">
                <text:p>0.008440055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000">
                <text:p>881000</text:p>
              </table:table-cell>
              <table:table-cell office:value-type="float" office:value="0.0078148992">
                <text:p>0.007814899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000">
                <text:p>882000</text:p>
              </table:table-cell>
              <table:table-cell office:value-type="float" office:value="0.0097020366">
                <text:p>0.009702036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000">
                <text:p>883000</text:p>
              </table:table-cell>
              <table:table-cell office:value-type="float" office:value="0.0077100972">
                <text:p>0.007710097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000">
                <text:p>884000</text:p>
              </table:table-cell>
              <table:table-cell office:value-type="float" office:value="0.0085720782">
                <text:p>0.00857207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000">
                <text:p>885000</text:p>
              </table:table-cell>
              <table:table-cell office:value-type="float" office:value="0.0082469628">
                <text:p>0.008246962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000">
                <text:p>886000</text:p>
              </table:table-cell>
              <table:table-cell office:value-type="float" office:value="0.0080049597">
                <text:p>0.008004959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000">
                <text:p>887000</text:p>
              </table:table-cell>
              <table:table-cell office:value-type="float" office:value="0.0078329305">
                <text:p>0.007832930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000">
                <text:p>888000</text:p>
              </table:table-cell>
              <table:table-cell office:value-type="float" office:value="0.0085900059">
                <text:p>0.008590005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000">
                <text:p>889000</text:p>
              </table:table-cell>
              <table:table-cell office:value-type="float" office:value="0.0082688899">
                <text:p>0.008268889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000">
                <text:p>890000</text:p>
              </table:table-cell>
              <table:table-cell office:value-type="float" office:value="0.0078060363">
                <text:p>0.007806036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000">
                <text:p>891000</text:p>
              </table:table-cell>
              <table:table-cell office:value-type="float" office:value="0.0079179925">
                <text:p>0.00791799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000">
                <text:p>892000</text:p>
              </table:table-cell>
              <table:table-cell office:value-type="float" office:value="0.0082800004">
                <text:p>0.008280000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000">
                <text:p>893000</text:p>
              </table:table-cell>
              <table:table-cell office:value-type="float" office:value="0.0082869783">
                <text:p>0.00828697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000">
                <text:p>894000</text:p>
              </table:table-cell>
              <table:table-cell office:value-type="float" office:value="0.0079179219">
                <text:p>0.00791792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000">
                <text:p>895000</text:p>
              </table:table-cell>
              <table:table-cell office:value-type="float" office:value="0.0082550446">
                <text:p>0.008255044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000">
                <text:p>896000</text:p>
              </table:table-cell>
              <table:table-cell office:value-type="float" office:value="0.0079969801">
                <text:p>0.007996980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000">
                <text:p>897000</text:p>
              </table:table-cell>
              <table:table-cell office:value-type="float" office:value="0.0080010099">
                <text:p>0.008001009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000">
                <text:p>898000</text:p>
              </table:table-cell>
              <table:table-cell office:value-type="float" office:value="0.0080409433">
                <text:p>0.00804094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000">
                <text:p>899000</text:p>
              </table:table-cell>
              <table:table-cell office:value-type="float" office:value="0.0086620573">
                <text:p>0.00866205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000">
                <text:p>900000</text:p>
              </table:table-cell>
              <table:table-cell office:value-type="float" office:value="0.0080849183">
                <text:p>0.008084918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000">
                <text:p>901000</text:p>
              </table:table-cell>
              <table:table-cell office:value-type="float" office:value="0.0080190251">
                <text:p>0.008019025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000">
                <text:p>902000</text:p>
              </table:table-cell>
              <table:table-cell office:value-type="float" office:value="0.0085760184">
                <text:p>0.008576018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000">
                <text:p>903000</text:p>
              </table:table-cell>
              <table:table-cell office:value-type="float" office:value="0.0080209064">
                <text:p>0.008020906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000">
                <text:p>904000</text:p>
              </table:table-cell>
              <table:table-cell office:value-type="float" office:value="0.0079659679">
                <text:p>0.007965967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000">
                <text:p>905000</text:p>
              </table:table-cell>
              <table:table-cell office:value-type="float" office:value="0.0083280916">
                <text:p>0.00832809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000">
                <text:p>906000</text:p>
              </table:table-cell>
              <table:table-cell office:value-type="float" office:value="0.0080089453">
                <text:p>0.008008945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000">
                <text:p>907000</text:p>
              </table:table-cell>
              <table:table-cell office:value-type="float" office:value="0.008361009">
                <text:p>0.00836100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000">
                <text:p>908000</text:p>
              </table:table-cell>
              <table:table-cell office:value-type="float" office:value="0.0083599504">
                <text:p>0.008359950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000">
                <text:p>909000</text:p>
              </table:table-cell>
              <table:table-cell office:value-type="float" office:value="0.0083269488">
                <text:p>0.008326948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000">
                <text:p>910000</text:p>
              </table:table-cell>
              <table:table-cell office:value-type="float" office:value="0.0085279137">
                <text:p>0.008527913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000">
                <text:p>911000</text:p>
              </table:table-cell>
              <table:table-cell office:value-type="float" office:value="0.0081530604">
                <text:p>0.00815306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000">
                <text:p>912000</text:p>
              </table:table-cell>
              <table:table-cell office:value-type="float" office:value="0.0084109597">
                <text:p>0.00841095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000">
                <text:p>913000</text:p>
              </table:table-cell>
              <table:table-cell office:value-type="float" office:value="0.0084470844">
                <text:p>0.008447084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000">
                <text:p>914000</text:p>
              </table:table-cell>
              <table:table-cell office:value-type="float" office:value="0.0078789259">
                <text:p>0.007878925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000">
                <text:p>915000</text:p>
              </table:table-cell>
              <table:table-cell office:value-type="float" office:value="0.0085348921">
                <text:p>0.00853489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000">
                <text:p>916000</text:p>
              </table:table-cell>
              <table:table-cell office:value-type="float" office:value="0.0079248851">
                <text:p>0.007924885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000">
                <text:p>917000</text:p>
              </table:table-cell>
              <table:table-cell office:value-type="float" office:value="0.008118118">
                <text:p>0.00811811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000">
                <text:p>918000</text:p>
              </table:table-cell>
              <table:table-cell office:value-type="float" office:value="0.0080160405">
                <text:p>0.00801604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000">
                <text:p>919000</text:p>
              </table:table-cell>
              <table:table-cell office:value-type="float" office:value="0.0082420137">
                <text:p>0.00824201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000">
                <text:p>920000</text:p>
              </table:table-cell>
              <table:table-cell office:value-type="float" office:value="0.0085839093">
                <text:p>0.008583909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000">
                <text:p>921000</text:p>
              </table:table-cell>
              <table:table-cell office:value-type="float" office:value="0.0081140433">
                <text:p>0.008114043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000">
                <text:p>922000</text:p>
              </table:table-cell>
              <table:table-cell office:value-type="float" office:value="0.0082859643">
                <text:p>0.008285964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000">
                <text:p>923000</text:p>
              </table:table-cell>
              <table:table-cell office:value-type="float" office:value="0.0083420609">
                <text:p>0.008342060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000">
                <text:p>924000</text:p>
              </table:table-cell>
              <table:table-cell office:value-type="float" office:value="0.008588095">
                <text:p>0.00858809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000">
                <text:p>925000</text:p>
              </table:table-cell>
              <table:table-cell office:value-type="float" office:value="0.0082520631">
                <text:p>0.008252063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000">
                <text:p>926000</text:p>
              </table:table-cell>
              <table:table-cell office:value-type="float" office:value="0.0084478863">
                <text:p>0.008447886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000">
                <text:p>927000</text:p>
              </table:table-cell>
              <table:table-cell office:value-type="float" office:value="0.0081899281">
                <text:p>0.008189928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000">
                <text:p>928000</text:p>
              </table:table-cell>
              <table:table-cell office:value-type="float" office:value="0.0082810425">
                <text:p>0.008281042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000">
                <text:p>929000</text:p>
              </table:table-cell>
              <table:table-cell office:value-type="float" office:value="0.0085230927">
                <text:p>0.008523092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000">
                <text:p>930000</text:p>
              </table:table-cell>
              <table:table-cell office:value-type="float" office:value="0.0086730743">
                <text:p>0.008673074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000">
                <text:p>931000</text:p>
              </table:table-cell>
              <table:table-cell office:value-type="float" office:value="0.0080910649">
                <text:p>0.008091064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000">
                <text:p>932000</text:p>
              </table:table-cell>
              <table:table-cell office:value-type="float" office:value="0.0086870552">
                <text:p>0.008687055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000">
                <text:p>933000</text:p>
              </table:table-cell>
              <table:table-cell office:value-type="float" office:value="0.0085919061">
                <text:p>0.008591906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000">
                <text:p>934000</text:p>
              </table:table-cell>
              <table:table-cell office:value-type="float" office:value="0.0082150364">
                <text:p>0.00821503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000">
                <text:p>935000</text:p>
              </table:table-cell>
              <table:table-cell office:value-type="float" office:value="0.0087438955">
                <text:p>0.00874389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000">
                <text:p>936000</text:p>
              </table:table-cell>
              <table:table-cell office:value-type="float" office:value="0.0083349109">
                <text:p>0.00833491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000">
                <text:p>937000</text:p>
              </table:table-cell>
              <table:table-cell office:value-type="float" office:value="0.0084960694">
                <text:p>0.008496069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000">
                <text:p>938000</text:p>
              </table:table-cell>
              <table:table-cell office:value-type="float" office:value="0.0084831094">
                <text:p>0.008483109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000">
                <text:p>939000</text:p>
              </table:table-cell>
              <table:table-cell office:value-type="float" office:value="0.0084299604">
                <text:p>0.008429960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000">
                <text:p>940000</text:p>
              </table:table-cell>
              <table:table-cell office:value-type="float" office:value="0.0085858858">
                <text:p>0.008585885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000">
                <text:p>941000</text:p>
              </table:table-cell>
              <table:table-cell office:value-type="float" office:value="0.0085869685">
                <text:p>0.008586968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000">
                <text:p>942000</text:p>
              </table:table-cell>
              <table:table-cell office:value-type="float" office:value="0.0091999076">
                <text:p>0.009199907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000">
                <text:p>943000</text:p>
              </table:table-cell>
              <table:table-cell office:value-type="float" office:value="0.0085458841">
                <text:p>0.008545884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000">
                <text:p>944000</text:p>
              </table:table-cell>
              <table:table-cell office:value-type="float" office:value="0.0084560686">
                <text:p>0.008456068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000">
                <text:p>945000</text:p>
              </table:table-cell>
              <table:table-cell office:value-type="float" office:value="0.0092289601">
                <text:p>0.00922896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000">
                <text:p>946000</text:p>
              </table:table-cell>
              <table:table-cell office:value-type="float" office:value="0.0087310814">
                <text:p>0.008731081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000">
                <text:p>947000</text:p>
              </table:table-cell>
              <table:table-cell office:value-type="float" office:value="0.0086169899">
                <text:p>0.008616989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000">
                <text:p>948000</text:p>
              </table:table-cell>
              <table:table-cell office:value-type="float" office:value="0.0088699693">
                <text:p>0.008869969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000">
                <text:p>949000</text:p>
              </table:table-cell>
              <table:table-cell office:value-type="float" office:value="0.0086210246">
                <text:p>0.008621024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000">
                <text:p>950000</text:p>
              </table:table-cell>
              <table:table-cell office:value-type="float" office:value="0.0088549658">
                <text:p>0.008854965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000">
                <text:p>951000</text:p>
              </table:table-cell>
              <table:table-cell office:value-type="float" office:value="0.0085329384">
                <text:p>0.00853293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000">
                <text:p>952000</text:p>
              </table:table-cell>
              <table:table-cell office:value-type="float" office:value="0.0089199677">
                <text:p>0.008919967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000">
                <text:p>953000</text:p>
              </table:table-cell>
              <table:table-cell office:value-type="float" office:value="0.0086129561">
                <text:p>0.008612956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000">
                <text:p>954000</text:p>
              </table:table-cell>
              <table:table-cell office:value-type="float" office:value="0.0096090394">
                <text:p>0.009609039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000">
                <text:p>955000</text:p>
              </table:table-cell>
              <table:table-cell office:value-type="float" office:value="0.008973939">
                <text:p>0.00897393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000">
                <text:p>956000</text:p>
              </table:table-cell>
              <table:table-cell office:value-type="float" office:value="0.0085350564">
                <text:p>0.008535056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000">
                <text:p>957000</text:p>
              </table:table-cell>
              <table:table-cell office:value-type="float" office:value="0.0087479276">
                <text:p>0.008747927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000">
                <text:p>958000</text:p>
              </table:table-cell>
              <table:table-cell office:value-type="float" office:value="0.0085459253">
                <text:p>0.008545925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000">
                <text:p>959000</text:p>
              </table:table-cell>
              <table:table-cell office:value-type="float" office:value="0.0088769139">
                <text:p>0.008876913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000">
                <text:p>960000</text:p>
              </table:table-cell>
              <table:table-cell office:value-type="float" office:value="0.0096589113">
                <text:p>0.00965891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000">
                <text:p>961000</text:p>
              </table:table-cell>
              <table:table-cell office:value-type="float" office:value="0.0088659272">
                <text:p>0.008865927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000">
                <text:p>962000</text:p>
              </table:table-cell>
              <table:table-cell office:value-type="float" office:value="0.008897119">
                <text:p>0.0088971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000">
                <text:p>963000</text:p>
              </table:table-cell>
              <table:table-cell office:value-type="float" office:value="0.0092351164">
                <text:p>0.009235116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000">
                <text:p>964000</text:p>
              </table:table-cell>
              <table:table-cell office:value-type="float" office:value="0.0088939676">
                <text:p>0.008893967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000">
                <text:p>965000</text:p>
              </table:table-cell>
              <table:table-cell office:value-type="float" office:value="0.0092480478">
                <text:p>0.009248047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000">
                <text:p>966000</text:p>
              </table:table-cell>
              <table:table-cell office:value-type="float" office:value="0.0089170809">
                <text:p>0.008917080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000">
                <text:p>967000</text:p>
              </table:table-cell>
              <table:table-cell office:value-type="float" office:value="0.0089558884">
                <text:p>0.00895588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000">
                <text:p>968000</text:p>
              </table:table-cell>
              <table:table-cell office:value-type="float" office:value="0.0087199695">
                <text:p>0.008719969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000">
                <text:p>969000</text:p>
              </table:table-cell>
              <table:table-cell office:value-type="float" office:value="0.0089280456">
                <text:p>0.008928045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000">
                <text:p>970000</text:p>
              </table:table-cell>
              <table:table-cell office:value-type="float" office:value="0.0089689083">
                <text:p>0.008968908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000">
                <text:p>971000</text:p>
              </table:table-cell>
              <table:table-cell office:value-type="float" office:value="0.0089820395">
                <text:p>0.008982039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000">
                <text:p>972000</text:p>
              </table:table-cell>
              <table:table-cell office:value-type="float" office:value="0.0089978894">
                <text:p>0.008997889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000">
                <text:p>973000</text:p>
              </table:table-cell>
              <table:table-cell office:value-type="float" office:value="0.0088390427">
                <text:p>0.008839042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000">
                <text:p>974000</text:p>
              </table:table-cell>
              <table:table-cell office:value-type="float" office:value="0.0090349487">
                <text:p>0.009034948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000">
                <text:p>975000</text:p>
              </table:table-cell>
              <table:table-cell office:value-type="float" office:value="0.009252081">
                <text:p>0.00925208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000">
                <text:p>976000</text:p>
              </table:table-cell>
              <table:table-cell office:value-type="float" office:value="0.0087109026">
                <text:p>0.008710902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000">
                <text:p>977000</text:p>
              </table:table-cell>
              <table:table-cell office:value-type="float" office:value="0.0097981098">
                <text:p>0.009798109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000">
                <text:p>978000</text:p>
              </table:table-cell>
              <table:table-cell office:value-type="float" office:value="0.0089049592">
                <text:p>0.008904959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000">
                <text:p>979000</text:p>
              </table:table-cell>
              <table:table-cell office:value-type="float" office:value="0.0089370722">
                <text:p>0.00893707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000">
                <text:p>980000</text:p>
              </table:table-cell>
              <table:table-cell office:value-type="float" office:value="0.0089749886">
                <text:p>0.008974988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000">
                <text:p>981000</text:p>
              </table:table-cell>
              <table:table-cell office:value-type="float" office:value="0.0089868841">
                <text:p>0.008986884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000">
                <text:p>982000</text:p>
              </table:table-cell>
              <table:table-cell office:value-type="float" office:value="0.0087829772">
                <text:p>0.00878297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000">
                <text:p>983000</text:p>
              </table:table-cell>
              <table:table-cell office:value-type="float" office:value="0.0086660983">
                <text:p>0.008666098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000">
                <text:p>984000</text:p>
              </table:table-cell>
              <table:table-cell office:value-type="float" office:value="0.0094960486">
                <text:p>0.00949604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000">
                <text:p>985000</text:p>
              </table:table-cell>
              <table:table-cell office:value-type="float" office:value="0.008901967">
                <text:p>0.00890196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000">
                <text:p>986000</text:p>
              </table:table-cell>
              <table:table-cell office:value-type="float" office:value="0.0090080982">
                <text:p>0.00900809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000">
                <text:p>987000</text:p>
              </table:table-cell>
              <table:table-cell office:value-type="float" office:value="0.0091649586">
                <text:p>0.009164958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000">
                <text:p>988000</text:p>
              </table:table-cell>
              <table:table-cell office:value-type="float" office:value="0.0087079622">
                <text:p>0.008707962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000">
                <text:p>989000</text:p>
              </table:table-cell>
              <table:table-cell office:value-type="float" office:value="0.0086808897">
                <text:p>0.008680889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000">
                <text:p>990000</text:p>
              </table:table-cell>
              <table:table-cell office:value-type="float" office:value="0.009075906">
                <text:p>0.00907590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000">
                <text:p>991000</text:p>
              </table:table-cell>
              <table:table-cell office:value-type="float" office:value="0.0088061142">
                <text:p>0.008806114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000">
                <text:p>992000</text:p>
              </table:table-cell>
              <table:table-cell office:value-type="float" office:value="0.0089349063">
                <text:p>0.008934906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000">
                <text:p>993000</text:p>
              </table:table-cell>
              <table:table-cell office:value-type="float" office:value="0.00949608">
                <text:p>0.009496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000">
                <text:p>994000</text:p>
              </table:table-cell>
              <table:table-cell office:value-type="float" office:value="0.0095900688">
                <text:p>0.009590068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000">
                <text:p>995000</text:p>
              </table:table-cell>
              <table:table-cell office:value-type="float" office:value="0.0090670341">
                <text:p>0.009067034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000">
                <text:p>996000</text:p>
              </table:table-cell>
              <table:table-cell office:value-type="float" office:value="0.0093539176">
                <text:p>0.00935391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000">
                <text:p>997000</text:p>
              </table:table-cell>
              <table:table-cell office:value-type="float" office:value="0.0091148913">
                <text:p>0.009114891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000">
                <text:p>998000</text:p>
              </table:table-cell>
              <table:table-cell office:value-type="float" office:value="0.0090530684">
                <text:p>0.009053068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000">
                <text:p>999000</text:p>
              </table:table-cell>
              <table:table-cell office:value-type="float" office:value="0.0091569004">
                <text:p>0.00915690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000">
                <text:p>1000000</text:p>
              </table:table-cell>
              <table:table-cell office:value-type="float" office:value="0.008994016">
                <text:p>0.008994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